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93B76448E6F263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e_20_brut">
      <style:text-properties style:font-name="DejaVu Sans Mono" fo:font-size="10pt" fo:language="pt" fo:country="BR" style:font-size-asian="10pt" style:font-size-complex="10pt"/>
    </style:style>
    <style:style style:name="P2" style:family="paragraph" style:parent-style-name="Texte_20_brut">
      <style:text-properties style:font-name="DejaVu Sans Mono" fo:font-size="10pt" fo:language="pt" fo:country="BR" officeooo:paragraph-rsid="001d6d2d" style:font-size-asian="10pt" style:font-size-complex="10pt"/>
    </style:style>
    <style:style style:name="P3" style:family="paragraph" style:parent-style-name="Texte_20_brut">
      <style:text-properties style:font-name="DejaVu Sans Mono" fo:font-size="10pt" fo:language="pt" fo:country="BR" officeooo:rsid="001d6d2d" officeooo:paragraph-rsid="001d6d2d" style:font-size-asian="10pt" style:font-size-complex="10pt"/>
    </style:style>
    <style:style style:name="P4" style:family="paragraph" style:parent-style-name="Texte_20_brut">
      <style:text-properties style:font-name="DejaVu Sans Mono" fo:font-size="10pt" fo:language="pt" fo:country="BR" officeooo:paragraph-rsid="001e63f1" style:font-size-asian="10pt" style:font-size-complex="10pt"/>
    </style:style>
    <style:style style:name="P5" style:family="paragraph" style:parent-style-name="Texte_20_brut">
      <style:text-properties style:font-name="DejaVu Sans Mono" fo:font-size="10pt" fo:language="pt" fo:country="BR" officeooo:paragraph-rsid="001eb99b" style:font-size-asian="10pt" style:font-size-complex="10pt"/>
    </style:style>
    <style:style style:name="P6" style:family="paragraph" style:parent-style-name="Texte_20_brut">
      <style:text-properties style:font-name="DejaVu Sans Mono" fo:font-size="10pt" fo:language="pt" fo:country="BR" officeooo:rsid="001eb99b" officeooo:paragraph-rsid="001eb99b" style:font-size-asian="10pt" style:font-size-complex="10pt"/>
    </style:style>
    <style:style style:name="P7" style:family="paragraph" style:parent-style-name="Texte_20_brut">
      <style:text-properties style:font-name="DejaVu Sans Mono" fo:font-size="10pt" fo:language="pt" fo:country="BR" officeooo:paragraph-rsid="001f7720" style:font-size-asian="10pt" style:font-size-complex="10pt"/>
    </style:style>
    <style:style style:name="P8" style:family="paragraph" style:parent-style-name="Texte_20_brut">
      <style:text-properties style:font-name="DejaVu Sans Mono" fo:font-size="10pt" fo:language="pt" fo:country="BR" officeooo:paragraph-rsid="0020b789" style:font-size-asian="10pt" style:font-size-complex="10pt"/>
    </style:style>
    <style:style style:name="P9" style:family="paragraph" style:parent-style-name="Texte_20_brut">
      <style:text-properties style:font-name="DejaVu Sans Mono" fo:font-size="10pt" fo:language="pt" fo:country="BR" officeooo:rsid="0020b789" officeooo:paragraph-rsid="0020b789" style:font-size-asian="10pt" style:font-size-complex="10pt"/>
    </style:style>
    <style:style style:name="P10" style:family="paragraph" style:parent-style-name="Texte_20_brut">
      <style:text-properties style:font-name="DejaVu Sans Mono" fo:font-size="10pt" fo:language="pt" fo:country="BR" officeooo:paragraph-rsid="002218c8" style:font-size-asian="10pt" style:font-size-complex="10pt"/>
    </style:style>
    <style:style style:name="P11" style:family="paragraph" style:parent-style-name="Texte_20_brut">
      <style:text-properties style:font-name="DejaVu Sans Mono" fo:font-size="10pt" fo:language="pt" fo:country="BR" officeooo:paragraph-rsid="0022acc9" style:font-size-asian="10pt" style:font-size-complex="10pt"/>
    </style:style>
    <style:style style:name="P12" style:family="paragraph" style:parent-style-name="Texte_20_brut">
      <style:text-properties style:font-name="DejaVu Sans Mono" fo:font-size="10pt" fo:language="pt" fo:country="BR" officeooo:paragraph-rsid="00240c27" style:font-size-asian="10pt" style:font-size-complex="10pt"/>
    </style:style>
    <style:style style:name="P13" style:family="paragraph" style:parent-style-name="Texte_20_brut">
      <style:text-properties style:font-name="DejaVu Sans Mono" fo:font-size="10pt" fo:language="pt" fo:country="BR" officeooo:paragraph-rsid="0024f654" style:font-size-asian="10pt" style:font-size-complex="10pt"/>
    </style:style>
    <style:style style:name="P14" style:family="paragraph" style:parent-style-name="Texte_20_brut">
      <style:text-properties style:font-name="DejaVu Sans Mono" fo:font-size="10pt" fo:language="pt" fo:country="BR" officeooo:rsid="0024f654" officeooo:paragraph-rsid="0024f654" style:font-size-asian="10pt" style:font-size-complex="10pt"/>
    </style:style>
    <style:style style:name="P15" style:family="paragraph" style:parent-style-name="Texte_20_brut">
      <style:text-properties style:font-name="DejaVu Sans Mono" fo:font-size="10pt" fo:language="pt" fo:country="BR" officeooo:paragraph-rsid="00259931" style:font-size-asian="10pt" style:font-size-complex="10pt"/>
    </style:style>
    <style:style style:name="P16" style:family="paragraph" style:parent-style-name="Texte_20_brut">
      <style:text-properties style:font-name="DejaVu Sans Mono" fo:font-size="10pt" fo:language="pt" fo:country="BR" officeooo:paragraph-rsid="00267d20" style:font-size-asian="10pt" style:font-size-complex="10pt"/>
    </style:style>
    <style:style style:name="P17" style:family="paragraph" style:parent-style-name="Texte_20_brut">
      <style:text-properties style:font-name="DejaVu Sans Mono" fo:font-size="10pt" fo:language="pt" fo:country="BR" officeooo:rsid="00267d20" officeooo:paragraph-rsid="00267d20" style:font-size-asian="10pt" style:font-size-complex="10pt"/>
    </style:style>
    <style:style style:name="P18" style:family="paragraph" style:parent-style-name="Texte_20_brut">
      <style:text-properties style:font-name="DejaVu Sans Mono" fo:font-size="10pt" fo:language="pt" fo:country="BR" officeooo:rsid="00278aca" officeooo:paragraph-rsid="00278aca" style:font-size-asian="10pt" style:font-size-complex="10pt"/>
    </style:style>
    <style:style style:name="P19" style:family="paragraph" style:parent-style-name="Texte_20_brut">
      <style:text-properties style:font-name="DejaVu Sans Mono" fo:font-size="10pt" fo:language="pt" fo:country="BR" officeooo:paragraph-rsid="00278aca" style:font-size-asian="10pt" style:font-size-complex="10pt"/>
    </style:style>
    <style:style style:name="P20" style:family="paragraph" style:parent-style-name="Texte_20_brut">
      <style:text-properties style:font-name="DejaVu Sans Mono" fo:font-size="10pt" fo:language="pt" fo:country="BR" officeooo:paragraph-rsid="0027df44" style:font-size-asian="10pt" style:font-size-complex="10pt"/>
    </style:style>
    <style:style style:name="P21" style:family="paragraph" style:parent-style-name="Texte_20_brut">
      <style:text-properties style:font-name="DejaVu Sans Mono" fo:font-size="10pt" fo:language="pt" fo:country="BR" officeooo:paragraph-rsid="0028f483" style:font-size-asian="10pt" style:font-size-complex="10pt"/>
    </style:style>
    <style:style style:name="P22" style:family="paragraph" style:parent-style-name="Texte_20_brut" style:master-page-name="Standard">
      <style:paragraph-properties style:page-number="auto"/>
      <style:text-properties style:font-name="DejaVu Sans Mono" fo:font-size="10pt" fo:language="pt" fo:country="BR" style:font-size-asian="10pt" style:font-size-complex="10pt"/>
    </style:style>
    <style:style style:name="P23" style:family="paragraph" style:parent-style-name="Texte_20_brut">
      <style:text-properties style:font-name="DejaVu Sans Mono" fo:font-size="10pt" fo:language="pt" fo:country="BR" officeooo:rsid="001eb99b" style:font-size-asian="10pt" style:font-size-complex="10pt"/>
    </style:style>
    <style:style style:name="P24" style:family="paragraph" style:parent-style-name="Texte_20_brut">
      <style:text-properties style:font-name="DejaVu Sans Mono" fo:font-size="10pt" fo:language="pt" fo:country="BR" officeooo:rsid="001eb99b" officeooo:paragraph-rsid="001eb99b" style:font-size-asian="10pt" style:font-size-complex="10pt"/>
    </style:style>
    <style:style style:name="P25" style:family="paragraph" style:parent-style-name="Texte_20_brut">
      <style:text-properties style:font-name="DejaVu Sans Mono" fo:font-size="10pt" fo:language="pt" fo:country="BR" officeooo:rsid="0020b789" officeooo:paragraph-rsid="0020b789" style:font-size-asian="10pt" style:font-size-complex="10pt"/>
    </style:style>
    <style:style style:name="P26" style:family="paragraph" style:parent-style-name="Texte_20_brut">
      <style:text-properties style:font-name="DejaVu Sans Mono" fo:font-size="10pt" fo:language="pt" fo:country="BR" officeooo:rsid="0024f654" officeooo:paragraph-rsid="0024f654" style:font-size-asian="10pt" style:font-size-complex="10pt"/>
    </style:style>
    <style:style style:name="P27" style:family="paragraph" style:parent-style-name="Texte_20_brut">
      <style:text-properties style:font-name="DejaVu Sans Mono" fo:font-size="10pt" fo:language="pt" fo:country="BR" officeooo:rsid="00267d20" officeooo:paragraph-rsid="00267d20" style:font-size-asian="10pt" style:font-size-complex="10pt"/>
    </style:style>
    <style:style style:name="P28" style:family="paragraph" style:parent-style-name="Texte_20_brut">
      <style:text-properties style:font-name="DejaVu Sans Mono" fo:font-size="10pt" fo:language="pt" fo:country="BR" officeooo:rsid="00278aca" officeooo:paragraph-rsid="00278aca" style:font-size-asian="10pt" style:font-size-complex="10pt"/>
    </style:style>
    <style:style style:name="P29" style:family="paragraph" style:parent-style-name="Texte_20_brut">
      <style:text-properties style:font-name="DejaVu Sans Mono" fo:font-size="10pt" fo:language="pt" fo:country="BR" officeooo:rsid="0027df44" officeooo:paragraph-rsid="0027df44" style:font-size-asian="10pt" style:font-size-complex="10pt"/>
    </style:style>
    <style:style style:name="P30" style:family="paragraph" style:parent-style-name="Texte_20_brut">
      <style:text-properties style:font-name="DejaVu Sans Mono" fo:font-size="10pt" fo:language="pt" fo:country="BR" officeooo:paragraph-rsid="0029fc6b" style:font-size-asian="10pt" style:font-size-complex="10pt"/>
    </style:style>
    <style:style style:name="P31" style:family="paragraph" style:parent-style-name="Texte_20_brut">
      <style:text-properties style:font-name="DejaVu Sans Mono" fo:font-size="10pt" fo:language="pt" fo:country="BR" officeooo:paragraph-rsid="002bb7cf" style:font-size-asian="10pt" style:font-size-complex="10pt"/>
    </style:style>
    <style:style style:name="P32" style:family="paragraph" style:parent-style-name="Texte_20_brut">
      <style:text-properties style:font-name="DejaVu Sans Mono" fo:font-size="10pt" fo:language="pt" fo:country="BR" officeooo:rsid="002bb7cf" officeooo:paragraph-rsid="002bb7cf" style:font-size-asian="10pt" style:font-size-complex="10pt"/>
    </style:style>
    <style:style style:name="P33" style:family="paragraph" style:parent-style-name="Texte_20_brut">
      <style:text-properties style:font-name="DejaVu Sans Mono" fo:font-size="10pt" fo:language="pt" fo:country="BR" officeooo:paragraph-rsid="002c135b" style:font-size-asian="10pt" style:font-size-complex="10pt"/>
    </style:style>
    <style:style style:name="P34" style:family="paragraph" style:parent-style-name="Texte_20_brut">
      <style:text-properties style:font-name="DejaVu Sans Mono" fo:font-size="10pt" fo:language="pt" fo:country="BR" officeooo:rsid="002c135b" officeooo:paragraph-rsid="002c135b" style:font-size-asian="10pt" style:font-size-complex="10pt"/>
    </style:style>
    <style:style style:name="P35" style:family="paragraph" style:parent-style-name="Texte_20_brut">
      <style:text-properties style:font-name="DejaVu Sans Mono" fo:font-size="10pt" fo:language="pt" fo:country="BR" officeooo:rsid="002d453e" officeooo:paragraph-rsid="002d453e" style:font-size-asian="10pt" style:font-size-complex="10pt"/>
    </style:style>
    <style:style style:name="P36" style:family="paragraph" style:parent-style-name="Texte_20_brut">
      <style:text-properties style:font-name="DejaVu Sans Mono" fo:font-size="10pt" fo:language="pt" fo:country="BR" officeooo:paragraph-rsid="002d453e" style:font-size-asian="10pt" style:font-size-complex="10pt"/>
    </style:style>
    <style:style style:name="P37" style:family="paragraph" style:parent-style-name="Texte_20_brut">
      <style:text-properties style:font-name="DejaVu Sans Mono" fo:font-size="10pt" fo:language="pt" fo:country="BR" officeooo:paragraph-rsid="002e1e06" style:font-size-asian="10pt" style:font-size-complex="10pt"/>
    </style:style>
    <style:style style:name="P38" style:family="paragraph" style:parent-style-name="Texte_20_brut">
      <style:text-properties style:font-name="DejaVu Sans Mono" fo:font-size="10pt" fo:language="pt" fo:country="BR" officeooo:paragraph-rsid="002f6abb" style:font-size-asian="10pt" style:font-size-complex="10pt"/>
    </style:style>
    <style:style style:name="P39" style:family="paragraph" style:parent-style-name="Texte_20_brut">
      <style:text-properties style:font-name="DejaVu Sans Mono" fo:font-size="10pt" fo:language="pt" fo:country="BR" officeooo:rsid="002f6abb" officeooo:paragraph-rsid="002f6abb" style:font-size-asian="10pt" style:font-size-complex="10pt"/>
    </style:style>
    <style:style style:name="P40" style:family="paragraph" style:parent-style-name="Texte_20_brut">
      <style:text-properties style:font-name="DejaVu Sans Mono" fo:font-size="10pt" fo:language="pt" fo:country="BR" officeooo:paragraph-rsid="00312b2c" style:font-size-asian="10pt" style:font-size-complex="10pt"/>
    </style:style>
    <style:style style:name="P41" style:family="paragraph" style:parent-style-name="Texte_20_brut">
      <style:text-properties style:font-name="DejaVu Sans Mono" fo:font-size="10pt" fo:language="pt" fo:country="BR" officeooo:paragraph-rsid="00320aea" style:font-size-asian="10pt" style:font-size-complex="10pt"/>
    </style:style>
    <style:style style:name="P42" style:family="paragraph" style:parent-style-name="Texte_20_brut">
      <style:text-properties style:font-name="DejaVu Sans Mono" fo:font-size="10pt" fo:language="pt" fo:country="BR" officeooo:rsid="0034f320" officeooo:paragraph-rsid="0034f320" style:font-size-asian="10pt" style:font-size-complex="10pt"/>
    </style:style>
    <style:style style:name="P43" style:family="paragraph" style:parent-style-name="Texte_20_brut">
      <style:text-properties style:font-name="DejaVu Sans Mono" fo:font-size="10pt" fo:language="pt" fo:country="BR" officeooo:paragraph-rsid="0034f320" style:font-size-asian="10pt" style:font-size-complex="10pt"/>
    </style:style>
    <style:style style:name="P44" style:family="paragraph" style:parent-style-name="Texte_20_brut">
      <style:text-properties style:font-name="DejaVu Sans Mono" fo:font-size="10pt" fo:language="pt" fo:country="BR" officeooo:paragraph-rsid="0036d2e9" style:font-size-asian="10pt" style:font-size-complex="10pt"/>
    </style:style>
    <style:style style:name="P45" style:family="paragraph" style:parent-style-name="Texte_20_brut">
      <style:text-properties style:font-name="DejaVu Sans Mono" fo:font-size="10pt" fo:language="pt" fo:country="BR" officeooo:rsid="0036d2e9" officeooo:paragraph-rsid="0036d2e9" style:font-size-asian="10pt" style:font-size-complex="10pt"/>
    </style:style>
    <style:style style:name="P46" style:family="paragraph" style:parent-style-name="Texte_20_brut">
      <style:text-properties style:font-name="DejaVu Sans Mono" fo:font-size="10pt" fo:language="pt" fo:country="BR" officeooo:paragraph-rsid="00388e6c" style:font-size-asian="10pt" style:font-size-complex="10pt"/>
    </style:style>
    <style:style style:name="P47" style:family="paragraph" style:parent-style-name="Texte_20_brut">
      <style:text-properties style:font-name="DejaVu Sans Mono" fo:font-size="10pt" fo:language="pt" fo:country="BR" officeooo:rsid="00388e6c" officeooo:paragraph-rsid="00388e6c" style:font-size-asian="10pt" style:font-size-complex="10pt"/>
    </style:style>
    <style:style style:name="P48" style:family="paragraph" style:parent-style-name="Texte_20_brut">
      <style:text-properties style:font-name="DejaVu Sans Mono" fo:font-size="10pt" fo:language="pt" fo:country="BR" officeooo:rsid="0027df44" style:font-name-asian="Courier New" style:font-size-asian="10pt" style:font-size-complex="10pt"/>
    </style:style>
    <style:style style:name="T1" style:family="text">
      <style:text-properties style:font-name-asian="Courier New"/>
    </style:style>
    <style:style style:name="T2" style:family="text">
      <style:text-properties officeooo:rsid="0020b789" style:font-name-asian="Courier New"/>
    </style:style>
    <style:style style:name="T3" style:family="text">
      <style:text-properties officeooo:rsid="001c6ae6"/>
    </style:style>
    <style:style style:name="T4" style:family="text">
      <style:text-properties officeooo:rsid="001d6d2d"/>
    </style:style>
    <style:style style:name="T5" style:family="text">
      <style:text-properties officeooo:rsid="001da171"/>
    </style:style>
    <style:style style:name="T6" style:family="text">
      <style:text-properties officeooo:rsid="001e63f1"/>
    </style:style>
    <style:style style:name="T7" style:family="text">
      <style:text-properties officeooo:rsid="001eb99b"/>
    </style:style>
    <style:style style:name="T8" style:family="text">
      <style:text-properties officeooo:rsid="001f7720"/>
    </style:style>
    <style:style style:name="T9" style:family="text">
      <style:text-properties officeooo:rsid="0020b789"/>
    </style:style>
    <style:style style:name="T10" style:family="text">
      <style:text-properties officeooo:rsid="002218c8"/>
    </style:style>
    <style:style style:name="T11" style:family="text">
      <style:text-properties officeooo:rsid="0022acc9"/>
    </style:style>
    <style:style style:name="T12" style:family="text">
      <style:text-properties officeooo:rsid="00232cc0"/>
    </style:style>
    <style:style style:name="T13" style:family="text">
      <style:text-properties officeooo:rsid="00240c27"/>
    </style:style>
    <style:style style:name="T14" style:family="text">
      <style:text-properties officeooo:rsid="0024f654"/>
    </style:style>
    <style:style style:name="T15" style:family="text">
      <style:text-properties officeooo:rsid="00259931"/>
    </style:style>
    <style:style style:name="T16" style:family="text">
      <style:text-properties officeooo:rsid="0025f0ff"/>
    </style:style>
    <style:style style:name="T17" style:family="text">
      <style:text-properties officeooo:rsid="00267d20"/>
    </style:style>
    <style:style style:name="T18" style:family="text">
      <style:text-properties officeooo:rsid="00278aca"/>
    </style:style>
    <style:style style:name="T19" style:family="text">
      <style:text-properties officeooo:rsid="0027df44"/>
    </style:style>
    <style:style style:name="T20" style:family="text">
      <style:text-properties officeooo:rsid="0028f483"/>
    </style:style>
    <style:style style:name="T21" style:family="text">
      <style:text-properties officeooo:rsid="0029fc6b"/>
    </style:style>
    <style:style style:name="T22" style:family="text">
      <style:text-properties officeooo:rsid="002bb7cf"/>
    </style:style>
    <style:style style:name="T23" style:family="text">
      <style:text-properties officeooo:rsid="002c135b"/>
    </style:style>
    <style:style style:name="T24" style:family="text">
      <style:text-properties officeooo:rsid="002d453e"/>
    </style:style>
    <style:style style:name="T25" style:family="text">
      <style:text-properties officeooo:rsid="002e1e06"/>
    </style:style>
    <style:style style:name="T26" style:family="text">
      <style:text-properties officeooo:rsid="002f6abb"/>
    </style:style>
    <style:style style:name="T27" style:family="text">
      <style:text-properties officeooo:rsid="00312b2c"/>
    </style:style>
    <style:style style:name="T28" style:family="text">
      <style:text-properties officeooo:rsid="00320aea"/>
    </style:style>
    <style:style style:name="T29" style:family="text">
      <style:text-properties officeooo:rsid="0033d49a"/>
    </style:style>
    <style:style style:name="T30" style:family="text">
      <style:text-properties officeooo:rsid="00340e4a"/>
    </style:style>
    <style:style style:name="T31" style:family="text">
      <style:text-properties officeooo:rsid="0034f320"/>
    </style:style>
    <style:style style:name="T32" style:family="text">
      <style:text-properties officeooo:rsid="0036d2e9"/>
    </style:style>
    <style:style style:name="T33" style:family="text">
      <style:text-properties officeooo:rsid="00388e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1"><text:span text:style-name="T1"><text:s text:c="3"/></text:span>1: 10:00:11.19 10:00:15.22 <text:s/>Durée 00:00:04.03 <text:s/>Lisibilité 62</text:p>
      <text:p text:style-name="P1">#<text:span text:style-name="T3">E</text:span>xiste<text:span text:style-name="T3">m na</text:span> Terra</text:p>
      <text:p text:style-name="P1"><text:span text:style-name="T3">lugar</text:span>es <text:span text:style-name="T3">notáveis</text:span>#</text:p>
      <text:p text:style-name="P1"/>
      <text:p text:style-name="P1"><text:span text:style-name="T1"><text:s text:c="3"/></text:span>2: 10:00:16.01 10:00:17.21 <text:s/>Durée 00:00:01.20 <text:s/>Lisibilité 27</text:p>
      <text:p text:style-name="P1">#o<text:span text:style-name="T4">nde </text:span>a vi<text:span text:style-name="T4">da</text:span> est<text:span text:style-name="T4">á</text:span> li<text:span text:style-name="T4">gada</text:span>#</text:p>
      <text:p text:style-name="P1"/>
      <text:p text:style-name="P1"><text:span text:style-name="T1"><text:s text:c="3"/></text:span>3: 10:00:18.00 10:00:20.19 <text:s/>Durée 00:00:02.19 <text:s/>Lisibilité 41</text:p>
      <text:p text:style-name="P2">#<text:span text:style-name="T4">a misteriosas</text:span></text:p>
      <text:p text:style-name="P2"><text:span text:style-name="T4">nascentes</text:span> d<text:span text:style-name="T4">e </text:span>água doce.#</text:p>
      <text:p text:style-name="P1"/>
      <text:p text:style-name="P1"><text:span text:style-name="T1"><text:s text:c="3"/></text:span>4: 10:00:28.21 10:00:31.13 <text:s/>Durée 00:00:02.17 <text:s/>Lisibilité 40</text:p>
      <text:p text:style-name="P1">#<text:span text:style-name="T4">Essa</text:span>s nascentes natur<text:span text:style-name="T4">ais</text:span></text:p>
      <text:p text:style-name="P1"><text:span text:style-name="T4">formam uma ligação</text:span>#</text:p>
      <text:p text:style-name="P1"/>
      <text:p text:style-name="P1"><text:span text:style-name="T1"><text:s text:c="3"/></text:span>5: 10:00:31.17 10:00:33.20 <text:s/>Durée 00:00:02.03 <text:s/>Lisibilité 32</text:p>
      <text:p text:style-name="P1">#indispens<text:span text:style-name="T4">ável com a superfície</text:span>.#</text:p>
      <text:p text:style-name="P1"/>
      <text:p text:style-name="P1"><text:span text:style-name="T1"><text:s text:c="3"/></text:span>6: 10:00:36.12 10:00:39.22 <text:s/>Durée 00:00:03.10 <text:s/>Lisibilité 51</text:p>
      <text:p text:style-name="P1">#El<text:span text:style-name="T4">as alimentam </text:span>a terr<text:span text:style-name="T4">a</text:span></text:p>
      <text:p text:style-name="P1"><text:span text:style-name="T4">e sustentam a vida</text:span>.#</text:p>
      <text:p text:style-name="P1"/>
      <text:p text:style-name="P1"><text:span text:style-name="T1"><text:s text:c="3"/></text:span>7: 10:00:46.02 10:00:50.11 <text:s/>Durée 00:00:04.09 <text:s/>Lisibilité 65</text:p>
      <text:p text:style-name="P3">NO SEGREDO DAS NASCENTES</text:p>
      <text:p text:style-name="P1"/>
      <text:p text:style-name="P1"><text:span text:style-name="T1"><text:s text:c="3"/></text:span>8: 10:00:52.19 10:00:57.13 <text:s/>Durée 00:00:04.19 <text:s/>Lisibilité 71</text:p>
      <text:p text:style-name="P1">#<text:span text:style-name="T4">A</text:span> Flórida abri<text:span text:style-name="T4">ga um império aquático</text:span></text:p>
      <text:p text:style-name="P1"><text:span text:style-name="T4">cuja extensão não tem </text:span>quivalent<text:span text:style-name="T4">e</text:span>.#</text:p>
      <text:p text:style-name="P1"/>
      <text:p text:style-name="P1"><text:span text:style-name="T1"><text:s text:c="3"/></text:span>9: 10:01:09.19 10:01:13.01 <text:s/>Durée 00:00:03.07 <text:s/>Lisibilité 49</text:p>
      <text:p text:style-name="P1">#<text:span text:style-name="T4">Ele esconde em suas entranhas</text:span></text:p>
      <text:p text:style-name="P1"><text:span text:style-name="T4">labirintos tenebroso</text:span>s#</text:p>
      <text:p text:style-name="P1"/>
      <text:p text:style-name="P1"><text:span text:style-name="T1"><text:s text:c="2"/></text:span>10: 10:01:13.06 10:01:16.01 <text:s/>Durée 00:00:02.20 <text:s/>Lisibilité 42</text:p>
      <text:p text:style-name="P2">#o<text:span text:style-name="T4">nde o ouro azul</text:span></text:p>
      <text:p text:style-name="P2"><text:span text:style-name="T4">faz uma longa viagem</text:span>.#</text:p>
      <text:p text:style-name="P1"/>
      <text:p text:style-name="P1"><text:span text:style-name="T1"><text:s text:c="2"/></text:span>11: 10:01:17.03 10:01:19.13 <text:s/>Durée 00:00:02.10 <text:s/>Lisibilité 36</text:p>
      <text:p text:style-name="P2">#Explor<text:span text:style-name="T4">a</text:span>r</text:p>
      <text:p text:style-name="P2"><text:span text:style-name="T4">essa rede hidrológica frágil</text:span>#</text:p>
      <text:p text:style-name="P1"/>
      <text:p text:style-name="P1"><text:span text:style-name="T1"><text:s text:c="2"/></text:span>12: 10:01:19.17 10:01:22.14 <text:s/>Durée 00:00:02.22 <text:s/>Lisibilité 43</text:p>
      <text:p text:style-name="P1">#va<text:span text:style-name="T5">i nos revelar</text:span></text:p>
      <text:p text:style-name="P1"><text:span text:style-name="T5">a que ponto é</text:span> essen<text:span text:style-name="T5">c</text:span>i<text:span text:style-name="T5">a</text:span>l#</text:p>
      <text:p text:style-name="P1"/>
      <text:p text:style-name="P1"><text:span text:style-name="T1"><text:s text:c="2"/></text:span>13: 10:01:22.19 10:01:26.04 <text:s/>Durée 00:00:03.10 <text:s/>Lisibilité 51</text:p>
      <text:p text:style-name="P1">#<text:span text:style-name="T5">entender como funcionam</text:span></text:p>
      <text:p text:style-name="P1"><text:span text:style-name="T5">para melhor</text:span> prot<text:span text:style-name="T5">egê-la</text:span>.#</text:p>
      <text:p text:style-name="P1"/>
      <text:p text:style-name="P1"><text:span text:style-name="T1"><text:s text:c="2"/></text:span>14: 10:01:29.17 10:01:36.04 <text:s/>Durée 00:00:06.12 <text:s/>Lisibilité 97</text:p>
      <text:p text:style-name="P1">FL<text:span text:style-name="T5">Ó</text:span>RID<text:span text:style-name="T5">A</text:span></text:p>
      <text:p text:style-name="P1"><text:span text:style-name="T5">AS NASCENTES</text:span> DE CRISTAL</text:p>
      <text:p text:style-name="P1"/>
      <text:p text:style-name="P1"><text:span text:style-name="T1"><text:s text:c="2"/></text:span>15: 10:01:51.17 10:01:54.21 <text:s/>Durée 00:00:03.04 <text:s/>Lisibilité 47</text:p>
      <text:p text:style-name="P1">#<text:span text:style-name="T5">Mai</text:span>s de <text:span text:style-name="T5">mil</text:span> nascentes <text:span text:style-name="T5">originaram</text:span>#</text:p>
      <text:p text:style-name="P1"/>
      <text:p text:style-name="P1"><text:span text:style-name="T1"><text:s text:c="2"/></text:span>16: 10:01:55.01 10:01:58.20 <text:s/>Durée 00:00:03.19 <text:s/>Lisibilité 56</text:p>
      <text:p text:style-name="P1">#<text:span text:style-name="T6">uma</text:span> constel<text:span text:style-name="T6">ação</text:span> de rios,</text:p>
      <text:p text:style-name="P1"><text:span text:style-name="T6">canais e pântanos</text:span>.#</text:p>
      <text:p text:style-name="P1"><text:soft-page-break/></text:p>
      <text:p text:style-name="P1"><text:span text:style-name="T1"><text:s text:c="2"/></text:span>17: 10:02:05.18 10:02:08.20 <text:s/>Durée 00:00:03.02 <text:s/>Lisibilité 46</text:p>
      <text:p text:style-name="P1">#<text:span text:style-name="T6">A</text:span>s <text:span text:style-name="T6">virtudes únicas das águas</text:span></text:p>
      <text:p text:style-name="P1"><text:span text:style-name="T6">quentes e</text:span> transparentes#</text:p>
      <text:p text:style-name="P1"/>
      <text:p text:style-name="P1"><text:span text:style-name="T1"><text:s text:c="2"/></text:span>18: 10:02:08.24 10:02:12.16 <text:s/>Durée 00:00:03.17 <text:s/>Lisibilité 55</text:p>
      <text:p text:style-name="P1">#<text:span text:style-name="T6">favoreceram o desenvolvimento</text:span></text:p>
      <text:p text:style-name="P1"><text:span text:style-name="T6">de muitas</text:span> espécies.#</text:p>
      <text:p text:style-name="P1"/>
      <text:p text:style-name="P1"><text:span text:style-name="T1"><text:s text:c="2"/></text:span>19: 10:02:18.05 10:02:22.13 <text:s/>Durée 00:00:04.08 <text:s/>Lisibilité 65</text:p>
      <text:p text:style-name="P1">#<text:span text:style-name="T6">Todo dia</text:span>, 30 <text:span text:style-name="T6">bilhões de litros</text:span></text:p>
      <text:p text:style-name="P1"><text:span text:style-name="T6">de </text:span>água <text:span text:style-name="T6">jorram dos subterrâneos</text:span>#</text:p>
      <text:p text:style-name="P1"/>
      <text:p text:style-name="P1"><text:span text:style-name="T1"><text:s text:c="2"/></text:span>20: 10:02:22.17 10:02:25.16 <text:s/>Durée 00:00:02.24 <text:s/>Lisibilité 44</text:p>
      <text:p text:style-name="P1">#p<text:span text:style-name="T6">ara</text:span> aliment<text:span text:style-name="T6">a</text:span>r</text:p>
      <text:p text:style-name="P1"><text:span text:style-name="T6">essa rede aquática</text:span> complex<text:span text:style-name="T6">a</text:span>.#</text:p>
      <text:p text:style-name="P1"/>
      <text:p text:style-name="P1"><text:span text:style-name="T1"><text:s text:c="2"/></text:span>21: 10:02:31.09 10:02:33.24 <text:s/>Durée 00:00:02.15 <text:s/>Lisibilité 39</text:p>
      <text:p text:style-name="P1">#<text:span text:style-name="T6">O sistema de </text:span>aquífero <text:span text:style-name="T6">superior</text:span></text:p>
      <text:p text:style-name="P1"><text:span text:style-name="T6">da</text:span> Flórida#</text:p>
      <text:p text:style-name="P1"/>
      <text:p text:style-name="P1"><text:span text:style-name="T1"><text:s text:c="2"/></text:span>22: 10:02:34.03 10:02:38.23 <text:s/>Durée 00:00:04.20 <text:s/>Lisibilité 72</text:p>
      <text:p text:style-name="P1">#<text:span text:style-name="T6">estende-se até a</text:span> Carolina do Sul,</text:p>
      <text:p text:style-name="P1"><text:span text:style-name="T6">a Geórgia</text:span> e <text:span text:style-name="T6">o </text:span>Alabama.#</text:p>
      <text:p text:style-name="P1"/>
      <text:p text:style-name="P1"><text:span text:style-name="T1"><text:s text:c="2"/></text:span>23: 10:02:42.13 10:02:46.10 <text:s/>Durée 00:00:03.22 <text:s/>Lisibilité 58</text:p>
      <text:p text:style-name="P4">#<text:span text:style-name="T6">Ele se espalha por mais</text:span></text:p>
      <text:p text:style-name="P4"><text:span text:style-name="T6">de </text:span>260 mil quilômetros <text:span text:style-name="T6">quadrados</text:span>,#</text:p>
      <text:p text:style-name="P1"/>
      <text:p text:style-name="P1"><text:span text:style-name="T1"><text:s text:c="2"/></text:span>24: 10:02:46.14 10:02:48.18 <text:s/>Durée 00:00:02.04 <text:s/>Lisibilité 32</text:p>
      <text:p text:style-name="P1">#<text:span text:style-name="T6">aproximadamente metade da França</text:span>.#</text:p>
      <text:p text:style-name="P1"/>
      <text:p text:style-name="P1"><text:span text:style-name="T1"><text:s text:c="2"/></text:span>25: 10:02:59.20 10:03:00.22 <text:s/>Durée 00:00:01.02 <text:s/>Lisibilité 16</text:p>
      <text:p text:style-name="P1">#<text:span text:style-name="T6">No meio da península</text:span>,#</text:p>
      <text:p text:style-name="P1"/>
      <text:p text:style-name="P1"><text:span text:style-name="T1"><text:s text:c="2"/></text:span>26: 10:03:01.01 10:03:05.03 <text:s/>Durée 00:00:04.02 <text:s/>Lisibilité 61</text:p>
      <text:p text:style-name="P5">#a água não se content<text:span text:style-name="T7">a em correr</text:span></text:p>
      <text:p text:style-name="P5"><text:span text:style-name="T7">de um curso</text:span> d'água <text:span text:style-name="T7">a outro</text:span>.#</text:p>
      <text:p text:style-name="P1"/>
      <text:p text:style-name="P1"><text:span text:style-name="T1"><text:s text:c="2"/></text:span>27: 10:03:05.08 10:03:07.23 <text:s/>Durée 00:00:02.15 <text:s/>Lisibilité 39</text:p>
      <text:p text:style-name="P1">#É u<text:span text:style-name="T7">m fantasma</text:span></text:p>
      <text:p text:style-name="P1"><text:span text:style-name="T7">tímido e</text:span> impr<text:span text:style-name="T7">e</text:span>vis<text:span text:style-name="T7">ível</text:span>#</text:p>
      <text:p text:style-name="P1"/>
      <text:p text:style-name="P1"><text:span text:style-name="T1"><text:s text:c="2"/></text:span>28: 10:03:08.02 10:03:12.01 <text:s/>Durée 00:00:03.24 <text:s/>Lisibilité 59</text:p>
      <text:p text:style-name="P1">#qu<text:span text:style-name="T7">e desliza nas profundezas</text:span></text:p>
      <text:p text:style-name="P1">sombr<text:span text:style-name="T7">ias e</text:span> inexplor<text:span text:style-name="T7">ada</text:span>s da Terra.#</text:p>
      <text:p text:style-name="P1"/>
      <text:p text:style-name="P1"><text:span text:style-name="T1"><text:s text:c="2"/></text:span>29: 10:03:16.16 10:03:18.02 <text:s/>Durée 00:00:01.11 <text:s/>Lisibilité 22</text:p>
      <text:p text:style-name="P1">#<text:span text:style-name="T7">O</text:span> Pr. Robert Knight,#</text:p>
      <text:p text:style-name="P1"/>
      <text:p text:style-name="P1"><text:span text:style-name="T1"><text:s text:c="2"/></text:span>30: 10:03:18.06 10:03:21.12 <text:s/>Durée 00:00:03.06 <text:s/>Lisibilité 49</text:p>
      <text:p text:style-name="P1">#f<text:span text:style-name="T7">undador do </text:span>Inst.<text:span text:style-name="T7"> das N</text:span>ascentes</text:p>
      <text:p text:style-name="P1"><text:span text:style-name="T7">da</text:span> Flórida de Gainesville,#</text:p>
      <text:p text:style-name="P1"/>
      <text:p text:style-name="P1"><text:span text:style-name="T1"><text:s text:c="2"/></text:span>31: 10:03:21.16 10:03:24.22 <text:s/>Durée 00:00:03.06 <text:s/>Lisibilité 49</text:p>
      <text:p text:style-name="P1">#<text:span text:style-name="T7">percorre esse lugar selvagem</text:span></text:p>
      <text:p text:style-name="P1"><text:span text:style-name="T7">há</text:span> 40 anos.#</text:p>
      <text:p text:style-name="P1"/>
      <text:p text:style-name="P1"><text:span text:style-name="T1"><text:s text:c="2"/></text:span>32: 10:03:29.20 10:03:33.13 <text:s/>Durée 00:00:03.18 <text:s/>Lisibilité 56</text:p>
      <text:p text:style-name="P1">#<text:span text:style-name="T7">Essa</text:span>s nascentes são<text:span text:style-name="T7"> para ele</text:span></text:p>
      <text:p text:style-name="P1"><text:soft-page-break/><text:span text:style-name="T7">janelas para o </text:span>aquífero.#</text:p>
      <text:p text:style-name="P1"/>
      <text:p text:style-name="P1"><text:span text:style-name="T1"><text:s text:c="2"/></text:span>33: 10:03:36.23 10:03:38.22 <text:s/>Durée 00:00:01.24 <text:s/>Lisibilité 29</text:p>
      <text:p text:style-name="P5"><text:span text:style-name="T7">O </text:span>aquífero</text:p>
      <text:p text:style-name="P5"><text:span text:style-name="T7">é um</text:span> <text:span text:style-name="T7">mundo misterioso.</text:span></text:p>
      <text:p text:style-name="P1"/>
      <text:p text:style-name="P1"><text:span text:style-name="T1"><text:s text:c="2"/></text:span>34: 10:03:39.01 10:03:41.09 <text:s/>Durée 00:00:02.08 <text:s/>Lisibilité 35</text:p>
      <text:p text:style-name="P23">Lá no fundo tudo é escuro,</text:p>
      <text:p text:style-name="P1"/>
      <text:p text:style-name="P1"><text:span text:style-name="T1"><text:s text:c="2"/></text:span>35: 10:03:41.13 10:03:42.24 <text:s/>Durée 00:00:01.11 <text:s/>Lisibilité 22</text:p>
      <text:p text:style-name="P1"><text:span text:style-name="T7">mesmo com</text:span> a água <text:span text:style-name="T7">clara.</text:span></text:p>
      <text:p text:style-name="P1"/>
      <text:p text:style-name="P1"><text:span text:style-name="T1"><text:s text:c="2"/></text:span>36: 10:03:43.16 10:03:45.05 <text:s/>Durée 00:00:01.14 <text:s/>Lisibilité 23</text:p>
      <text:p text:style-name="P6">É difícil penetrar nele,</text:p>
      <text:p text:style-name="P1"/>
      <text:p text:style-name="P1"><text:span text:style-name="T1"><text:s text:c="2"/></text:span>37: 10:03:45.09 10:03:47.19 <text:s/>Durée 00:00:02.10 <text:s/>Lisibilité 36</text:p>
      <text:p text:style-name="P6">é só para mergulhadores</text:p>
      <text:p text:style-name="P5"><text:span text:style-name="T7">especializados</text:span>.</text:p>
      <text:p text:style-name="P1"/>
      <text:p text:style-name="P1"><text:span text:style-name="T1"><text:s text:c="2"/></text:span>38: 10:03:47.23 10:03:51.03 <text:s/>Durée 00:00:03.05 <text:s/>Lisibilité 48</text:p>
      <text:p text:style-name="P6">Por isso, muitos túneis</text:p>
      <text:p text:style-name="P6">ainda não foram explorados.</text:p>
      <text:p text:style-name="P1"/>
      <text:p text:style-name="P1"><text:span text:style-name="T1"><text:s text:c="2"/></text:span>39: 10:03:51.24 10:03:55.05 <text:s/>Durée 00:00:03.06 <text:s/>Lisibilité 49</text:p>
      <text:p text:style-name="P5">É excitant<text:span text:style-name="T7">e</text:span>, <text:span text:style-name="T7">pois ainda há</text:span></text:p>
      <text:p text:style-name="P5">cavern<text:span text:style-name="T7">a</text:span>s <text:span text:style-name="T7">para descobrir.</text:span></text:p>
      <text:p text:style-name="P1"/>
      <text:p text:style-name="P1"><text:span text:style-name="T1"><text:s text:c="2"/></text:span>40: 10:03:55.10 10:03:56.19 <text:s/>Durée 00:00:01.09 <text:s/>Lisibilité 20</text:p>
      <text:p text:style-name="P1">E <text:span text:style-name="T7">isso é misterioso.</text:span></text:p>
      <text:p text:style-name="P1"/>
      <text:p text:style-name="P1"><text:span text:style-name="T1"><text:s text:c="2"/></text:span>41: 10:03:56.23 10:04:00.13 <text:s/>Durée 00:00:03.15 <text:s/>Lisibilité 54</text:p>
      <text:p text:style-name="P6">É um pouco como mergulhar nos mares</text:p>
      <text:p text:style-name="P1">ou ir <text:span text:style-name="T7">para as estrelas</text:span>.</text:p>
      <text:p text:style-name="P1"/>
      <text:p text:style-name="P1"><text:span text:style-name="T1"><text:s text:c="2"/></text:span>42: 10:04:00.17 10:04:02.00 <text:s/>Durée 00:00:01.08 <text:s/>Lisibilité 20</text:p>
      <text:p text:style-name="P1">É <text:span text:style-name="T7">o desconhecido</text:span>.</text:p>
      <text:p text:style-name="P1"/>
      <text:p text:style-name="P1"><text:span text:style-name="T1"><text:s text:c="2"/></text:span>43: 10:04:14.12 10:04:16.13 <text:s/>Durée 00:00:02.01 <text:s/>Lisibilité 31</text:p>
      <text:p text:style-name="P1">#<text:span text:style-name="T7">O que faz desas</text:span> nascentes <text:span text:style-name="T7">única</text:span>s#</text:p>
      <text:p text:style-name="P1"/>
      <text:p text:style-name="P1"><text:span text:style-name="T1"><text:s text:c="2"/></text:span>44: 10:04:16.17 10:04:19.20 <text:s/>Durée 00:00:03.03 <text:s/>Lisibilité 47</text:p>
      <text:p text:style-name="P1">#<text:span text:style-name="T7">não é tanto o que elas nos mostram</text:span>,#</text:p>
      <text:p text:style-name="P1"/>
      <text:p text:style-name="P1"><text:span text:style-name="T1"><text:s text:c="2"/></text:span>45: 10:04:20.00 10:04:22.11 <text:s/>Durée 00:00:02.11 <text:s/>Lisibilité 37</text:p>
      <text:p text:style-name="P1">#ma<text:span text:style-name="T7">s mais o que nos escondem</text:span>.#</text:p>
      <text:p text:style-name="P1"/>
      <text:p text:style-name="P1"><text:span text:style-name="T1"><text:s text:c="2"/></text:span>46: 10:04:29.02 10:04:32.04 <text:s/>Durée 00:00:03.02 <text:s/>Lisibilité 46</text:p>
      <text:p text:style-name="P1">#<text:span text:style-name="T7">Há vários</text:span> anos,</text:p>
      <text:p text:style-name="P1">Tom Morris, biólogo,#</text:p>
      <text:p text:style-name="P1"/>
      <text:p text:style-name="P1"><text:span text:style-name="T1"><text:s text:c="2"/></text:span>47: 10:04:32.09 10:04:35.19 <text:s/>Durée 00:00:03.10 <text:s/>Lisibilité 51</text:p>
      <text:p text:style-name="P1">#e Mark Long, <text:span text:style-name="T7">parceiro de equipe</text:span>,</text:p>
      <text:p text:style-name="P1">explor<text:span text:style-name="T7">am regularmente</text:span>#</text:p>
      <text:p text:style-name="P1"/>
      <text:p text:style-name="P1"><text:span text:style-name="T1"><text:s text:c="2"/></text:span>48: 10:04:35.24 10:04:38.22 <text:s/>Durée 00:00:02.23 <text:s/>Lisibilité 44</text:p>
      <text:p text:style-name="P5">#<text:span text:style-name="T7">os dédalos de artéria</text:span></text:p>
      <text:p text:style-name="P5"><text:span text:style-name="T7">em profundidade</text:span>,#</text:p>
      <text:p text:style-name="P1"/>
      <text:p text:style-name="P1"><text:span text:style-name="T1"><text:s text:c="2"/></text:span>49: 10:04:39.02 10:04:40.16 <text:s/>Durée 00:00:01.14 <text:s/>Lisibilité 23</text:p>
      <text:p text:style-name="P1">#<text:span text:style-name="T7">fora da vista de todos</text:span>.#</text:p>
      <text:p text:style-name="P1"><text:soft-page-break/></text:p>
      <text:p text:style-name="P1"><text:span text:style-name="T1"><text:s text:c="2"/></text:span>50: 10:04:53.13 10:04:57.12 <text:s/>Durée 00:00:03.24 <text:s/>Lisibilité 59</text:p>
      <text:p text:style-name="P1">#<text:span text:style-name="T7">O bom funcionamento dessas</text:span> nascentes</text:p>
      <text:p text:style-name="P1"><text:span text:style-name="T7">é crucial para </text:span>a Flórida.#</text:p>
      <text:p text:style-name="P1"/>
      <text:p text:style-name="P1"><text:span text:style-name="T1"><text:s text:c="2"/></text:span>51: 10:04:58.06 10:05:02.00 <text:s/>Durée 00:00:03.19 <text:s/>Lisibilité 56</text:p>
      <text:p text:style-name="P1">#<text:span text:style-name="T7">Pois agora elas estão fragilizadas</text:span></text:p>
      <text:p text:style-name="P1"><text:span text:style-name="T7">pe</text:span>la press<text:span text:style-name="T7">ão</text:span> huma<text:span text:style-name="T7">na</text:span>,#</text:p>
      <text:p text:style-name="P1"/>
      <text:p text:style-name="P1"><text:span text:style-name="T1"><text:s text:c="2"/></text:span>52: 10:05:02.04 10:05:05.06 <text:s/>Durée 00:00:03.02 <text:s/>Lisibilité 46</text:p>
      <text:p text:style-name="P5">#<text:span text:style-name="T7">o bombeamento</text:span> excessi<text:span text:style-name="T7">vo</text:span></text:p>
      <text:p text:style-name="P5"><text:span text:style-name="T7">e a poluição</text:span>.#</text:p>
      <text:p text:style-name="P1"/>
      <text:p text:style-name="P1"><text:span text:style-name="T1"><text:s text:c="2"/></text:span>53: 10:05:14.10 10:05:17.20 <text:s/>Durée 00:00:03.10 <text:s/>Lisibilité 51</text:p>
      <text:p text:style-name="P1">#Explor<text:span text:style-name="T7">a</text:span>r <text:span text:style-name="T7">ess</text:span>e s<text:span text:style-name="T7">istema hidrológico</text:span></text:p>
      <text:p text:style-name="P1"><text:span text:style-name="T7">em</text:span> constante <text:span text:style-name="T7">evolução</text:span>#</text:p>
      <text:p text:style-name="P1"/>
      <text:p text:style-name="P1"><text:span text:style-name="T1"><text:s text:c="2"/></text:span>54: 10:05:17.24 10:05:19.24 <text:s/>Durée 00:00:02.00 <text:s/>Lisibilité 30</text:p>
      <text:p text:style-name="P1">#<text:span text:style-name="T7">é uma</text:span> aventur<text:span text:style-name="T7">a perigosa</text:span>.#</text:p>
      <text:p text:style-name="P1"/>
      <text:p text:style-name="P1"><text:span text:style-name="T1"><text:s text:c="2"/></text:span>55: 10:05:20.19 10:05:25.16 <text:s/>Durée 00:00:04.22 <text:s/>Lisibilité 73</text:p>
      <text:p text:style-name="P1">#Po<text:span text:style-name="T7">r enquanto ninguém conseguiu</text:span></text:p>
      <text:p text:style-name="P1"><text:span text:style-name="T7">percorrer toda a</text:span> rede.#</text:p>
      <text:p text:style-name="P1"/>
      <text:p text:style-name="P1"><text:span text:style-name="T1"><text:s text:c="2"/></text:span>56: 10:05:27.11 10:05:29.19 <text:s/>Durée 00:00:02.08 <text:s/>Lisibilité 35</text:p>
      <text:p text:style-name="P5">#<text:span text:style-name="T7">Portanto não há</text:span></text:p>
      <text:p text:style-name="P5"><text:span text:style-name="T7">nenhum mapa completo</text:span>.#</text:p>
      <text:p text:style-name="P1"/>
      <text:p text:style-name="P1"><text:span text:style-name="T1"><text:s text:c="2"/></text:span>57: 10:05:43.24 10:05:47.22 <text:s/>Durée 00:00:03.23 <text:s/>Lisibilité 59</text:p>
      <text:p text:style-name="P5">#S<text:span text:style-name="T7">ubmetido</text:span> à <text:span text:style-name="T7">pressão d</text:span>a água</text:p>
      <text:p text:style-name="P5">e à dissolu<text:span text:style-name="T7">ção</text:span> da rocha calcária,#</text:p>
      <text:p text:style-name="P1"/>
      <text:p text:style-name="P1"><text:span text:style-name="T1"><text:s text:c="2"/></text:span>58: 10:05:48.01 10:05:51.10 <text:s/>Durée 00:00:03.09 <text:s/>Lisibilité 50</text:p>
      <text:p text:style-name="P1">#<text:span text:style-name="T7">esse mundo subterrâneo</text:span></text:p>
      <text:p text:style-name="P1">est<text:span text:style-name="T7">á</text:span> e<text:span text:style-name="T7">m movimento</text:span> perpétu<text:span text:style-name="T7">o</text:span>.#</text:p>
      <text:p text:style-name="P1"/>
      <text:p text:style-name="P1"><text:span text:style-name="T1"><text:s text:c="2"/></text:span>59: 10:05:52.01 10:05:55.10 <text:s/>Durée 00:00:03.09 <text:s/>Lisibilité 50</text:p>
      <text:p text:style-name="P1">#<text:span text:style-name="T7">Fratura</text:span>s se form<text:span text:style-name="T7">am</text:span></text:p>
      <text:p text:style-name="P1"><text:span text:style-name="T7">abrindo novos caminhos desconhecido</text:span>s#</text:p>
      <text:p text:style-name="P1"/>
      <text:p text:style-name="P1"><text:span text:style-name="T1"><text:s text:c="2"/></text:span>60: 10:05:55.14 10:05:58.16 <text:s/>Durée 00:00:03.02 <text:s/>Lisibilité 46</text:p>
      <text:p text:style-name="P1">#que <text:span text:style-name="T7">o</text:span>s aquanaut<text:span text:style-name="T7">as</text:span></text:p>
      <text:p text:style-name="P1"><text:span text:style-name="T7">tentam repertoriar</text:span>.#</text:p>
      <text:p text:style-name="P1"/>
      <text:p text:style-name="P1"><text:span text:style-name="T1"><text:s text:c="2"/></text:span>61: 10:06:00.12 10:06:04.08 <text:s/>Durée 00:00:03.21 <text:s/>Lisibilité 58</text:p>
      <text:p text:style-name="P1">#<text:span text:style-name="T7">É preciso muita experiência</text:span></text:p>
      <text:p text:style-name="P1"><text:span text:style-name="T7">e um equipamento de ponta</text:span>#</text:p>
      <text:p text:style-name="P1"/>
      <text:p text:style-name="P1"><text:span text:style-name="T1"><text:s text:c="2"/></text:span>62: 10:06:04.13 10:06:06.17 <text:s/>Durée 00:00:02.04 <text:s/>Lisibilité 32</text:p>
      <text:p text:style-name="P5">#p<text:span text:style-name="T7">ara entrar</text:span></text:p>
      <text:p text:style-name="P5"><text:span text:style-name="T7">nessas falhas vertiginosas</text:span>,#</text:p>
      <text:p text:style-name="P1"/>
      <text:p text:style-name="P1"><text:span text:style-name="T1"><text:s text:c="2"/></text:span>63: 10:06:06.21 10:06:09.03 <text:s/>Durée 00:00:02.07 <text:s/>Lisibilité 34</text:p>
      <text:p text:style-name="P1">#<text:span text:style-name="T8">pois a dinâmica</text:span> da água</text:p>
      <text:p text:style-name="P1"><text:span text:style-name="T8">é</text:span> impr<text:span text:style-name="T8">e</text:span>vis<text:span text:style-name="T8">ível</text:span>.#</text:p>
      <text:p text:style-name="P1"/>
      <text:p text:style-name="P1"><text:span text:style-name="T1"><text:s text:c="2"/></text:span>64: 10:06:13.16 10:06:18.02 <text:s/>Durée 00:00:04.11 <text:s/>Lisibilité 67</text:p>
      <text:p text:style-name="P7">#<text:span text:style-name="T8">A</text:span> 30 m de prof<text:span text:style-name="T8">undidade,</text:span></text:p>
      <text:p text:style-name="P7"><text:span text:style-name="T8">as correntes freiam o avanço</text:span>.#</text:p>
      <text:p text:style-name="P1"/>
      <text:p text:style-name="P1"><text:soft-page-break/><text:span text:style-name="T1"><text:s text:c="2"/></text:span>65: 10:06:36.01 10:06:39.10 <text:s/>Durée 00:00:03.09 <text:s/>Lisibilité 50</text:p>
      <text:p text:style-name="P1">#<text:span text:style-name="T8">Com uma fita, os mergulhadores</text:span></text:p>
      <text:p text:style-name="P1"><text:span text:style-name="T8">estimam a força do</text:span> flux<text:span text:style-name="T8">o</text:span>#</text:p>
      <text:p text:style-name="P1"/>
      <text:p text:style-name="P1"><text:span text:style-name="T1"><text:s text:c="2"/></text:span>66: 10:06:40.03 10:06:41.17 <text:s/>Durée 00:00:01.14 <text:s/>Lisibilité 23</text:p>
      <text:p text:style-name="P1">#e <text:span text:style-name="T8">avaliam os perigo</text:span>s.#</text:p>
      <text:p text:style-name="P1"/>
      <text:p text:style-name="P1"><text:span text:style-name="T1"><text:s text:c="2"/></text:span>67: 10:06:53.04 10:06:56.13 <text:s/>Durée 00:00:03.09 <text:s/>Lisibilité 50</text:p>
      <text:p text:style-name="P1">#<text:span text:style-name="T8">A</text:span> rede h<text:span text:style-name="T8">idrológica</text:span> d<text:span text:style-name="T8">a</text:span> Flórida</text:p>
      <text:p text:style-name="P1"><text:span text:style-name="T8">tem vários</text:span> aquíferos.#</text:p>
      <text:p text:style-name="P1"/>
      <text:p text:style-name="P1"><text:span text:style-name="T1"><text:s text:c="2"/></text:span>68: 10:06:59.12 10:07:01.17 <text:s/>Durée 00:00:02.05 <text:s/>Lisibilité 33</text:p>
      <text:p text:style-name="P7">#<text:span text:style-name="T8">Essa</text:span>s forma<text:span text:style-name="T8">ções geológicas</text:span></text:p>
      <text:p text:style-name="P7">perm<text:span text:style-name="T8">eávei</text:span>s#</text:p>
      <text:p text:style-name="P1"/>
      <text:p text:style-name="P1"><text:span text:style-name="T1"><text:s text:c="2"/></text:span>69: 10:07:01.21 10:07:05.01 <text:s/>Durée 00:00:03.05 <text:s/>Lisibilité 48</text:p>
      <text:p text:style-name="P1">#s<text:span text:style-name="T8">ão feitas de uma</text:span> multitude</text:p>
      <text:p text:style-name="P1">de cavidades e <text:span text:style-name="T8">túneis</text:span>#</text:p>
      <text:p text:style-name="P1"/>
      <text:p text:style-name="P1"><text:span text:style-name="T1"><text:s text:c="2"/></text:span>70: 10:07:05.05 10:07:07.22 <text:s/>Durée 00:00:02.17 <text:s/>Lisibilité 40</text:p>
      <text:p text:style-name="P1">#<text:span text:style-name="T8">que dão numa sucessão de piscinas</text:span>.#</text:p>
      <text:p text:style-name="P1"/>
      <text:p text:style-name="P1"><text:span text:style-name="T1"><text:s text:c="2"/></text:span>71: 10:07:09.24 10:07:13.08 <text:s/>Durée 00:00:03.09 <text:s/>Lisibilité 50</text:p>
      <text:p text:style-name="P1">#<text:span text:style-name="T8">A</text:span>s quanti<text:span text:style-name="T8">dade</text:span>s d<text:span text:style-name="T8">e </text:span>água do<text:span text:style-name="T8">ce</text:span></text:p>
      <text:p text:style-name="P1"><text:span text:style-name="T8">acumuladas nessas bacia</text:span>s#</text:p>
      <text:p text:style-name="P1"/>
      <text:p text:style-name="P1"><text:span text:style-name="T1"><text:s text:c="2"/></text:span>72: 10:07:13.12 10:07:16.17 <text:s/>Durée 00:00:03.05 <text:s/>Lisibilité 48</text:p>
      <text:p text:style-name="P7">#p<text:span text:style-name="T8">odem estar</text:span></text:p>
      <text:p text:style-name="P7"><text:span text:style-name="T8">a centenas </text:span>de metros de profundidade#</text:p>
      <text:p text:style-name="P1"/>
      <text:p text:style-name="P1"><text:span text:style-name="T1"><text:s text:c="2"/></text:span>73: 10:07:16.21 10:07:20.22 <text:s/>Durée 00:00:04.01 <text:s/>Lisibilité 61</text:p>
      <text:p text:style-name="P1">#e <text:span text:style-name="T8">a vários</text:span> quilômetros de dist<text:span text:style-name="T8">ância</text:span></text:p>
      <text:p text:style-name="P1"><text:span text:style-name="T8">do lugar onde </text:span>a nascente <text:span text:style-name="T8">brota</text:span>.#</text:p>
      <text:p text:style-name="P1"/>
      <text:p text:style-name="P1"><text:span text:style-name="T1"><text:s text:c="2"/></text:span>74: 10:07:43.16 10:07:47.19 <text:s/>Durée 00:00:04.03 <text:s/>Lisibilité 62</text:p>
      <text:p text:style-name="P1">#<text:span text:style-name="T8">A meno</text:span>s 50 metros,</text:p>
      <text:p text:style-name="P1"><text:span text:style-name="T8">o empilhamento de camadas</text:span> calcárias#</text:p>
      <text:p text:style-name="P1"/>
      <text:p text:style-name="P1"><text:span text:style-name="T1"><text:s text:c="2"/></text:span>75: 10:07:47.23 10:07:51.09 <text:s/>Durée 00:00:03.11 <text:s/>Lisibilité 52</text:p>
      <text:p text:style-name="P1">#exprime <text:span text:style-name="T8">a memória geológica</text:span></text:p>
      <text:p text:style-name="P1"><text:span text:style-name="T8">desse</text:span> aquífero.#</text:p>
      <text:p text:style-name="P1"/>
      <text:p text:style-name="P1"><text:span text:style-name="T1"><text:s text:c="2"/></text:span>76: 10:08:02.01 10:08:04.14 <text:s/>Durée 00:00:02.13 <text:s/>Lisibilité 38</text:p>
      <text:p text:style-name="P1">#<text:span text:style-name="T8">Essa</text:span>s rochas por<text:span text:style-name="T8">osas</text:span></text:p>
      <text:p text:style-name="P1"><text:span text:style-name="T8">remontam ao Eoceno</text:span>#</text:p>
      <text:p text:style-name="P1"/>
      <text:p text:style-name="P1"><text:span text:style-name="T1"><text:s text:c="2"/></text:span>77: 10:08:04.19 10:08:07.02 <text:s/>Durée 00:00:02.08 <text:s/>Lisibilité 35</text:p>
      <text:p text:style-name="P1">#<text:span text:style-name="T8">há</text:span> 35 milhões d<text:span text:style-name="T8">e </text:span>ano<text:span text:style-name="T8">s</text:span>.#</text:p>
      <text:p text:style-name="P1"/>
      <text:p text:style-name="P1"><text:span text:style-name="T1"><text:s text:c="2"/></text:span>78: 10:08:15.01 10:08:19.04 <text:s/>Durée 00:00:04.03 <text:s/>Lisibilité 62</text:p>
      <text:p text:style-name="P1">#Tom Morris pens<text:span text:style-name="T8">a</text:span> que <text:span text:style-name="T8">a</text:span>s nascentes</text:p>
      <text:p text:style-name="P1">da Flórida são intercon<text:span text:style-name="T8">ectada</text:span>s.#</text:p>
      <text:p text:style-name="P1"/>
      <text:p text:style-name="P1"><text:span text:style-name="T1"><text:s text:c="2"/></text:span>79: 10:08:21.02 10:08:22.18 <text:s/>Durée 00:00:01.16 <text:s/>Lisibilité 25</text:p>
      <text:p text:style-name="P1">#<text:span text:style-name="T9">Qualquer</text:span> probl<text:span text:style-name="T8">eminha</text:span>,#</text:p>
      <text:p text:style-name="P1"/>
      <text:p text:style-name="P1"><text:span text:style-name="T1"><text:s text:c="2"/></text:span>80: 10:08:22.22 10:08:26.03 <text:s/>Durée 00:00:03.06 <text:s/>Lisibilité 49</text:p>
      <text:p text:style-name="P1">#<text:span text:style-name="T9">qualquer</text:span> complica<text:span text:style-name="T9">ção</text:span></text:p>
      <text:p text:style-name="P1"><text:span text:style-name="T9">num setor da</text:span> rede subterrânea#</text:p>
      <text:p text:style-name="P1"/>
      <text:p text:style-name="P1"><text:soft-page-break/><text:span text:style-name="T1"><text:s text:c="2"/></text:span>81: 10:08:26.07 10:08:29.19 <text:s/>Durée 00:00:03.12 <text:s/>Lisibilité 52</text:p>
      <text:p text:style-name="P1">#po<text:span text:style-name="T9">de ter repercussões</text:span></text:p>
      <text:p text:style-name="P1"><text:span text:style-name="T9">a</text:span> quilômetros de l<text:span text:style-name="T9">á</text:span>.#</text:p>
      <text:p text:style-name="P1"/>
      <text:p text:style-name="P1"><text:span text:style-name="T1"><text:s text:c="2"/></text:span>82: 10:08:36.22 10:08:41.03 <text:s/>Durée 00:00:04.06 <text:s/>Lisibilité 64</text:p>
      <text:p text:style-name="P8">#Ma<text:span text:style-name="T9">s o </text:span>invent<text:span text:style-name="T9">ário</text:span> de to<text:span text:style-name="T9">dos</text:span></text:p>
      <text:p text:style-name="P8"><text:span text:style-name="T9">esses cursos</text:span><text:span text:style-name="T2"> </text:span>d'água <text:span text:style-name="T9">levará tempo</text:span>.#</text:p>
      <text:p text:style-name="P1"/>
      <text:p text:style-name="P1"><text:span text:style-name="T1"><text:s text:c="2"/></text:span>83: 10:09:06.11 10:09:07.23 <text:s/>Durée 00:00:01.12 <text:s/>Lisibilité 22</text:p>
      <text:p text:style-name="P1"><text:span text:style-name="T9">Foi um ótimo mergulho</text:span>.</text:p>
      <text:p text:style-name="P1"/>
      <text:p text:style-name="P1"><text:span text:style-name="T1"><text:s text:c="2"/></text:span>84: 10:09:08.02 10:09:10.14 <text:s/>Durée 00:00:02.12 <text:s/>Lisibilité 37</text:p>
      <text:p text:style-name="P1"><text:span text:style-name="T9">Vimos muitas</text:span> grutas</text:p>
      <text:p text:style-name="P1">qu<text:span text:style-name="T9">e não conhecíamos.</text:span></text:p>
      <text:p text:style-name="P1"/>
      <text:p text:style-name="P1"><text:span text:style-name="T1"><text:s text:c="2"/></text:span>85: 10:09:10.18 10:09:13.18 <text:s/>Durée 00:00:03.00 <text:s/>Lisibilité 45</text:p>
      <text:p text:style-name="P1"><text:span text:style-name="T9">Conseguiu</text:span> termin<text:span text:style-name="T9">a</text:span>r</text:p>
      <text:p text:style-name="P1"><text:span text:style-name="T9">o levantamento</text:span> da no<text:span text:style-name="T9">va</text:span> galeria?</text:p>
      <text:p text:style-name="P1"/>
      <text:p text:style-name="P1"><text:span text:style-name="T1"><text:s text:c="2"/></text:span>86: 10:09:13.22 10:09:15.08 <text:s/>Durée 00:00:01.11 <text:s/>Lisibilité 22</text:p>
      <text:p text:style-name="P1"><text:span text:style-name="T9">Sim. Peguei tudo</text:span>.</text:p>
      <text:p text:style-name="P1"/>
      <text:p text:style-name="P1"><text:span text:style-name="T1"><text:s text:c="2"/></text:span>87: 10:09:15.12 10:09:17.24 <text:s/>Durée 00:00:02.12 <text:s/>Lisibilité 37</text:p>
      <text:p text:style-name="P9">No fundo,</text:p>
      <text:p text:style-name="P8"><text:span text:style-name="T9">a corrente estava intensa</text:span>.</text:p>
      <text:p text:style-name="P1"/>
      <text:p text:style-name="P1"><text:span text:style-name="T1"><text:s text:c="2"/></text:span>88: 10:09:18.03 10:09:21.02 <text:s/>Durée 00:00:02.24 <text:s/>Lisibilité 44</text:p>
      <text:p text:style-name="P9">Foi por causa do aumento</text:p>
      <text:p text:style-name="P8"><text:span text:style-name="T9">do nível do </text:span>rio.</text:p>
      <text:p text:style-name="P1"/>
      <text:p text:style-name="P1"><text:span text:style-name="T1"><text:s text:c="2"/></text:span>89: 10:09:21.07 10:09:24.14 <text:s/>Durée 00:00:03.07 <text:s/>Lisibilité 49</text:p>
      <text:p text:style-name="P1">É u<text:span text:style-name="T9">ma boa notícia</text:span>.</text:p>
      <text:p text:style-name="P9">Estou doido para tirar isto tudo.</text:p>
      <text:p text:style-name="P1"/>
      <text:p text:style-name="P1"><text:span text:style-name="T1"><text:s text:c="2"/></text:span>90: 10:09:26.09 10:09:29.17 <text:s/>Durée 00:00:03.08 <text:s/>Lisibilité 50</text:p>
      <text:p text:style-name="P8">Quand<text:span text:style-name="T9">o</text:span> a água circul<text:span text:style-name="T9">a</text:span>,</text:p>
      <text:p text:style-name="P8"><text:span text:style-name="T9">a maioria das </text:span>grutas s<text:span text:style-name="T9">e</text:span> con<text:span text:style-name="T9">ectam</text:span>.</text:p>
      <text:p text:style-name="P1"/>
      <text:p text:style-name="P1"><text:span text:style-name="T1"><text:s text:c="2"/></text:span>91: 10:09:30.09 10:09:32.09 <text:s/>Durée 00:00:02.00 <text:s/>Lisibilité 30</text:p>
      <text:p text:style-name="P1"><text:span text:style-name="T9">A</text:span>s galerias p<text:span text:style-name="T9">odem</text:span></text:p>
      <text:p text:style-name="P9">ser justas demais</text:p>
      <text:p text:style-name="P1"/>
      <text:p text:style-name="P1"><text:span text:style-name="T1"><text:s text:c="2"/></text:span>92: 10:09:32.13 10:09:34.10 <text:s/>Durée 00:00:01.22 <text:s/>Lisibilité 28</text:p>
      <text:p text:style-name="P1"><text:span text:style-name="T9">ara podermos nos esgueirar</text:span>.</text:p>
      <text:p text:style-name="P1"/>
      <text:p text:style-name="P1"><text:span text:style-name="T1"><text:s text:c="2"/></text:span>93: 10:09:36.06 10:09:38.23 <text:s/>Durée 00:00:02.17 <text:s/>Lisibilité 40</text:p>
      <text:p text:style-name="P8"><text:span text:style-name="T9">Hoje descobrimos novas </text:span>galerias</text:p>
      <text:p text:style-name="P1"/>
      <text:p text:style-name="P1"><text:span text:style-name="T1"><text:s text:c="2"/></text:span>94: 10:09:39.02 10:09:42.06 <text:s/>Durée 00:00:03.04 <text:s/>Lisibilité 47</text:p>
      <text:p text:style-name="P1">e <text:span text:style-name="T9">uma</text:span> passage<text:span text:style-name="T9">m</text:span> lat<text:span text:style-name="T9">e</text:span>ral</text:p>
      <text:p text:style-name="P1">que <text:span text:style-name="T9">ninguém tinha explorado.</text:span></text:p>
      <text:p text:style-name="P1"/>
      <text:p text:style-name="P1"><text:span text:style-name="T1"><text:s text:c="2"/></text:span>95: 10:09:42.10 10:09:43.17 <text:s/>Durée 00:00:01.07 <text:s/>Lisibilité 19</text:p>
      <text:p text:style-name="P1"><text:span text:style-name="T9">Tratando-se</text:span> da água,</text:p>
      <text:p text:style-name="P1"/>
      <text:p text:style-name="P1"><text:span text:style-name="T1"><text:s text:c="2"/></text:span>96: 10:09:43.21 10:09:48.04 <text:s/>Durée 00:00:04.08 <text:s/>Lisibilité 65</text:p>
      <text:p text:style-name="P9">é fundamental saber</text:p>
      <text:p text:style-name="P8"><text:span text:style-name="T9">o que ocorre no subsolo</text:span> da Flórida.</text:p>
      <text:p text:style-name="P1"/>
      <text:p text:style-name="P1"><text:span text:style-name="T1"><text:s text:c="2"/></text:span>97: 10:09:48.08 10:09:51.23 <text:s/>Durée 00:00:03.15 <text:s/>Lisibilité 54</text:p>
      <text:p text:style-name="P1"><text:soft-page-break/>Quand<text:span text:style-name="T9">o eu era menino</text:span>, <text:span text:style-name="T9">havia</text:span></text:p>
      <text:p text:style-name="P1"><text:span text:style-name="T9">1 milhão de pessoas no estado</text:span>.</text:p>
      <text:p text:style-name="P1"/>
      <text:p text:style-name="P1"><text:span text:style-name="T1"><text:s text:c="2"/></text:span>98: 10:09:52.03 10:09:53.24 <text:s/>Durée 00:00:01.21 <text:s/>Lisibilité 28</text:p>
      <text:p text:style-name="P1"><text:span text:style-name="T9">Agora somos</text:span> 20 milhões.</text:p>
      <text:p text:style-name="P1"/>
      <text:p text:style-name="P1"><text:span text:style-name="T1"><text:s text:c="2"/></text:span>99: 10:09:54.03 10:09:57.23 <text:s/>Durée 00:00:03.20 <text:s/>Lisibilité 57</text:p>
      <text:p text:style-name="P1"><text:span text:style-name="T9">Consumimos muita </text:span>água</text:p>
      <text:p text:style-name="P1"><text:span text:style-name="T9">e esgotamos os</text:span> aquíferos,</text:p>
      <text:p text:style-name="P1"/>
      <text:p text:style-name="P1"><text:span text:style-name="T1"><text:s/></text:span>100: 10:09:58.15 10:10:01.03 <text:s/>Durée 00:00:02.13 <text:s/>Lisibilité 38</text:p>
      <text:p text:style-name="P9">sobretudo nos períodos de seca.</text:p>
      <text:p text:style-name="P1"/>
      <text:p text:style-name="P1"><text:span text:style-name="T1"><text:s/></text:span>101: 10:10:01.14 10:10:03.17 <text:s/>Durée 00:00:02.03 <text:s/>Lisibilité 32</text:p>
      <text:p text:style-name="P1">Certas nascentes</text:p>
      <text:p text:style-name="P9">pararam de correr.</text:p>
      <text:p text:style-name="P1"/>
      <text:p text:style-name="P1"><text:span text:style-name="T1"><text:s/></text:span>102: 10:10:03.22 10:10:07.02 <text:s/>Durée 00:00:03.05 <text:s/>Lisibilité 48</text:p>
      <text:p text:style-name="P1">É u<text:span text:style-name="T10">m fenômeno bastante</text:span> r<text:span text:style-name="T10">e</text:span>cent<text:span text:style-name="T10">e</text:span></text:p>
      <text:p text:style-name="P1">e <text:span text:style-name="T10">muito preocupante.</text:span></text:p>
      <text:p text:style-name="P1"/>
      <text:p text:style-name="P1"><text:span text:style-name="T1"><text:s/></text:span>103: 10:10:10.18 10:10:14.04 <text:s/>Durée 00:00:03.11 <text:s/>Lisibilité 52</text:p>
      <text:p text:style-name="P10">#<text:span text:style-name="T10">O esgotamento das</text:span> nascentes</text:p>
      <text:p text:style-name="P10">po<text:span text:style-name="T10">de ter efeitos terríveis</text:span>.#</text:p>
      <text:p text:style-name="P1"/>
      <text:p text:style-name="P1"><text:span text:style-name="T1"><text:s/></text:span>104: 10:10:16.20 10:10:18.06 <text:s/>Durée 00:00:01.11 <text:s/>Lisibilité 22</text:p>
      <text:p text:style-name="P1">#<text:span text:style-name="T10">Em pleno inverno</text:span>,#</text:p>
      <text:p text:style-name="P1"/>
      <text:p text:style-name="P1"><text:span text:style-name="T1"><text:s/></text:span>105: 10:10:18.10 10:10:21.24 <text:s/>Durée 00:00:03.14 <text:s/>Lisibilité 53</text:p>
      <text:p text:style-name="P1">#<text:span text:style-name="T10">quando a temperatura externa</text:span></text:p>
      <text:p text:style-name="P1"><text:span text:style-name="T10">pode ser</text:span> n<text:span text:style-name="T10">e</text:span>gativ<text:span text:style-name="T10">a</text:span>,#</text:p>
      <text:p text:style-name="P1"/>
      <text:p text:style-name="P1"><text:span text:style-name="T1"><text:s/></text:span>106: 10:10:22.03 10:10:26.07 <text:s/>Durée 00:00:04.04 <text:s/>Lisibilité 62</text:p>
      <text:p text:style-name="P1">#a água d<text:span text:style-name="T10">a</text:span>s nascentes <text:span text:style-name="T10">dá um calor</text:span></text:p>
      <text:p text:style-name="P1"><text:span text:style-name="T10">de que várias</text:span> espécies <text:span text:style-name="T10">dependem</text:span>.#</text:p>
      <text:p text:style-name="P1"/>
      <text:p text:style-name="P1"><text:span text:style-name="T1"><text:s/></text:span>107: 10:10:38.09 10:10:40.11 <text:s/>Durée 00:00:02.02 <text:s/>Lisibilité 31</text:p>
      <text:p text:style-name="P1">#Entre d<text:span text:style-name="T10">ezembro e janeiro</text:span>,#</text:p>
      <text:p text:style-name="P1"/>
      <text:p text:style-name="P1"><text:span text:style-name="T1"><text:s/></text:span>108: 10:10:40.15 10:10:43.05 <text:s/>Durée 00:00:02.15 <text:s/>Lisibilité 39</text:p>
      <text:p text:style-name="P1">#<text:span text:style-name="T10">estranhos</text:span> mastodontes</text:p>
      <text:p text:style-name="P1"><text:span text:style-name="T10">refugiam-se nelas</text:span>.#</text:p>
      <text:p text:style-name="P1"/>
      <text:p text:style-name="P1"><text:span text:style-name="T1"><text:s/></text:span>109: 10:11:03.08 10:11:05.09 <text:s/>Durée 00:00:02.01 <text:s/>Lisibilité 31</text:p>
      <text:p text:style-name="P1">#Fu<text:span text:style-name="T10">gindo das águas frias</text:span></text:p>
      <text:p text:style-name="P1"><text:span text:style-name="T10">do Atlântico</text:span>#</text:p>
      <text:p text:style-name="P1"/>
      <text:p text:style-name="P1"><text:span text:style-name="T1"><text:s/></text:span>110: 10:11:05.14 10:11:08.04 <text:s/>Durée 00:00:02.15 <text:s/>Lisibilité 39</text:p>
      <text:p text:style-name="P1">#e <text:span text:style-name="T10">do Golfo do México</text:span></text:p>
      <text:p text:style-name="P1"><text:span text:style-name="T10">onde passaram o verão</text:span>,#</text:p>
      <text:p text:style-name="P1"/>
      <text:p text:style-name="P1"><text:span text:style-name="T1"><text:s/></text:span>111: 10:11:08.08 10:11:10.22 <text:s/>Durée 00:00:02.14 <text:s/>Lisibilité 38</text:p>
      <text:p text:style-name="P1">#<text:span text:style-name="T10">ess</text:span>es lamantins</text:p>
      <text:p text:style-name="P1"><text:span text:style-name="T10">começaram sua migração</text:span>.#</text:p>
      <text:p text:style-name="P1"/>
      <text:p text:style-name="P1"><text:span text:style-name="T1"><text:s/></text:span>112: 10:11:15.13 10:11:17.09 <text:s/>Durée 00:00:01.21 <text:s/>Lisibilité 28</text:p>
      <text:p text:style-name="P1">#<text:span text:style-name="T10">Eles subirão os cursos</text:span> d'água#</text:p>
      <text:p text:style-name="P1"/>
      <text:p text:style-name="P1"><text:span text:style-name="T1"><text:s/></text:span>113: 10:11:17.14 10:11:20.18 <text:s/>Durée 00:00:03.04 <text:s/>Lisibilité 47</text:p>
      <text:p text:style-name="P1">#<text:span text:style-name="T10">ocultos sob os ciprestes</text:span></text:p>
      <text:p text:style-name="P1"><text:soft-page-break/><text:span text:style-name="T10">cobertos de barba-de-velho</text:span>#</text:p>
      <text:p text:style-name="P1"/>
      <text:p text:style-name="P1"><text:span text:style-name="T1"><text:s/></text:span>114: 10:11:20.22 10:11:23.01 <text:s/>Durée 00:00:02.04 <text:s/>Lisibilité 32</text:p>
      <text:p text:style-name="P1">#<text:span text:style-name="T10">para chegar às</text:span> nascentes.#</text:p>
      <text:p text:style-name="P1"/>
      <text:p text:style-name="P1"><text:span text:style-name="T1"><text:s/></text:span>115: 10:11:29.06 10:11:32.16 <text:s/>Durée 00:00:03.10 <text:s/>Lisibilité 51</text:p>
      <text:p text:style-name="P1">#<text:span text:style-name="T10">Esses mamíferos podem viver</text:span></text:p>
      <text:p text:style-name="P1"><text:span text:style-name="T10">na</text:span> água doce <text:span text:style-name="T10">e no ma</text:span>r,#</text:p>
      <text:p text:style-name="P1"/>
      <text:p text:style-name="P1"><text:span text:style-name="T1"><text:s/></text:span>116: 10:11:32.20 10:11:36.16 <text:s/>Durée 00:00:03.21 <text:s/>Lisibilité 58</text:p>
      <text:p text:style-name="P1">#<text:span text:style-name="T10">pois seu</text:span> organism<text:span text:style-name="T10">o enfrenta</text:span></text:p>
      <text:p text:style-name="P1"><text:span text:style-name="T10">todas as</text:span> varia<text:span text:style-name="T10">çõe</text:span>s de salini<text:span text:style-name="T10">dade</text:span>.#</text:p>
      <text:p text:style-name="P1"/>
      <text:p text:style-name="P1"><text:span text:style-name="T1"><text:s/></text:span>117: 10:11:43.08 10:11:45.01 <text:s/>Durée 00:00:01.18 <text:s/>Lisibilité 26</text:p>
      <text:p text:style-name="P1">#Ma<text:span text:style-name="T10">s curiosamente</text:span>,#</text:p>
      <text:p text:style-name="P1"/>
      <text:p text:style-name="P1"><text:span text:style-name="T1"><text:s/></text:span>118: 10:11:45.06 10:11:47.15 <text:s/>Durée 00:00:02.09 <text:s/>Lisibilité 35</text:p>
      <text:p text:style-name="P1">#<text:span text:style-name="T10">eles não têm gordura suficiente</text:span>#</text:p>
      <text:p text:style-name="P1"/>
      <text:p text:style-name="P1"><text:span text:style-name="T1"><text:s/></text:span>119: 10:11:47.19 10:11:50.18 <text:s/>Durée 00:00:02.24 <text:s/>Lisibilité 44</text:p>
      <text:p text:style-name="P10">#p<text:span text:style-name="T10">ara resistir</text:span></text:p>
      <text:p text:style-name="P10"><text:span text:style-name="T10">a temperaturas abaixo de</text:span> 20°<text:span text:style-name="T10">C</text:span>.#</text:p>
      <text:p text:style-name="P1"/>
      <text:p text:style-name="P1"><text:span text:style-name="T1"><text:s/></text:span>120: 10:11:52.16 10:11:56.02 <text:s/>Durée 00:00:03.11 <text:s/>Lisibilité 52</text:p>
      <text:p text:style-name="P10">#U<text:span text:style-name="T10">ma</text:span> água <text:span text:style-name="T10">abaixo </text:span>de 15°</text:p>
      <text:p text:style-name="P10"><text:span text:style-name="T10">seria fatal para eles</text:span>.#</text:p>
      <text:p text:style-name="P1"/>
      <text:p text:style-name="P1"><text:span text:style-name="T1"><text:s/></text:span>121: 10:12:00.09 10:12:04.17 <text:s/>Durée 00:00:04.08 <text:s/>Lisibilité 65</text:p>
      <text:p text:style-name="P1"><text:span text:style-name="T10">A</text:span> temperatura da água das nascentes</text:p>
      <text:p text:style-name="P1">na Flórida <text:span text:style-name="T10">é igual o </text:span>ano <text:span text:style-name="T10">todo</text:span>.</text:p>
      <text:p text:style-name="P1"/>
      <text:p text:style-name="P1"><text:span text:style-name="T1"><text:s/></text:span>122: 10:12:04.21 10:12:09.18 <text:s/>Durée 00:00:04.22 <text:s/>Lisibilité 73</text:p>
      <text:p text:style-name="P1">El<text:span text:style-name="T10">a reflete </text:span>a temperatura</text:p>
      <text:p text:style-name="P1">ext<text:span text:style-name="T10">erna média, que é</text:span> de 22°.</text:p>
      <text:p text:style-name="P1"/>
      <text:p text:style-name="P1"><text:span text:style-name="T1"><text:s/></text:span>123: 10:12:10.14 10:12:13.06 <text:s/>Durée 00:00:02.17 <text:s/>Lisibilité 40</text:p>
      <text:p text:style-name="P1"><text:span text:style-name="T10">N</text:span>ascentes são habitats</text:p>
      <text:p text:style-name="P1"><text:span text:style-name="T10">para todos os</text:span> animais,</text:p>
      <text:p text:style-name="P1"/>
      <text:p text:style-name="P1"><text:span text:style-name="T1"><text:s/></text:span>124: 10:12:14.03 10:12:17.23 <text:s/>Durée 00:00:03.20 <text:s/>Lisibilité 57</text:p>
      <text:p text:style-name="P10">s<text:span text:style-name="T10">obretudo para os que não podem</text:span></text:p>
      <text:p text:style-name="P10"><text:span text:style-name="T10">viver fora da</text:span>s nascentes.</text:p>
      <text:p text:style-name="P1"/>
      <text:p text:style-name="P1"><text:span text:style-name="T1"><text:s/></text:span>125: 10:12:26.05 10:12:27.19 <text:s/>Durée 00:00:01.14 <text:s/>Lisibilité 23</text:p>
      <text:p text:style-name="P1">#En<text:span text:style-name="T10">terradas na areia</text:span>,#</text:p>
      <text:p text:style-name="P1"/>
      <text:p text:style-name="P1"><text:span text:style-name="T1"><text:s/></text:span>126: 10:12:27.23 10:12:31.10 <text:s/>Durée 00:00:03.12 <text:s/>Lisibilité 52</text:p>
      <text:p text:style-name="P1">#<text:span text:style-name="T10">a</text:span>s camadas de calcári<text:span text:style-name="T10">o</text:span></text:p>
      <text:p text:style-name="P1"><text:span text:style-name="T10">têm uma</text:span> capaci<text:span text:style-name="T10">dade </text:span>isola<text:span text:style-name="T10">nte</text:span> forte#</text:p>
      <text:p text:style-name="P1"/>
      <text:p text:style-name="P1"><text:span text:style-name="T1"><text:s/></text:span>127: 10:12:31.14 10:12:34.20 <text:s/>Durée 00:00:03.06 <text:s/>Lisibilité 49</text:p>
      <text:p text:style-name="P10">#<text:span text:style-name="T10">garantindo</text:span> à água</text:p>
      <text:p text:style-name="P10">temperatura constante <text:span text:style-name="T10">o </text:span>ano <text:span text:style-name="T10">todo</text:span>.#</text:p>
      <text:p text:style-name="P1"/>
      <text:p text:style-name="P1"><text:span text:style-name="T1"><text:s/></text:span>128: 10:12:54.05 10:12:57.00 <text:s/>Durée 00:00:02.20 <text:s/>Lisibilité 42</text:p>
      <text:p text:style-name="P1">#<text:span text:style-name="T10">Em certos pontos,</text:span></text:p>
      <text:p text:style-name="P1"><text:span text:style-name="T10">o</text:span>s lamantins se <text:span text:style-name="T10">a</text:span>press<text:span text:style-name="T10">am</text:span>,#</text:p>
      <text:p text:style-name="P1"/>
      <text:p text:style-name="P1"><text:span text:style-name="T1"><text:s/></text:span>129: 10:12:57.05 10:13:00.21 <text:s/>Durée 00:00:03.16 <text:s/>Lisibilité 55</text:p>
      <text:p text:style-name="P1"><text:span text:style-name="T10">se aglutinam</text:span>, forman<text:span text:style-name="T10">do grupos</text:span></text:p>
      <text:p text:style-name="P1"><text:soft-page-break/>de <text:span text:style-name="T10">mai</text:span>s de 200 indiv<text:span text:style-name="T10">íduo</text:span>s.#</text:p>
      <text:p text:style-name="P1"/>
      <text:p text:style-name="P1"><text:span text:style-name="T1"><text:s/></text:span>130: 10:13:03.15 10:13:06.18 <text:s/>Durée 00:00:03.03 <text:s/>Lisibilité 47</text:p>
      <text:p text:style-name="P1">#<text:span text:style-name="T10">Em</text:span> Cristal River,</text:p>
      <text:p text:style-name="P1"><text:span text:style-name="T10">a estação termal mais procurada</text:span>,#</text:p>
      <text:p text:style-name="P1"/>
      <text:p text:style-name="P1"><text:span text:style-name="T1"><text:s/></text:span>131: 10:13:06.22 10:13:08.06 <text:s/>Durée 00:00:01.09 <text:s/>Lisibilité 20</text:p>
      <text:p text:style-name="P1">#é <text:span text:style-name="T10">um tumulto</text:span>.#</text:p>
      <text:p text:style-name="P1"/>
      <text:p text:style-name="P1"><text:span text:style-name="T1"><text:s/></text:span>132: 10:13:12.11 10:13:14.08 <text:s/>Durée 00:00:01.22 <text:s/>Lisibilité 28</text:p>
      <text:p text:style-name="P10">#<text:span text:style-name="T10">Mais</text:span> <text:span text:style-name="T10">para </text:span>n<text:span text:style-name="T10">ô</text:span>mades</text:p>
      <text:p text:style-name="P10">e solit<text:span text:style-name="T10">ário</text:span>s,#</text:p>
      <text:p text:style-name="P1"/>
      <text:p text:style-name="P1"><text:span text:style-name="T1"><text:s/></text:span>133: 10:13:14.12 10:13:17.03 <text:s/>Durée 00:00:02.16 <text:s/>Lisibilité 40</text:p>
      <text:p text:style-name="P11">#<text:span text:style-name="T11">ess</text:span>es sir<text:span text:style-name="T11">ênios</text:span></text:p>
      <text:p text:style-name="P11"><text:span text:style-name="T11">viraram habitués daqui</text:span>.#</text:p>
      <text:p text:style-name="P1"/>
      <text:p text:style-name="P1"><text:span text:style-name="T1"><text:s/></text:span>134: 10:13:22.19 10:13:24.16 <text:s/>Durée 00:00:01.22 <text:s/>Lisibilité 28</text:p>
      <text:p text:style-name="P1">#<text:span text:style-name="T11">Inverno após inverno</text:span>,#</text:p>
      <text:p text:style-name="P1"/>
      <text:p text:style-name="P1"><text:span text:style-name="T1"><text:s/></text:span>135: 10:13:24.20 10:13:28.17 <text:s/>Durée 00:00:03.22 <text:s/>Lisibilité 58</text:p>
      <text:p text:style-name="P1">#<text:span text:style-name="T11">eles gostam de voltar à</text:span> nascente</text:p>
      <text:p text:style-name="P1"><text:span text:style-name="T11">a que se apegaram tanto</text:span>.#</text:p>
      <text:p text:style-name="P1"/>
      <text:p text:style-name="P1"><text:span text:style-name="T1"><text:s/></text:span>136: 10:13:32.15 10:13:36.00 <text:s/>Durée 00:00:03.10 <text:s/>Lisibilité 51</text:p>
      <text:p text:style-name="P11">#<text:span text:style-name="T11">Eles não se esfregam</text:span></text:p>
      <text:p text:style-name="P11"><text:span text:style-name="T11">para aliviar coceiras</text:span>,#</text:p>
      <text:p text:style-name="P1"/>
      <text:p text:style-name="P1"><text:span text:style-name="T1"><text:s/></text:span>137: 10:13:37.02 10:13:40.04 <text:s/>Durée 00:00:03.02 <text:s/>Lisibilité 46</text:p>
      <text:p text:style-name="P1">#<text:span text:style-name="T11">são as fêmeas no cio</text:span>#</text:p>
      <text:p text:style-name="P1"/>
      <text:p text:style-name="P1"><text:span text:style-name="T1"><text:s/></text:span>138: 10:13:40.09 10:13:43.00 <text:s/>Durée 00:00:02.16 <text:s/>Lisibilité 40</text:p>
      <text:p text:style-name="P1">#<text:span text:style-name="T11">que estimulam seu cheiro</text:span></text:p>
      <text:p text:style-name="P1"><text:span text:style-name="T11">para atrair machos</text:span>.#</text:p>
      <text:p text:style-name="P1"/>
      <text:p text:style-name="P1"><text:span text:style-name="T1"><text:s/></text:span>139: 10:13:56.12 10:13:59.19 <text:s/>Durée 00:00:03.07 <text:s/>Lisibilité 49</text:p>
      <text:p text:style-name="P1">#<text:span text:style-name="T11">Farejar, tocar ou beijar</text:span>#</text:p>
      <text:p text:style-name="P1"/>
      <text:p text:style-name="P1"><text:span text:style-name="T1"><text:s/></text:span>140: 10:13:59.24 10:14:03.09 <text:s/>Durée 00:00:03.10 <text:s/>Lisibilité 51</text:p>
      <text:p text:style-name="P1">#s<text:span text:style-name="T11">ão contatos físicos essenciais</text:span>#</text:p>
      <text:p text:style-name="P1"/>
      <text:p text:style-name="P1"><text:span text:style-name="T1"><text:s/></text:span>141: 10:14:03.14 10:14:05.18 <text:s/>Durée 00:00:02.04 <text:s/>Lisibilité 32</text:p>
      <text:p text:style-name="P11">#p<text:span text:style-name="T11">ara se conhecer</text:span></text:p>
      <text:p text:style-name="P11"><text:span text:style-name="T11">ou se reconhecer</text:span>.#</text:p>
      <text:p text:style-name="P1"/>
      <text:p text:style-name="P1"><text:span text:style-name="T1"><text:s/></text:span>142: 10:14:28.04 10:14:29.02 <text:s/>Durée 00:00:00.23 <text:s/>Lisibilité 14</text:p>
      <text:p text:style-name="P1">#C<text:span text:style-name="T12">ada</text:span> nascente#</text:p>
      <text:p text:style-name="P1"/>
      <text:p text:style-name="P1"><text:span text:style-name="T1"><text:s/></text:span>143: 10:14:29.07 10:14:33.09 <text:s/>Durée 00:00:04.02 <text:s/>Lisibilité 61</text:p>
      <text:p text:style-name="P1">#<text:span text:style-name="T12">resulta</text:span> <text:span text:style-name="T12">da </text:span>simple<text:span text:style-name="T12">s união</text:span></text:p>
      <text:p text:style-name="P1"><text:span text:style-name="T12">do hidrogênio com o oxigênio</text:span>.#</text:p>
      <text:p text:style-name="P1"/>
      <text:p text:style-name="P1"><text:span text:style-name="T1"><text:s/></text:span>144: 10:14:36.13 10:14:38.05 <text:s/>Durée 00:00:01.17 <text:s/>Lisibilité 25</text:p>
      <text:p text:style-name="P1">#<text:span text:style-name="T12">Gotas caídas do céu</text:span>,#</text:p>
      <text:p text:style-name="P1"/>
      <text:p text:style-name="P1"><text:span text:style-name="T1"><text:s/></text:span>145: 10:14:39.01 10:14:42.23 <text:s/>Durée 00:00:03.22 <text:s/>Lisibilité 58</text:p>
      <text:p text:style-name="P1">#<text:span text:style-name="T12">às vezes a vários</text:span> quilômetros</text:p>
      <text:p text:style-name="P1"><text:span text:style-name="T12">de onde</text:span> a água <text:span text:style-name="T12">brota</text:span>.#</text:p>
      <text:p text:style-name="P1"/>
      <text:p text:style-name="P1"><text:span text:style-name="T1"><text:s/></text:span>146: 10:14:59.12 10:15:01.13 <text:s/>Durée 00:00:02.01 <text:s/>Lisibilité 31</text:p>
      <text:p text:style-name="P1"><text:soft-page-break/>#<text:span text:style-name="T12">O ciclo</text:span> da água com<text:span text:style-name="T12">eça</text:span>#</text:p>
      <text:p text:style-name="P1"/>
      <text:p text:style-name="P1"><text:span text:style-name="T1"><text:s/></text:span>147: 10:15:01.18 10:15:04.09 <text:s/>Durée 00:00:02.16 <text:s/>Lisibilité 40</text:p>
      <text:p text:style-name="P1">#<text:span text:style-name="T12">no ponto de </text:span>infiltra<text:span text:style-name="T12">ção</text:span></text:p>
      <text:p text:style-name="P1"><text:span text:style-name="T12">onde o</text:span> sol<text:span text:style-name="T12">o é permeável</text:span>.#</text:p>
      <text:p text:style-name="P1"/>
      <text:p text:style-name="P1"><text:span text:style-name="T1"><text:s/></text:span>148: 10:15:09.03 10:15:11.20 <text:s/>Durée 00:00:02.17 <text:s/>Lisibilité 40</text:p>
      <text:p text:style-name="P1">#<text:span text:style-name="T13">Na estação chuvosa,</text:span></text:p>
      <text:p text:style-name="P1"><text:span text:style-name="T13">de junho a outubro</text:span>,#</text:p>
      <text:p text:style-name="P1"/>
      <text:p text:style-name="P1"><text:span text:style-name="T1"><text:s/></text:span>149: 10:15:12.00 10:15:16.04 <text:s/>Durée 00:00:04.04 <text:s/>Lisibilité 62</text:p>
      <text:p text:style-name="P12">#u<text:span text:style-name="T13">ma</text:span> parte d<text:span text:style-name="T13">a</text:span>s pr<text:span text:style-name="T13">e</text:span>cipita<text:span text:style-name="T13">ções</text:span></text:p>
      <text:p text:style-name="P12"><text:span text:style-name="T13">entra nos córregos e</text:span> rios.#</text:p>
      <text:p text:style-name="P1"/>
      <text:p text:style-name="P1"><text:span text:style-name="T1"><text:s/></text:span>150: 10:15:23.19 10:15:27.07 <text:s/>Durée 00:00:03.13 <text:s/>Lisibilité 53</text:p>
      <text:p text:style-name="P12">#<text:span text:style-name="T13">Em certos pontos,</text:span></text:p>
      <text:p text:style-name="P12"><text:span text:style-name="T13">é</text:span> absor<text:span text:style-name="T13">vida </text:span>p<text:span text:style-name="T13">elos solos arenosos</text:span>.#</text:p>
      <text:p text:style-name="P1"/>
      <text:p text:style-name="P1"><text:span text:style-name="T1"><text:s/></text:span>151: 10:15:29.10 10:15:32.22 <text:s/>Durée 00:00:03.12 <text:s/>Lisibilité 52</text:p>
      <text:p text:style-name="P13">#<text:span text:style-name="T14">Em outros pontos</text:span>,</text:p>
      <text:p text:style-name="P13">a água s<text:span text:style-name="T14">e </text:span>infiltr<text:span text:style-name="T14">a n</text:span>a rocha calcária.#</text:p>
      <text:p text:style-name="P1"/>
      <text:p text:style-name="P1"><text:span text:style-name="T1"><text:s/></text:span>152: 10:15:37.20 10:15:40.15 <text:s/>Durée 00:00:02.20 <text:s/>Lisibilité 42</text:p>
      <text:p text:style-name="P1">#Durant<text:span text:style-name="T14">e</text:span> sema<text:span text:style-name="T14">nas, meses ou século</text:span>s,#</text:p>
      <text:p text:style-name="P1"/>
      <text:p text:style-name="P1"><text:span text:style-name="T1"><text:s/></text:span>153: 10:15:40.19 10:15:43.23 <text:s/>Durée 00:00:03.04 <text:s/>Lisibilité 47</text:p>
      <text:p text:style-name="P13">#a água<text:span text:style-name="T14"> viaja entre essas pilhas</text:span></text:p>
      <text:p text:style-name="P13">de rochas fri<text:span text:style-name="T14">ávei</text:span>s,#</text:p>
      <text:p text:style-name="P1"/>
      <text:p text:style-name="P1"><text:span text:style-name="T1"><text:s/></text:span>154: 10:15:44.02 10:15:48.08 <text:s/>Durée 00:00:04.06 <text:s/>Lisibilité 64</text:p>
      <text:p text:style-name="P13">#sol<text:span text:style-name="T14">úveis ou porosas</text:span></text:p>
      <text:p text:style-name="P13"><text:span text:style-name="T14">moldando cenários surpreendentes</text:span>.#</text:p>
      <text:p text:style-name="P1"/>
      <text:p text:style-name="P1"><text:span text:style-name="T1"><text:s/></text:span>155: 10:16:04.12 10:16:06.20 <text:s/>Durée 00:00:02.08 <text:s/>Lisibilité 35</text:p>
      <text:p text:style-name="P13">#Quand<text:span text:style-name="T14">o o subsolo</text:span></text:p>
      <text:p text:style-name="P13"><text:span text:style-name="T14">chega à saturação</text:span>,#</text:p>
      <text:p text:style-name="P1"/>
      <text:p text:style-name="P1"><text:span text:style-name="T1"><text:s/></text:span>156: 10:16:06.24 10:16:08.22 <text:s/>Durée 00:00:01.23 <text:s/>Lisibilité 29</text:p>
      <text:p text:style-name="P1">#<text:span text:style-name="T14">as águas pluviais</text:span> qu<text:span text:style-name="T14">e</text:span> aflue<text:span text:style-name="T14">m</text:span>#</text:p>
      <text:p text:style-name="P1"/>
      <text:p text:style-name="P1"><text:span text:style-name="T1"><text:s/></text:span>157: 10:16:09.02 10:16:11.06 <text:s/>Durée 00:00:02.04 <text:s/>Lisibilité 32</text:p>
      <text:p text:style-name="P1">#pression<text:span text:style-name="T14">am a</text:span> água <text:span text:style-name="T14">já pre</text:span>sente.#</text:p>
      <text:p text:style-name="P1"/>
      <text:p text:style-name="P1"><text:span text:style-name="T1"><text:s/></text:span>158: 10:16:12.06 10:16:16.10 <text:s/>Durée 00:00:04.04 <text:s/>Lisibilité 62</text:p>
      <text:p text:style-name="P1">#El<text:span text:style-name="T14">a busca então caminhos</text:span></text:p>
      <text:p text:style-name="P1"><text:span text:style-name="T14">para brotar de novo na superfície</text:span>.#</text:p>
      <text:p text:style-name="P1"/>
      <text:p text:style-name="P1"><text:span text:style-name="T1"><text:s/></text:span>159: 10:16:41.15 10:16:43.07 <text:s/>Durée 00:00:01.17 <text:s/>Lisibilité 25</text:p>
      <text:p text:style-name="P13">#<text:span text:style-name="T14">Essa</text:span>s nascentes</text:p>
      <text:p text:style-name="P13">providen<text:span text:style-name="T14">ciai</text:span>s#</text:p>
      <text:p text:style-name="P1"/>
      <text:p text:style-name="P1"><text:span text:style-name="T1"><text:s/></text:span>160: 10:16:43.12 10:16:47.00 <text:s/>Durée 00:00:03.13 <text:s/>Lisibilité 53</text:p>
      <text:p text:style-name="P1">#<text:span text:style-name="T14">já eram muito</text:span> fr<text:span text:style-name="T14">e</text:span>quent<text:span text:style-name="T14">adas</text:span></text:p>
      <text:p text:style-name="P1"><text:span text:style-name="T14">há vários</text:span> milhões de anos.#</text:p>
      <text:p text:style-name="P1"/>
      <text:p text:style-name="P1"><text:span text:style-name="T1"><text:s/></text:span>161: 10:16:50.04 10:16:50.24 <text:s/>Durée 00:00:00.20 <text:s/>Lisibilité 12</text:p>
      <text:p text:style-name="P1">#<text:span text:style-name="T14">Com o tempo</text:span>,#</text:p>
      <text:p text:style-name="P1"/>
      <text:p text:style-name="P1"><text:span text:style-name="T1"><text:s/></text:span>162: 10:16:51.04 10:16:54.19 <text:s/>Durée 00:00:03.15 <text:s/>Lisibilité 54</text:p>
      <text:p text:style-name="P1">#camadas de s<text:span text:style-name="T14">e</text:span>diment<text:span text:style-name="T14">o</text:span>s</text:p>
      <text:p text:style-name="P1"><text:soft-page-break/>e de calcári<text:span text:style-name="T14">o empilharam-se</text:span>#</text:p>
      <text:p text:style-name="P1"/>
      <text:p text:style-name="P1"><text:span text:style-name="T1"><text:s/></text:span>163: 10:16:54.23 10:16:59.04 <text:s/>Durée 00:00:04.06 <text:s/>Lisibilité 64</text:p>
      <text:p text:style-name="P1">#cr<text:span text:style-name="T14">iando um verdadeiro mil-folhas</text:span></text:p>
      <text:p text:style-name="P1"><text:span text:style-name="T14">geológico e arqueológico</text:span>.#</text:p>
      <text:p text:style-name="P1"/>
      <text:p text:style-name="P1"><text:span text:style-name="T1"><text:s/></text:span>164: 10:17:17.10 10:17:19.14 <text:s/>Durée 00:00:02.04 <text:s/>Lisibilité 32</text:p>
      <text:p text:style-name="P1">#<text:span text:style-name="T14">A</text:span> 60 m de profundidade,#</text:p>
      <text:p text:style-name="P1"/>
      <text:p text:style-name="P1"><text:span text:style-name="T1"><text:s/></text:span>165: 10:17:19.19 10:17:22.05 <text:s/>Durée 00:00:02.11 <text:s/>Lisibilité 37</text:p>
      <text:p text:style-name="P1">#Morris e Long</text:p>
      <text:p text:style-name="P1"><text:span text:style-name="T14">continuam a</text:span> explora<text:span text:style-name="T14">ção</text:span>#</text:p>
      <text:p text:style-name="P1"/>
      <text:p text:style-name="P1"><text:span text:style-name="T1"><text:s/></text:span>166: 10:17:22.09 10:17:25.09 <text:s/>Durée 00:00:03.00 <text:s/>Lisibilité 45</text:p>
      <text:p text:style-name="P13">#de <text:span text:style-name="T14">um dos </text:span>aquíferos</text:p>
      <text:p text:style-name="P13"><text:span text:style-name="T14">mais produtivos</text:span> da Flórida.#</text:p>
      <text:p text:style-name="P1"/>
      <text:p text:style-name="P1"><text:span text:style-name="T1"><text:s/></text:span>167: 10:18:00.19 10:18:03.10 <text:s/>Durée 00:00:02.16 <text:s/>Lisibilité 40</text:p>
      <text:p text:style-name="P1">#<text:span text:style-name="T14">E</text:span>stim<text:span text:style-name="T14">am</text:span> que <text:span text:style-name="T14">a</text:span>s pr<text:span text:style-name="T14">imeira</text:span>s nascentes</text:p>
      <text:p text:style-name="P1"><text:span text:style-name="T14">formaram-se</text:span>#</text:p>
      <text:p text:style-name="P1"/>
      <text:p text:style-name="P1"><text:span text:style-name="T1"><text:s/></text:span>168: 10:18:03.15 10:18:05.10 <text:s/>Durée 00:00:01.20 <text:s/>Lisibilité 27</text:p>
      <text:p text:style-name="P1">#<text:span text:style-name="T14">há</text:span> 55 milhões d<text:span text:style-name="T14">e </text:span>ano<text:span text:style-name="T14">s</text:span>.#</text:p>
      <text:p text:style-name="P1"/>
      <text:p text:style-name="P1"><text:span text:style-name="T1"><text:s/></text:span>169: 10:18:07.22 10:18:09.15 <text:s/>Durée 00:00:01.18 <text:s/>Lisibilité 26</text:p>
      <text:p text:style-name="P1">#<text:span text:style-name="T14">Ness</text:span>e dédal<text:span text:style-name="T14">o</text:span> de galerias,#</text:p>
      <text:p text:style-name="P1"/>
      <text:p text:style-name="P1"><text:span text:style-name="T1"><text:s/></text:span>170: 10:18:09.19 10:18:12.17 <text:s/>Durée 00:00:02.23 <text:s/>Lisibilité 44</text:p>
      <text:p text:style-name="P1">#animais pré-hist<text:span text:style-name="T14">óricos</text:span></text:p>
      <text:p text:style-name="P1"><text:span text:style-name="T14">acabaram presos</text:span>.#</text:p>
      <text:p text:style-name="P1"/>
      <text:p text:style-name="P1"><text:span text:style-name="T1"><text:s/></text:span>171: 10:18:18.18 10:18:21.18 <text:s/>Durée 00:00:03.00 <text:s/>Lisibilité 45</text:p>
      <text:p text:style-name="P1">#<text:span text:style-name="T14">Os fósseis que repousam aqui</text:span></text:p>
      <text:p text:style-name="P1"><text:span text:style-name="T14">são indícios valiosos</text:span>#</text:p>
      <text:p text:style-name="P1"/>
      <text:p text:style-name="P1"><text:span text:style-name="T1"><text:s/></text:span>172: 10:18:21.22 10:18:25.11 <text:s/>Durée 00:00:03.14 <text:s/>Lisibilité 53</text:p>
      <text:p text:style-name="P13">#<text:span text:style-name="T14">que permitem avaliar</text:span></text:p>
      <text:p text:style-name="P13">a dat<text:span text:style-name="T14">a</text:span> de forma<text:span text:style-name="T14">ção do </text:span>aquífero.#</text:p>
      <text:p text:style-name="P1"/>
      <text:p text:style-name="P1"><text:span text:style-name="T1"><text:s/></text:span>173: 10:18:38.13 10:18:39.17 <text:s/>Durée 00:00:01.04 <text:s/>Lisibilité 17</text:p>
      <text:p text:style-name="P1"><text:span text:style-name="T14">Espantoso, não</text:span>?</text:p>
      <text:p text:style-name="P1"/>
      <text:p text:style-name="P1"><text:span text:style-name="T1"><text:s/></text:span>174: 10:18:40.06 10:18:41.21 <text:s/>Durée 00:00:01.15 <text:s/>Lisibilité 24</text:p>
      <text:p text:style-name="P14">Não acredito no que vejo.</text:p>
      <text:p text:style-name="P1"/>
      <text:p text:style-name="P1"><text:span text:style-name="T1"><text:s/></text:span>175: 10:18:42.19 10:18:44.18 <text:s/>Durée 00:00:01.24 <text:s/>Lisibilité 29</text:p>
      <text:p text:style-name="P14">Não se vê isso todo dia.</text:p>
      <text:p text:style-name="P1"/>
      <text:p text:style-name="P1"><text:span text:style-name="T1"><text:s/></text:span>176: 10:18:44.23 10:18:46.03 <text:s/>Durée 00:00:01.05 <text:s/>Lisibilité 18</text:p>
      <text:p text:style-name="P1">N<text:span text:style-name="T14">ão</text:span>, <text:span text:style-name="T14">com certeza.</text:span></text:p>
      <text:p text:style-name="P1"/>
      <text:p text:style-name="P1"><text:span text:style-name="T1"><text:s/></text:span>177: 10:18:48.23 10:18:49.22 <text:s/>Durée 00:00:00.24 <text:s/>Lisibilité 14</text:p>
      <text:p text:style-name="P1"><text:span text:style-name="T14">O que era</text:span>?</text:p>
      <text:p text:style-name="P1"/>
      <text:p text:style-name="P1"><text:span text:style-name="T1"><text:s/></text:span>178: 10:18:50.01 10:18:53.06 <text:s/>Durée 00:00:03.05 <text:s/>Lisibilité 48</text:p>
      <text:p text:style-name="P14">Acredito que seja o crânio</text:p>
      <text:p text:style-name="P13"><text:span text:style-name="T14">de uma preguiça gigante</text:span>.</text:p>
      <text:p text:style-name="P1"/>
      <text:p text:style-name="P1"><text:span text:style-name="T1"><text:s/></text:span>179: 10:18:53.10 10:18:55.06 <text:s/>Durée 00:00:01.21 <text:s/>Lisibilité 28</text:p>
      <text:p text:style-name="P1"><text:span text:style-name="T14">Nunca vi nada igual</text:span>.</text:p>
      <text:p text:style-name="P1"><text:soft-page-break/></text:p>
      <text:p text:style-name="P1"><text:span text:style-name="T1"><text:s/></text:span>180: 10:18:55.10 10:18:59.21 <text:s/>Durée 00:00:04.11 <text:s/>Lisibilité 67</text:p>
      <text:p text:style-name="P1"><text:span text:style-name="T14">Havia muitas</text:span> na Flórida</text:p>
      <text:p text:style-name="P1"><text:span text:style-name="T14">há</text:span> milhões d<text:span text:style-name="T14">e </text:span>ano<text:span text:style-name="T14">s</text:span>.</text:p>
      <text:p text:style-name="P1"/>
      <text:p text:style-name="P1"><text:span text:style-name="T1"><text:s/></text:span>181: 10:19:00.20 10:19:03.03 <text:s/>Durée 00:00:02.08 <text:s/>Lisibilité 35</text:p>
      <text:p text:style-name="P1">E <text:span text:style-name="T14">até mesmo</text:span></text:p>
      <text:p text:style-name="P1"><text:span text:style-name="T14">há</text:span> 12 ou 13 mil anos,</text:p>
      <text:p text:style-name="P1"/>
      <text:p text:style-name="P1"><text:span text:style-name="T1"><text:s/></text:span>182: 10:19:03.07 10:19:04.23 <text:s/>Durée 00:00:01.16 <text:s/>Lisibilité 25</text:p>
      <text:p text:style-name="P1"><text:span text:style-name="T14">na época da </text:span>extin<text:span text:style-name="T14">ção</text:span></text:p>
      <text:p text:style-name="P1"/>
      <text:p text:style-name="P1"><text:span text:style-name="T1"><text:s/></text:span>183: 10:19:05.03 10:19:08.08 <text:s/>Durée 00:00:03.05 <text:s/>Lisibilité 48</text:p>
      <text:p text:style-name="P1">d<text:span text:style-name="T14">o</text:span>s grand<text:span text:style-name="T14">e</text:span>s mam<text:span text:style-name="T14">íferos</text:span></text:p>
      <text:p text:style-name="P1">d<text:span text:style-name="T14">o</text:span> Pl<text:span text:style-name="T14">eistoceno no</text:span> nor<text:span text:style-name="T14">te da </text:span>América.</text:p>
      <text:p text:style-name="P1"/>
      <text:p text:style-name="P1"><text:span text:style-name="T1"><text:s/></text:span>184: 10:19:12.07 10:19:16.04 <text:s/>Durée 00:00:03.22 <text:s/>Lisibilité 58</text:p>
      <text:p text:style-name="P13"><text:span text:style-name="T14">Com todos os</text:span> mergulhadores</text:p>
      <text:p text:style-name="P13">qu<text:span text:style-name="T14">e passaram aqui ninguém viu</text:span>?</text:p>
      <text:p text:style-name="P1"/>
      <text:p text:style-name="P1"><text:span text:style-name="T1"><text:s/></text:span>185: 10:19:16.16 10:19:19.07 <text:s/>Durée 00:00:02.16 <text:s/>Lisibilité 40</text:p>
      <text:p text:style-name="P14">Acho que antes</text:p>
      <text:p text:style-name="P13"><text:span text:style-name="T14">ele estava enterrado</text:span>.</text:p>
      <text:p text:style-name="P1"/>
      <text:p text:style-name="P1"><text:span text:style-name="T1"><text:s/></text:span>186: 10:19:20.14 10:19:23.10 <text:s/>Durée 00:00:02.21 <text:s/>Lisibilité 43</text:p>
      <text:p text:style-name="P13"><text:span text:style-name="T14">A</text:span>s nascentes são<text:span text:style-name="T14"> ativas</text:span></text:p>
      <text:p text:style-name="P13"><text:span text:style-name="T14">e mudam constantemente</text:span>.</text:p>
      <text:p text:style-name="P1"/>
      <text:p text:style-name="P1"><text:span text:style-name="T1"><text:s/></text:span>187: 10:19:23.14 10:19:25.15 <text:s/>Durée 00:00:02.01 <text:s/>Lisibilité 31</text:p>
      <text:p text:style-name="P1">U<text:span text:style-name="T14">m</text:span> objet<text:span text:style-name="T14">o enterrado</text:span></text:p>
      <text:p text:style-name="P1">p<text:span text:style-name="T14">ode ressurgir.</text:span></text:p>
      <text:p text:style-name="P1"/>
      <text:p text:style-name="P1"><text:span text:style-name="T1"><text:s/></text:span>188: 10:19:26.08 10:19:29.21 <text:s/>Durée 00:00:03.13 <text:s/>Lisibilité 53</text:p>
      <text:p text:style-name="P1"><text:span text:style-name="T14">Quando </text:span>a Flórida <text:span text:style-name="T14">era mais seca,</text:span></text:p>
      <text:p text:style-name="P1">durant<text:span text:style-name="T14">e o Pleistoceno,</text:span></text:p>
      <text:p text:style-name="P1"/>
      <text:p text:style-name="P1"><text:span text:style-name="T1"><text:s/></text:span>189: 10:19:30.00 10:19:32.14 <text:s/>Durée 00:00:02.14 <text:s/>Lisibilité 38</text:p>
      <text:p text:style-name="P1"><text:span text:style-name="T14">muitas</text:span> nascentes <text:span text:style-name="T14">eram dolinas.</text:span></text:p>
      <text:p text:style-name="P1"/>
      <text:p text:style-name="P1"><text:span text:style-name="T1"><text:s/></text:span>190: 10:19:32.18 10:19:34.10 <text:s/>Durée 00:00:01.17 <text:s/>Lisibilité 25</text:p>
      <text:p text:style-name="P14">Esses abismos a céu aberto</text:p>
      <text:p text:style-name="P1"/>
      <text:p text:style-name="P1"><text:span text:style-name="T1"><text:s/></text:span>191: 10:19:34.15 10:19:37.21 <text:s/>Durée 00:00:03.06 <text:s/>Lisibilité 49</text:p>
      <text:p text:style-name="P13"><text:span text:style-name="T14">podiam</text:span> <text:span text:style-name="T14">virar uma armadilha mortal</text:span></text:p>
      <text:p text:style-name="P13"><text:span text:style-name="T14">para os</text:span> animais.</text:p>
      <text:p text:style-name="P1"/>
      <text:p text:style-name="P1"><text:span text:style-name="T1"><text:s/></text:span>192: 10:19:38.00 10:19:40.18 <text:s/>Durée 00:00:02.18 <text:s/>Lisibilité 41</text:p>
      <text:p text:style-name="P14">Pode ter ocorrido isso</text:p>
      <text:p text:style-name="P13"><text:span text:style-name="T14">com essa preguiça</text:span>.</text:p>
      <text:p text:style-name="P1"/>
      <text:p text:style-name="P1"><text:span text:style-name="T1"><text:s/></text:span>193: 10:19:40.22 10:19:43.14 <text:s/>Durée 00:00:02.17 <text:s/>Lisibilité 40</text:p>
      <text:p text:style-name="P14">Ela pertencia</text:p>
      <text:p text:style-name="P13">à <text:span text:style-name="T14">megafauna do Pleistoceno.</text:span></text:p>
      <text:p text:style-name="P1"/>
      <text:p text:style-name="P1"><text:span text:style-name="T1"><text:s/></text:span>194: 10:19:43.19 10:19:46.01 <text:s/>Durée 00:00:02.07 <text:s/>Lisibilité 34</text:p>
      <text:p text:style-name="P1"><text:span text:style-name="T14">Era realmente</text:span> animais <text:span text:style-name="T14">enormes</text:span>.</text:p>
      <text:p text:style-name="P1"/>
      <text:p text:style-name="P1"><text:span text:style-name="T1"><text:s/></text:span>195: 10:19:46.24 10:19:50.09 <text:s/>Durée 00:00:03.10 <text:s/>Lisibilité 51</text:p>
      <text:p text:style-name="P14">Os fósseis nos contam</text:p>
      <text:p text:style-name="P14">histórias fascinantes.</text:p>
      <text:p text:style-name="P1"><text:soft-page-break/></text:p>
      <text:p text:style-name="P1"><text:span text:style-name="T1"><text:s/></text:span>196: 10:19:50.13 10:19:53.04 <text:s/>Durée 00:00:02.16 <text:s/>Lisibilité 40</text:p>
      <text:p text:style-name="P13"><text:span text:style-name="T14">Eles nos dizem como era na</text:span> Flórida</text:p>
      <text:p text:style-name="P1"/>
      <text:p text:style-name="P1"><text:span text:style-name="T1"><text:s/></text:span>197: 10:19:53.08 10:19:55.16 <text:s/>Durée 00:00:02.08 <text:s/>Lisibilité 35</text:p>
      <text:p text:style-name="P13">e <text:span text:style-name="T14">que</text:span> animais</text:p>
      <text:p text:style-name="P14">circulavam na paisagem.</text:p>
      <text:p text:style-name="P1"/>
      <text:p text:style-name="P1"><text:span text:style-name="T1"><text:s/></text:span>198: 10:20:07.10 10:20:11.08 <text:s/>Durée 00:00:03.23 <text:s/>Lisibilité 59</text:p>
      <text:p text:style-name="P13">#A<text:span text:style-name="T14">o longo do tempo</text:span>,</text:p>
      <text:p text:style-name="P13">a água das nascentes <text:span text:style-name="T14">moldou</text:span> rios,#</text:p>
      <text:p text:style-name="P1"/>
      <text:p text:style-name="P1"><text:span text:style-name="T1"><text:s/></text:span>199: 10:20:11.12 10:20:12.22 <text:s/>Durée 00:00:01.10 <text:s/>Lisibilité 21</text:p>
      <text:p text:style-name="P1">#<text:span text:style-name="T14">lagos e lagoa</text:span>s,#</text:p>
      <text:p text:style-name="P1"/>
      <text:p text:style-name="P1"><text:span text:style-name="T1"><text:s/></text:span>200: 10:20:13.01 10:20:16.08 <text:s/>Durée 00:00:03.07 <text:s/>Lisibilité 49</text:p>
      <text:p text:style-name="P1">#s<text:span text:style-name="T14">em os quais</text:span> a faun<text:span text:style-name="T14">a atual</text:span></text:p>
      <text:p text:style-name="P1"><text:span text:style-name="T14">não poderia viver</text:span>.#</text:p>
      <text:p text:style-name="P1"/>
      <text:p text:style-name="P1"><text:span text:style-name="T1"><text:s/></text:span>201: 10:20:25.04 10:20:26.13 <text:s/>Durée 00:00:01.09 <text:s/>Lisibilité 20</text:p>
      <text:p text:style-name="P1">#Com<text:span text:style-name="T14">o para os</text:span> lamantins,#</text:p>
      <text:p text:style-name="P1"/>
      <text:p text:style-name="P1"><text:span text:style-name="T1"><text:s/></text:span>202: 10:20:26.18 10:20:28.23 <text:s/>Durée 00:00:02.05 <text:s/>Lisibilité 33</text:p>
      <text:p text:style-name="P1">#<text:span text:style-name="T14">a região</text:span> das nascentes</text:p>
      <text:p text:style-name="P1"><text:span text:style-name="T14">é etapa</text:span> crucial#</text:p>
      <text:p text:style-name="P1"/>
      <text:p text:style-name="P1"><text:span text:style-name="T1"><text:s/></text:span>203: 10:20:29.02 10:20:31.12 <text:s/>Durée 00:00:02.10 <text:s/>Lisibilité 36</text:p>
      <text:p text:style-name="P1">#p<text:span text:style-name="T14">ara</text:span> milhões <text:span text:style-name="T14">de aves migratórias</text:span>.#</text:p>
      <text:p text:style-name="P1"/>
      <text:p text:style-name="P1"><text:span text:style-name="T1"><text:s/></text:span>204: 10:20:33.08 10:20:36.01 <text:s/>Durée 00:00:02.18 <text:s/>Lisibilité 41</text:p>
      <text:p text:style-name="P1">#200 espécies v<text:span text:style-name="T14">indas do</text:span> <text:span text:style-name="T14">Ártico</text:span>#</text:p>
      <text:p text:style-name="P1"/>
      <text:p text:style-name="P1"><text:span text:style-name="T1"><text:s/></text:span>205: 10:20:36.06 10:20:39.05 <text:s/>Durée 00:00:02.24 <text:s/>Lisibilité 44</text:p>
      <text:p text:style-name="P1">#<text:span text:style-name="T14">atravessaram o</text:span> Canad<text:span text:style-name="T14">á</text:span></text:p>
      <text:p text:style-name="P1"><text:span text:style-name="T14">antes de chegar à</text:span> Flórida.#</text:p>
      <text:p text:style-name="P1"/>
      <text:p text:style-name="P1"><text:span text:style-name="T1"><text:s/></text:span>206: 10:20:53.19 10:20:56.22 <text:s/>Durée 00:00:03.03 <text:s/>Lisibilité 47</text:p>
      <text:p text:style-name="P13">#<text:span text:style-name="T14">Esses viajantes</text:span></text:p>
      <text:p text:style-name="P13"><text:span text:style-name="T14">misturam-se às</text:span> ibis,#</text:p>
      <text:p text:style-name="P1"/>
      <text:p text:style-name="P1"><text:span text:style-name="T1"><text:s/></text:span>207: 10:20:57.02 10:21:01.03 <text:s/>Durée 00:00:04.01 <text:s/>Lisibilité 61</text:p>
      <text:p text:style-name="P1">#<text:span text:style-name="T15">às garças-brancas-pequenas</text:span></text:p>
      <text:p text:style-name="P1"><text:span text:style-name="T15">e aos outros</text:span> pássaros <text:span text:style-name="T15">sedentários</text:span>.#</text:p>
      <text:p text:style-name="P1"/>
      <text:p text:style-name="P1"><text:span text:style-name="T1"><text:s/></text:span>208: 10:21:03.10 10:21:05.20 <text:s/>Durée 00:00:02.10 <text:s/>Lisibilité 36</text:p>
      <text:p text:style-name="P1">#<text:span text:style-name="T15">A</text:span> península da Flórida <text:span text:style-name="T15">situa-se</text:span>#</text:p>
      <text:p text:style-name="P1"/>
      <text:p text:style-name="P1"><text:span text:style-name="T1"><text:s/></text:span>209: 10:21:06.00 10:21:10.12 <text:s/>Durée 00:00:04.12 <text:s/>Lisibilité 67</text:p>
      <text:p text:style-name="P15">#<text:span text:style-name="T15">numa das maiores</text:span> grandes <text:span text:style-name="T15">rodovias</text:span></text:p>
      <text:p text:style-name="P15"><text:span text:style-name="T15">migratórias do</text:span> continent<text:span text:style-name="T15">e</text:span> am<text:span text:style-name="T15">ericano</text:span>.#</text:p>
      <text:p text:style-name="P1"/>
      <text:p text:style-name="P1"><text:span text:style-name="T1"><text:s/></text:span>210: 10:21:17.10 10:21:20.12 <text:s/>Durée 00:00:03.02 <text:s/>Lisibilité 46</text:p>
      <text:p text:style-name="P15">#P<text:span text:style-name="T15">erto da costa,</text:span></text:p>
      <text:p text:style-name="P15"><text:span text:style-name="T15">o ponto de encontro </text:span>entre a água#</text:p>
      <text:p text:style-name="P1"/>
      <text:p text:style-name="P1"><text:span text:style-name="T1"><text:s/></text:span>211: 10:21:20.16 10:21:23.04 <text:s/>Durée 00:00:02.13 <text:s/>Lisibilité 38</text:p>
      <text:p text:style-name="P15">#das nascentes e <text:span text:style-name="T15">a do mar produz</text:span>#</text:p>
      <text:p text:style-name="P1"/>
      <text:p text:style-name="P1"><text:span text:style-name="T1"><text:s/></text:span>212: 10:21:23.09 10:21:25.15 <text:s/>Durée 00:00:02.06 <text:s/>Lisibilité 34</text:p>
      <text:p text:style-name="P1">#<text:span text:style-name="T15">vários pântanos e mangu</text:span>es.#</text:p>
      <text:p text:style-name="P1"><text:soft-page-break/></text:p>
      <text:p text:style-name="P1"><text:span text:style-name="T1"><text:s/></text:span>213: 10:21:49.00 10:21:52.07 <text:s/>Durée 00:00:03.07 <text:s/>Lisibilité 49</text:p>
      <text:p text:style-name="P1">#<text:span text:style-name="T15">As colônias de </text:span>pássaros d'água</text:p>
      <text:p text:style-name="P1"><text:span text:style-name="T15">poderão fazer ninho</text:span>#</text:p>
      <text:p text:style-name="P1"/>
      <text:p text:style-name="P1"><text:span text:style-name="T1"><text:s/></text:span>214: 10:21:52.11 10:21:54.06 <text:s/>Durée 00:00:01.20 <text:s/>Lisibilité 27</text:p>
      <text:p text:style-name="P1">#e <text:span text:style-name="T15">recuperar as</text:span> fo<text:span text:style-name="T15">rça</text:span>s.#</text:p>
      <text:p text:style-name="P1"/>
      <text:p text:style-name="P1"><text:span text:style-name="T1"><text:s/></text:span>215: 10:22:32.19 10:22:34.00 <text:s/>Durée 00:00:01.06 <text:s/>Lisibilité 19</text:p>
      <text:p text:style-name="P1">#A<text:span text:style-name="T16">lém do cordão costeiro</text:span>,#</text:p>
      <text:p text:style-name="P1"/>
      <text:p text:style-name="P1"><text:span text:style-name="T1"><text:s/></text:span>216: 10:22:34.17 10:22:38.05 <text:s/>Durée 00:00:03.13 <text:s/>Lisibilité 53</text:p>
      <text:p text:style-name="P1">#a água das nascentes</text:p>
      <text:p text:style-name="P1"><text:span text:style-name="T16">alimenta uma vegetação</text:span> luxuriante.#</text:p>
      <text:p text:style-name="P1"/>
      <text:p text:style-name="P1"><text:span text:style-name="T1"><text:s/></text:span>217: 10:22:43.00 10:22:45.09 <text:s/>Durée 00:00:02.09 <text:s/>Lisibilité 35</text:p>
      <text:p text:style-name="P1">#<text:span text:style-name="T16">Essa mata também oferece proteção,</text:span>#</text:p>
      <text:p text:style-name="P1"/>
      <text:p text:style-name="P1"><text:span text:style-name="T1"><text:s/></text:span>218: 10:22:45.14 10:22:49.09 <text:s/>Durée 00:00:03.20 <text:s/>Lisibilité 57</text:p>
      <text:p text:style-name="P1">#c<text:span text:style-name="T16">alor e alimento</text:span></text:p>
      <text:p text:style-name="P1"><text:span text:style-name="T16">a várias</text:span> espécies s<text:span text:style-name="T16">edentária</text:span>s.#</text:p>
      <text:p text:style-name="P1"/>
      <text:p text:style-name="P1"><text:span text:style-name="T1"><text:s/></text:span>219: 10:22:55.09 10:22:57.13 <text:s/>Durée 00:00:02.04 <text:s/>Lisibilité 32</text:p>
      <text:p text:style-name="P1">#<text:span text:style-name="T16">Nos pântanos impenetráveis</text:span>,#</text:p>
      <text:p text:style-name="P1"/>
      <text:p text:style-name="P1"><text:span text:style-name="T1"><text:s/></text:span>220: 10:22:57.17 10:22:59.23 <text:s/>Durée 00:00:02.06 <text:s/>Lisibilité 34</text:p>
      <text:p text:style-name="P1">#<text:span text:style-name="T17">os cervos e os guaxinin</text:span>s#</text:p>
      <text:p text:style-name="P1"/>
      <text:p text:style-name="P1"><text:span text:style-name="T1"><text:s/></text:span>221: 10:23:00.02 10:23:02.21 <text:s/>Durée 00:00:02.19 <text:s/>Lisibilité 41</text:p>
      <text:p text:style-name="P1">#p<text:span text:style-name="T17">odem andar na maior discrição</text:span>.#</text:p>
      <text:p text:style-name="P1"/>
      <text:p text:style-name="P1"><text:span text:style-name="T1"><text:s/></text:span>222: 10:23:18.15 10:23:20.01 <text:s/>Durée 00:00:01.11 <text:s/>Lisibilité 22</text:p>
      <text:p text:style-name="P1">#<text:span text:style-name="T17">Enquanto isso</text:span>,#</text:p>
      <text:p text:style-name="P1"/>
      <text:p text:style-name="P1"><text:span text:style-name="T1"><text:s/></text:span>223: 10:23:20.05 10:23:23.03 <text:s/>Durée 00:00:02.23 <text:s/>Lisibilité 44</text:p>
      <text:p text:style-name="P1">#<text:span text:style-name="T17">os répteis sonolentos</text:span></text:p>
      <text:p text:style-name="P1"><text:span text:style-name="T17">pelo frescor</text:span> matinal#</text:p>
      <text:p text:style-name="P1"/>
      <text:p text:style-name="P1"><text:span text:style-name="T1"><text:s/></text:span>224: 10:23:23.07 10:23:26.06 <text:s/>Durée 00:00:02.24 <text:s/>Lisibilité 44</text:p>
      <text:p text:style-name="P1">#<text:span text:style-name="T17">a</text:span>pro<text:span text:style-name="T17">veitam o calor</text:span></text:p>
      <text:p text:style-name="P1"><text:span text:style-name="T17">de alguns raios</text:span> de sol.#</text:p>
      <text:p text:style-name="P1"/>
      <text:p text:style-name="P1"><text:span text:style-name="T1"><text:s/></text:span>225: 10:23:50.15 10:23:52.20 <text:s/>Durée 00:00:02.05 <text:s/>Lisibilité 33</text:p>
      <text:p text:style-name="P1">#<text:span text:style-name="T17">Nenhuma</text:span> nascente <text:span text:style-name="T17">é igual a outra</text:span>.#</text:p>
      <text:p text:style-name="P1"/>
      <text:p text:style-name="P1"><text:span text:style-name="T1"><text:s/></text:span>226: 10:23:53.23 10:23:56.14 <text:s/>Durée 00:00:02.16 <text:s/>Lisibilité 40</text:p>
      <text:p text:style-name="P1">#C<text:span text:style-name="T17">ada um tem sua própria</text:span> cor.#</text:p>
      <text:p text:style-name="P1"/>
      <text:p text:style-name="P1"><text:span text:style-name="T1"><text:s/></text:span>227: 10:23:59.24 10:24:03.20 <text:s/>Durée 00:00:03.21 <text:s/>Lisibilité 58</text:p>
      <text:p text:style-name="P1">#<text:span text:style-name="T17">No inverno</text:span>, a água cristalin<text:span text:style-name="T17">a</text:span></text:p>
      <text:p text:style-name="P1"><text:span text:style-name="T17">que brota do subsolo</text:span>#</text:p>
      <text:p text:style-name="P1"/>
      <text:p text:style-name="P1"><text:span text:style-name="T1"><text:s/></text:span>228: 10:24:03.24 10:24:07.15 <text:s/>Durée 00:00:03.16 <text:s/>Lisibilité 55</text:p>
      <text:p text:style-name="P16">#<text:span text:style-name="T17">dissolve-se nos tons sanguíneos</text:span></text:p>
      <text:p text:style-name="P16">d<text:span text:style-name="T17">o</text:span> <text:span text:style-name="T17">R</text:span>io Santa Fe.#</text:p>
      <text:p text:style-name="P1"/>
      <text:p text:style-name="P1"><text:span text:style-name="T1"><text:s/></text:span>229: 10:24:27.09 10:24:31.03 <text:s/>Durée 00:00:03.19 <text:s/>Lisibilité 56</text:p>
      <text:p text:style-name="P1">#<text:span text:style-name="T17">O</text:span> profess<text:span text:style-name="T17">o</text:span>r Robert Knight <text:span text:style-name="T17">gosta</text:span></text:p>
      <text:p text:style-name="P1"><text:span text:style-name="T17">de se </text:span>aventur<text:span text:style-name="T17">a</text:span>r <text:span text:style-name="T17">nas florestas</text:span>#</text:p>
      <text:p text:style-name="P1"/>
      <text:p text:style-name="P1"><text:soft-page-break/><text:span text:style-name="T1"><text:s/></text:span>230: 10:24:31.07 10:24:34.15 <text:s/>Durée 00:00:03.08 <text:s/>Lisibilité 50</text:p>
      <text:p text:style-name="P1">#o<text:span text:style-name="T17">nde se escondem as</text:span> nascentes</text:p>
      <text:p text:style-name="P1"><text:span text:style-name="T17">mais secretas</text:span> da Flórida.#</text:p>
      <text:p text:style-name="P1"/>
      <text:p text:style-name="P1"><text:span text:style-name="T1"><text:s/></text:span>231: 10:24:45.24 10:24:48.18 <text:s/>Durée 00:00:02.19 <text:s/>Lisibilité 41</text:p>
      <text:p text:style-name="P1">#<text:span text:style-name="T17">Senho</text:span>r <text:span text:style-name="T17">Nascente</text:span>,</text:p>
      <text:p text:style-name="P1"><text:span text:style-name="T17">como o apelidam aqu</text:span>i,#</text:p>
      <text:p text:style-name="P1"/>
      <text:p text:style-name="P1"><text:span text:style-name="T1"><text:s/></text:span>232: 10:24:48.23 10:24:50.18 <text:s/>Durée 00:00:01.20 <text:s/>Lisibilité 27</text:p>
      <text:p text:style-name="P1">#<text:span text:style-name="T17">é</text:span> capa<text:span text:style-name="T17">z</text:span>, <text:span text:style-name="T17">só de olhar</text:span>,#</text:p>
      <text:p text:style-name="P1"/>
      <text:p text:style-name="P1"><text:span text:style-name="T1"><text:s/></text:span>233: 10:24:50.22 10:24:54.01 <text:s/>Durée 00:00:03.04 <text:s/>Lisibilité 47</text:p>
      <text:p text:style-name="P1">#d<text:span text:style-name="T17">e fazer um</text:span> diagn<text:span text:style-name="T17">ó</text:span>stic<text:span text:style-name="T17">o</text:span></text:p>
      <text:p text:style-name="P1">das nascentes.#</text:p>
      <text:p text:style-name="P1"/>
      <text:p text:style-name="P1"><text:span text:style-name="T1"><text:s/></text:span>234: 10:24:55.23 10:24:58.22 <text:s/>Durée 00:00:02.24 <text:s/>Lisibilité 44</text:p>
      <text:p text:style-name="P1">#<text:span text:style-name="T17">Eles também sabe a origem</text:span></text:p>
      <text:p text:style-name="P1"><text:span text:style-name="T17">desses tons incríveis</text:span>.#</text:p>
      <text:p text:style-name="P1"/>
      <text:p text:style-name="P1"><text:span text:style-name="T1"><text:s/></text:span>235: 10:25:10.17 10:25:14.09 <text:s/>Durée 00:00:03.17 <text:s/>Lisibilité 55</text:p>
      <text:p text:style-name="P1"><text:span text:style-name="T17">O</text:span> Santa Fe <text:span text:style-name="T17">é um</text:span> rio</text:p>
      <text:p text:style-name="P17">de águas negras.</text:p>
      <text:p text:style-name="P1"/>
      <text:p text:style-name="P1"><text:span text:style-name="T1"><text:s/></text:span>236: 10:25:14.14 10:25:16.21 <text:s/>Durée 00:00:02.07 <text:s/>Lisibilité 34</text:p>
      <text:p text:style-name="P17">Essa cor escura</text:p>
      <text:p text:style-name="P1"><text:span text:style-name="T17">vem do</text:span> tanin<text:span text:style-name="T17">o</text:span> <text:span text:style-name="T17">ácido</text:span></text:p>
      <text:p text:style-name="P1"/>
      <text:p text:style-name="P1"><text:span text:style-name="T1"><text:s/></text:span>237: 10:25:17.00 10:25:19.06 <text:s/>Durée 00:00:02.06 <text:s/>Lisibilité 34</text:p>
      <text:p text:style-name="P1">d<text:span text:style-name="T17">a decomposição</text:span></text:p>
      <text:p text:style-name="P17">das folhas de cipreste.</text:p>
      <text:p text:style-name="P1"/>
      <text:p text:style-name="P1"><text:span text:style-name="T1"><text:s/></text:span>238: 10:25:20.19 10:25:24.15 <text:s/>Durée 00:00:03.21 <text:s/>Lisibilité 58</text:p>
      <text:p text:style-name="P17">As águas azuis tão puras</text:p>
      <text:p text:style-name="P1"><text:span text:style-name="T17">vêm</text:span> das nascentes de<text:span text:style-name="T17">ssa piscina</text:span></text:p>
      <text:p text:style-name="P1"/>
      <text:p text:style-name="P1"><text:span text:style-name="T1"><text:s/></text:span>239: 10:25:24.19 10:25:28.15 <text:s/>Durée 00:00:03.21 <text:s/>Lisibilité 58</text:p>
      <text:p text:style-name="P16">qu<text:span text:style-name="T17">e se estende por centenas</text:span></text:p>
      <text:p text:style-name="P16"><text:span text:style-name="T17">e centenas </text:span>de quilômetros <text:span text:style-name="T17">quadrados,</text:span></text:p>
      <text:p text:style-name="P1"/>
      <text:p text:style-name="P1"><text:span text:style-name="T1"><text:s/></text:span>240: 10:25:28.19 10:25:32.08 <text:s/>Durée 00:00:03.14 <text:s/>Lisibilité 53</text:p>
      <text:p text:style-name="P17">onde as águas da chuva fazem pressão</text:p>
      <text:p text:style-name="P16"><text:span text:style-name="T17">nas</text:span> águas subterrâneas.</text:p>
      <text:p text:style-name="P1"/>
      <text:p text:style-name="P1"><text:span text:style-name="T1"><text:s/></text:span>241: 10:25:32.12 10:25:37.09 <text:s/>Durée 00:00:04.22 <text:s/>Lisibilité 73</text:p>
      <text:p text:style-name="P1">Quand<text:span text:style-name="T17">o essas</text:span> águas se <text:span text:style-name="T17">encontram,</text:span></text:p>
      <text:p text:style-name="P17">produzem efeitos cromáticos.</text:p>
      <text:p text:style-name="P1"/>
      <text:p text:style-name="P1"><text:span text:style-name="T1"><text:s/></text:span>242: 10:25:37.13 10:25:41.12 <text:s/>Durée 00:00:03.24 <text:s/>Lisibilité 59</text:p>
      <text:p text:style-name="P1">É <text:span text:style-name="T17">meio como o</text:span> Yin e <text:span text:style-name="T17">o</text:span> Yang</text:p>
      <text:p text:style-name="P1">da água, <text:span text:style-name="T17">por assim dizer</text:span>.</text:p>
      <text:p text:style-name="P1"/>
      <text:p text:style-name="P1"><text:span text:style-name="T1"><text:s/></text:span>243: 10:26:04.17 10:26:06.12 <text:s/>Durée 00:00:01.20 <text:s/>Lisibilité 27</text:p>
      <text:p text:style-name="P1">#<text:span text:style-name="T17">A</text:span> temperatura <text:span text:style-name="T17">elevada</text:span> da água#</text:p>
      <text:p text:style-name="P1"/>
      <text:p text:style-name="P1"><text:span text:style-name="T1"><text:s/></text:span>244: 10:26:06.16 10:26:10.09 <text:s/>Durée 00:00:03.18 <text:s/>Lisibilité 56</text:p>
      <text:p text:style-name="P1">#e <text:span text:style-name="T18">a acumulação de folhas</text:span> mort<text:span text:style-name="T18">a</text:span>s</text:p>
      <text:p text:style-name="P1">provo<text:span text:style-name="T18">cadas pelo</text:span> flux<text:span text:style-name="T18">o fraco</text:span>#</text:p>
      <text:p text:style-name="P1"/>
      <text:p text:style-name="P1"><text:span text:style-name="T1"><text:s/></text:span>245: 10:26:10.13 10:26:14.13 <text:s/>Durée 00:00:04.00 <text:s/>Lisibilité 60</text:p>
      <text:p text:style-name="P1">#favor<text:span text:style-name="T18">ecem sua decomposição</text:span></text:p>
      <text:p text:style-name="P1"><text:soft-page-break/><text:span text:style-name="T18">e a acidificação</text:span> da água.#</text:p>
      <text:p text:style-name="P1"/>
      <text:p text:style-name="P1"><text:span text:style-name="T1"><text:s/></text:span>246: 10:26:15.17 10:26:19.02 <text:s/>Durée 00:00:03.10 <text:s/>Lisibilité 51</text:p>
      <text:p text:style-name="P1">#Ma<text:span text:style-name="T18">s perto</text:span> das nascentes</text:p>
      <text:p text:style-name="P1"><text:span text:style-name="T18">ela ainda é límpida</text:span>.#</text:p>
      <text:p text:style-name="P1"/>
      <text:p text:style-name="P1"><text:span text:style-name="T1"><text:s/></text:span>247: 10:26:22.08 10:26:24.24 <text:s/>Durée 00:00:02.16 <text:s/>Lisibilité 40</text:p>
      <text:p text:style-name="P1"><text:span text:style-name="T18">A co</text:span>r das nascentes</text:p>
      <text:p text:style-name="P1"><text:span text:style-name="T18">é muito</text:span> importante.</text:p>
      <text:p text:style-name="P1"/>
      <text:p text:style-name="P1"><text:span text:style-name="T1"><text:s/></text:span>248: 10:26:25.03 10:26:28.13 <text:s/>Durée 00:00:03.10 <text:s/>Lisibilité 51</text:p>
      <text:p text:style-name="P18">A claridade delas</text:p>
      <text:p text:style-name="P18">é sinal de saúde.</text:p>
      <text:p text:style-name="P1"/>
      <text:p text:style-name="P1"><text:span text:style-name="T1"><text:s/></text:span>249: 10:26:28.18 10:26:30.21 <text:s/>Durée 00:00:02.03 <text:s/>Lisibilité 32</text:p>
      <text:p text:style-name="P19"><text:span text:style-name="T18">É</text:span> primordial</text:p>
      <text:p text:style-name="P19"><text:span text:style-name="T18">que a</text:span> água s<text:span text:style-name="T18">eja clara.</text:span></text:p>
      <text:p text:style-name="P1"/>
      <text:p text:style-name="P1"><text:span text:style-name="T1"><text:s/></text:span>250: 10:26:31.00 10:26:32.22 <text:s/>Durée 00:00:01.22 <text:s/>Lisibilité 28</text:p>
      <text:p text:style-name="P1"><text:span text:style-name="T18">Isso</text:span> favor<text:span text:style-name="T18">ece</text:span></text:p>
      <text:p text:style-name="P1"><text:span text:style-name="T18">a</text:span> passage<text:span text:style-name="T18">m da luz</text:span></text:p>
      <text:p text:style-name="P1"/>
      <text:p text:style-name="P1"><text:span text:style-name="T1"><text:s/></text:span>251: 10:26:33.01 10:26:35.20 <text:s/>Durée 00:00:02.19 <text:s/>Lisibilité 41</text:p>
      <text:p text:style-name="P19"><text:span text:style-name="T18">útil ao desenvolvimento </text:span>d<text:span text:style-name="T18">a</text:span>s plant<text:span text:style-name="T18">as </text:span></text:p>
      <text:p text:style-name="P1"/>
      <text:p text:style-name="P1"><text:span text:style-name="T1"><text:s/></text:span>25:26:35.24 10:26:37.23 <text:s/>Durée 00:00:01.24 <text:s/>Lisibilité 29</text:p>
      <text:p text:style-name="P18">que alimentam</text:p>
      <text:p text:style-name="P19"><text:span text:style-name="T18">peixes e</text:span> pássaros</text:p>
      <text:p text:style-name="P1"/>
      <text:p text:style-name="P1"><text:span text:style-name="T1"><text:s/></text:span>253: 10:26:38.02 10:26:39.23 <text:s/>Durée 00:00:01.21 <text:s/>Lisibilité 28</text:p>
      <text:p text:style-name="P19">qu<text:span text:style-name="T18">e desfrutam</text:span></text:p>
      <text:p text:style-name="P19"><text:span text:style-name="T18">essas</text:span> nascentes.</text:p>
      <text:p text:style-name="P1"/>
      <text:p text:style-name="P1"><text:span text:style-name="T1"><text:s/></text:span>254: 10:26:49.04 10:26:53.06 <text:s/>Durée 00:00:04.02 <text:s/>Lisibilité 61</text:p>
      <text:p text:style-name="P19">#Durant<text:span text:style-name="T18">e seu longo retorno</text:span></text:p>
      <text:p text:style-name="P19"><text:span text:style-name="T18">à superfície</text:span>, a água <text:span text:style-name="T18">esgueirou-se</text:span>#</text:p>
      <text:p text:style-name="P1"/>
      <text:p text:style-name="P1"><text:span text:style-name="T1"><text:s/></text:span>255: 10:26:53.11 10:26:56.08 <text:s/>Durée 00:00:02.22 <text:s/>Lisibilité 43</text:p>
      <text:p text:style-name="P19">#<text:span text:style-name="T18">através de várias </text:span>camadas</text:p>
      <text:p text:style-name="P19">de rochas e <text:span text:style-name="T18">areia</text:span>.#</text:p>
      <text:p text:style-name="P1"/>
      <text:p text:style-name="P1"><text:span text:style-name="T1"><text:s/></text:span>256: 10:26:57.20 10:27:01.23 <text:s/>Durée 00:00:04.03 <text:s/>Lisibilité 62</text:p>
      <text:p text:style-name="P19">#Ela <text:span text:style-name="T18">a</text:span>trave<text:span text:style-name="T18">ssou</text:span> filtr<text:span text:style-name="T18">os</text:span></text:p>
      <text:p text:style-name="P19">qu<text:span text:style-name="T18">e a livraram de qualquer impureza</text:span>.#</text:p>
      <text:p text:style-name="P1"/>
      <text:p text:style-name="P1"><text:span text:style-name="T1"><text:s/></text:span>257: 10:27:05.24 10:27:10.05 <text:s/>Durée 00:00:04.06 <text:s/>Lisibilité 64</text:p>
      <text:p text:style-name="P19">#<text:span text:style-name="T18">A</text:span>s águas cristalin<text:span text:style-name="T18">as permitiram o</text:span></text:p>
      <text:p text:style-name="P19"><text:span text:style-name="T18">desenvolvimento de </text:span>jardins aqu<text:span text:style-name="T18">ático</text:span>s.#</text:p>
      <text:p text:style-name="P1"/>
      <text:p text:style-name="P1"><text:span text:style-name="T1"><text:s/></text:span>258: 10:27:14.03 10:27:18.04 <text:s/>Durée 00:00:04.01 <text:s/>Lisibilité 61</text:p>
      <text:p text:style-name="P1">#<text:span text:style-name="T18">Eles têm </text:span>espécies <text:span text:style-name="T18">em abundância,</text:span></text:p>
      <text:p text:style-name="P1"><text:span text:style-name="T18">a maioria, endêmicas</text:span>.#</text:p>
      <text:p text:style-name="P1"/>
      <text:p text:style-name="P1"><text:span text:style-name="T1"><text:s/></text:span>259: 10:27:26.18 10:27:29.18 <text:s/>Durée 00:00:03.00 <text:s/>Lisibilité 45</text:p>
      <text:p text:style-name="P1">#<text:span text:style-name="T18">Os tapetes de algas fornecem</text:span></text:p>
      <text:p text:style-name="P1">à tartaruga-da-Flórida#</text:p>
      <text:p text:style-name="P1"/>
      <text:p text:style-name="P1"><text:span text:style-name="T1"><text:s/></text:span>260: 10:27:29.22 10:27:33.07 <text:s/>Durée 00:00:03.10 <text:s/>Lisibilité 51</text:p>
      <text:p text:style-name="P1">#<text:span text:style-name="T19">alimento e muitos esconderijos</text:span>.#</text:p>
      <text:p text:style-name="P1"/>
      <text:p text:style-name="P1"><text:soft-page-break/><text:span text:style-name="T1"><text:s/></text:span>261: 10:27:36.21 10:27:40.07 <text:s/>Durée 00:00:03.11 <text:s/>Lisibilité 52</text:p>
      <text:p text:style-name="P1"><text:span text:style-name="T19">É essencial</text:span> que <text:span text:style-name="T19">essa</text:span>s nascentes</text:p>
      <text:p text:style-name="P1"><text:span text:style-name="T19">possam continuar</text:span> cla<text:span text:style-name="T19">ras</text:span></text:p>
      <text:p text:style-name="P1"/>
      <text:p text:style-name="P1"><text:span text:style-name="T1"><text:s/></text:span>262: 10:27:40.11 10:27:43.13 <text:s/>Durée 00:00:03.02 <text:s/>Lisibilité 46</text:p>
      <text:p text:style-name="P20">e <text:span text:style-name="T19">que sua atividade</text:span></text:p>
      <text:p text:style-name="P29">produza corrente suficiente</text:p>
      <text:p text:style-name="P1"/>
      <text:p text:style-name="P1"><text:span text:style-name="T1"><text:s/></text:span>263: 10:27:43.17 10:27:46.21 <text:s/>Durée 00:00:03.04 <text:s/>Lisibilité 47</text:p>
      <text:p text:style-name="P1">p<text:span text:style-name="T19">ara empurrar a</text:span>s águas <text:span text:style-name="T19">escuras</text:span></text:p>
      <text:p text:style-name="P1"><text:span text:style-name="T19">do R</text:span>io Santa Fe.</text:p>
      <text:p text:style-name="P1"/>
      <text:p text:style-name="P1"><text:span text:style-name="T1"><text:s/></text:span>264: 10:27:54.14 10:27:56.02 <text:s/>Durée 00:00:01.13 <text:s/>Lisibilité 23</text:p>
      <text:p text:style-name="P1">#<text:span text:style-name="T19">O</text:span>s rios <text:span text:style-name="T19">de</text:span> águas <text:span text:style-name="T19">escura</text:span>s#</text:p>
      <text:p text:style-name="P1"/>
      <text:p text:style-name="P1"><text:span text:style-name="T1"><text:s/></text:span>265: 10:27:56.06 10:27:58.22 <text:s/>Durée 00:00:02.16 <text:s/>Lisibilité 40</text:p>
      <text:p text:style-name="P1">#<text:span text:style-name="T19">ficam nas</text:span> zon<text:span text:style-name="T19">as florestais</text:span></text:p>
      <text:p text:style-name="P1"><text:span text:style-name="T19">quentes e úmida</text:span>s#</text:p>
      <text:p text:style-name="P1"/>
      <text:p text:style-name="P1"><text:span text:style-name="T1"><text:s/></text:span>266: 10:27:59.02 10:28:01.23 <text:s/>Durée 00:00:02.21 <text:s/>Lisibilité 43</text:p>
      <text:p text:style-name="P20">#d<text:span text:style-name="T19">o</text:span> su<text:span text:style-name="T19">l dos</text:span> Estados Unidos</text:p>
      <text:p text:style-name="P20"><text:span text:style-name="T19">e</text:span> d<text:span text:style-name="T19">a </text:span>Amaz<text:span text:style-name="T19">ônia</text:span>.#</text:p>
      <text:p text:style-name="P1"/>
      <text:p text:style-name="P1"><text:span text:style-name="T1"><text:s/></text:span>267: 10:28:02.02 10:28:05.02 <text:s/>Durée 00:00:03.00 <text:s/>Lisibilité 45</text:p>
      <text:p text:style-name="P1">#El<text:span text:style-name="T19">es carregam devagar</text:span></text:p>
      <text:p text:style-name="P1">quanti<text:span text:style-name="T19">dade</text:span>s de nutri<text:span text:style-name="T19">ente</text:span>s,#</text:p>
      <text:p text:style-name="P1"/>
      <text:p text:style-name="P1"><text:span text:style-name="T1"><text:s/></text:span>268: 10:28:05.06 10:28:07.24 <text:s/>Durée 00:00:02.18 <text:s/>Lisibilité 41</text:p>
      <text:p text:style-name="P1">#bactéri<text:span text:style-name="T19">as</text:span></text:p>
      <text:p text:style-name="P1"><text:span text:style-name="T19">e minerais propícios à vida</text:span>.#</text:p>
      <text:p text:style-name="P1"/>
      <text:p text:style-name="P1"><text:span text:style-name="T1"><text:s/></text:span>269: 10:28:09.07 10:28:10.17 <text:s/>Durée 00:00:01.10 <text:s/>Lisibilité 21</text:p>
      <text:p text:style-name="P1">Gr<text:span text:style-name="T19">aças à</text:span> rede subterrânea,</text:p>
      <text:p text:style-name="P1"/>
      <text:p text:style-name="P1"><text:span text:style-name="T1"><text:s/></text:span>270: 10:28:10.21 10:28:14.02 <text:s/>Durée 00:00:03.06 <text:s/>Lisibilité 49</text:p>
      <text:p text:style-name="P1">to<text:span text:style-name="T19">das a</text:span>s nascentes da Flórida</text:p>
      <text:p text:style-name="P1">são intercon<text:span text:style-name="T19">ectadas.</text:span></text:p>
      <text:p text:style-name="P1"/>
      <text:p text:style-name="P1"><text:span text:style-name="T1"><text:s/></text:span>271: 10:28:14.06 10:28:18.07 <text:s/>Durée 00:00:04.01 <text:s/>Lisibilité 61</text:p>
      <text:p text:style-name="P1"><text:span text:style-name="T19">A </text:span>água das nascentes se compar<text:span text:style-name="T19">a</text:span></text:p>
      <text:p text:style-name="P48">ao sangue que corre em nosso corpo.</text:p>
      <text:p text:style-name="P1"/>
      <text:p text:style-name="P1"><text:span text:style-name="T1"><text:s/></text:span>272: 10:28:18.11 10:28:22.04 <text:s/>Durée 00:00:03.18 <text:s/>Lisibilité 56</text:p>
      <text:p text:style-name="P1">E <text:span text:style-name="T19">o </text:span>aquífero ser<text:span text:style-name="T19">ia o coração</text:span></text:p>
      <text:p text:style-name="P1">d<text:span text:style-name="T19">o</text:span> nor<text:span text:style-name="T19">te</text:span> da Flórida.</text:p>
      <text:p text:style-name="P1"/>
      <text:p text:style-name="P1"><text:span text:style-name="T1"><text:s/></text:span>273: 10:28:28.00 10:28:30.07 <text:s/>Durée 00:00:02.07 <text:s/>Lisibilité 34</text:p>
      <text:p text:style-name="P20">P<text:span text:style-name="T19">o</text:span>r analogi<text:span text:style-name="T19">a</text:span></text:p>
      <text:p text:style-name="P20"><text:span text:style-name="T19">a essa ideia do</text:span> sang<text:span text:style-name="T19">ue</text:span>,</text:p>
      <text:p text:style-name="P1"/>
      <text:p text:style-name="P1"><text:span text:style-name="T1"><text:s/></text:span>274: 10:28:30.11 10:28:34.03 <text:s/>Durée 00:00:03.17 <text:s/>Lisibilité 55</text:p>
      <text:p text:style-name="P1">c<text:span text:style-name="T19">ada</text:span> aquífero poss<text:span text:style-name="T19">ui artérias</text:span></text:p>
      <text:p text:style-name="P1">qu<text:span text:style-name="T19">e</text:span> dif<text:span text:style-name="T19">undem essa</text:span> água pur<text:span text:style-name="T19">a</text:span></text:p>
      <text:p text:style-name="P1"/>
      <text:p text:style-name="P1"><text:span text:style-name="T1"><text:s/></text:span>275: 10:28:34.07 10:28:37.21 <text:s/>Durée 00:00:03.14 <text:s/>Lisibilité 53</text:p>
      <text:p text:style-name="P1"><text:span text:style-name="T19">em todo o norte</text:span> da Flórida</text:p>
      <text:p text:style-name="P1">e <text:span text:style-name="T19">nas</text:span> nos<text:span text:style-name="T19">sas</text:span> nascentes.</text:p>
      <text:p text:style-name="P1"/>
      <text:p text:style-name="P1"><text:span text:style-name="T1"><text:s/></text:span>276: 10:28:49.16 10:28:53.21 <text:s/>Durée 00:00:04.05 <text:s/>Lisibilité 63</text:p>
      <text:p text:style-name="P1">#<text:span text:style-name="T19">Quantas veias e artérias nos esconde</text:span></text:p>
      <text:p text:style-name="P1"><text:soft-page-break/><text:span text:style-name="T19">esse</text:span> organism<text:span text:style-name="T19">o</text:span> subterrâne<text:span text:style-name="T19">o</text:span>?#</text:p>
      <text:p text:style-name="P1"/>
      <text:p text:style-name="P1"><text:span text:style-name="T1"><text:s/></text:span>277: 10:28:55.06 10:28:57.11 <text:s/>Durée 00:00:02.05 <text:s/>Lisibilité 33</text:p>
      <text:p text:style-name="P1">#N<text:span text:style-name="T19">inguém sabe realmente</text:span>.#</text:p>
      <text:p text:style-name="P1"/>
      <text:p text:style-name="P1"><text:span text:style-name="T1"><text:s/></text:span>278: 10:28:57.15 10:29:00.13 <text:s/>Durée 00:00:02.23 <text:s/>Lisibilité 44</text:p>
      <text:p text:style-name="P20">#Se<text:span text:style-name="T19">us segredos</text:span></text:p>
      <text:p text:style-name="P20"><text:span text:style-name="T19">continuam bem guardados</text:span>.#</text:p>
      <text:p text:style-name="P1"/>
      <text:p text:style-name="P1"><text:span text:style-name="T1"><text:s/></text:span>279: 10:29:03.18 10:29:07.17 <text:s/>Durée 00:00:03.24 <text:s/>Lisibilité 59</text:p>
      <text:p text:style-name="P1">#S<text:span text:style-name="T19">ó as criaturas</text:span> capa<text:span text:style-name="T19">zes de penetrar</text:span></text:p>
      <text:p text:style-name="P1"><text:span text:style-name="T19">nesse labirinto profundo</text:span>#</text:p>
      <text:p text:style-name="P1"/>
      <text:p text:style-name="P1"><text:span text:style-name="T1"><text:s/></text:span>280: 10:29:08.15 10:29:10.14 <text:s/>Durée 00:00:01.24 <text:s/>Lisibilité 29</text:p>
      <text:p text:style-name="P1">#<text:span text:style-name="T19">talvez as conheçam</text:span>.#</text:p>
      <text:p text:style-name="P1"/>
      <text:p text:style-name="P1"><text:span text:style-name="T1"><text:s/></text:span>281: 10:29:11.20 10:29:13.04 <text:s/>Durée 00:00:01.09 <text:s/>Lisibilité 20</text:p>
      <text:p text:style-name="P1">#Com<text:span text:style-name="T19">o os jacaré</text:span>s,#</text:p>
      <text:p text:style-name="P1"/>
      <text:p text:style-name="P1"><text:span text:style-name="T1"><text:s/></text:span>282: 10:29:13.08 10:29:16.21 <text:s/>Durée 00:00:03.13 <text:s/>Lisibilité 53</text:p>
      <text:p text:style-name="P20">#qu<text:span text:style-name="T19">e</text:span> coloni<text:span text:style-name="T19">zaram</text:span></text:p>
      <text:p text:style-name="P20"><text:span text:style-name="T19">toda essa vasta zona úmida</text:span>#</text:p>
      <text:p text:style-name="P1"/>
      <text:p text:style-name="P20"><text:span text:style-name="T1"><text:s/></text:span>283: 10:29:17.00 10:29:21.03 <text:s/>Durée 00:00:04.03 <text:s/>Lisibilité 62</text:p>
      <text:p text:style-name="P20">#passan<text:span text:style-name="T19">do</text:span> li<text:span text:style-name="T19">v</text:span>rement<text:span text:style-name="T19">e</text:span> d<text:span text:style-name="T19">e uma</text:span> nascente</text:p>
      <text:p text:style-name="P1">ou d<text:span text:style-name="T19">e um</text:span> rio <text:span text:style-name="T19">a</text:span> <text:span text:style-name="T19">outro</text:span>.#</text:p>
      <text:p text:style-name="P1"/>
      <text:p text:style-name="P1"><text:span text:style-name="T1"><text:s/></text:span>284: 10:29:38.16 10:29:40.04 <text:s/>Durée 00:00:01.13 <text:s/>Lisibilité 23</text:p>
      <text:p text:style-name="P1">#A<text:span text:style-name="T19">o pé dos</text:span> ciprestes,#</text:p>
      <text:p text:style-name="P1"/>
      <text:p text:style-name="P1"><text:span text:style-name="T1"><text:s/></text:span>285: 10:29:40.19 10:29:45.04 <text:s/>Durée 00:00:04.10 <text:s/>Lisibilité 66</text:p>
      <text:p text:style-name="P1">#<text:span text:style-name="T19">as margens são o campo de caça</text:span></text:p>
      <text:p text:style-name="P1"><text:span text:style-name="T19">desses predadores sempre à espreita</text:span>.#</text:p>
      <text:p text:style-name="P1"/>
      <text:p text:style-name="P1"><text:span text:style-name="T1"><text:s/></text:span>286: 10:29:57.11 10:29:59.17 <text:s/>Durée 00:00:02.06 <text:s/>Lisibilité 34</text:p>
      <text:p text:style-name="P1">#<text:span text:style-name="T19">Ao contrário dos</text:span> lamantins,#</text:p>
      <text:p text:style-name="P1"/>
      <text:p text:style-name="P1"><text:span text:style-name="T1"><text:s/></text:span>287: 10:29:59.21 10:30:02.22 <text:s/>Durée 00:00:03.01 <text:s/>Lisibilité 46</text:p>
      <text:p text:style-name="P1">#<text:span text:style-name="T19">o jacaré-americano</text:span></text:p>
      <text:p text:style-name="P1"><text:span text:style-name="T19">é um re</text:span>sident<text:span text:style-name="T19">e</text:span> permanent<text:span text:style-name="T19">e</text:span>.#</text:p>
      <text:p text:style-name="P1"/>
      <text:p text:style-name="P1"><text:span text:style-name="T1"><text:s/></text:span>288: 10:30:09.20 10:30:11.20 <text:s/>Durée 00:00:02.00 <text:s/>Lisibilité 30</text:p>
      <text:p text:style-name="P1">#<text:span text:style-name="T19">Ess</text:span>e monstr<text:span text:style-name="T19">o de até</text:span> 4 metros#</text:p>
      <text:p text:style-name="P1"/>
      <text:p text:style-name="P1"><text:span text:style-name="T1"><text:s/></text:span>289: 10:30:12.00 10:30:15.20 <text:s/>Durée 00:00:03.20 <text:s/>Lisibilité 57</text:p>
      <text:p text:style-name="P1">#e 450 kg, <text:span text:style-name="T19">só vive na</text:span> água doce#</text:p>
      <text:p text:style-name="P1"/>
      <text:p text:style-name="P1"><text:span text:style-name="T1"><text:s/></text:span>290: 10:30:15.24 10:30:19.04 <text:s/>Durée 00:00:03.05 <text:s/>Lisibilité 48</text:p>
      <text:p text:style-name="P1">#e <text:span text:style-name="T19">só</text:span> tol<text:span text:style-name="T19">era</text:span> a água sal<text:span text:style-name="T19">gada</text:span></text:p>
      <text:p text:style-name="P1"><text:span text:style-name="T19">muito brevemente</text:span>.#</text:p>
      <text:p text:style-name="P1"/>
      <text:p text:style-name="P1"><text:span text:style-name="T1"><text:s/></text:span>291: 10:30:27.17 10:30:30.06 <text:s/>Durée 00:00:02.14 <text:s/>Lisibilité 38</text:p>
      <text:p text:style-name="P1">#<text:span text:style-name="T19">Por mais curioso que pareça</text:span>,#</text:p>
      <text:p text:style-name="P1"/>
      <text:p text:style-name="P1"><text:span text:style-name="T1"><text:s/></text:span>292: 10:30:30.11 10:30:32.20 <text:s/>Durée 00:00:02.09 <text:s/>Lisibilité 35</text:p>
      <text:p text:style-name="P1">#<text:span text:style-name="T19">os 2 gigantes</text:span></text:p>
      <text:p text:style-name="P1"><text:span text:style-name="T19">aprenderam a se </text:span>ignor<text:span text:style-name="T19">a</text:span>r.#</text:p>
      <text:p text:style-name="P1"/>
      <text:p text:style-name="P1"><text:span text:style-name="T1"><text:s/></text:span>293: 10:30:34.23 10:30:36.09 <text:s/>Durée 00:00:01.11 <text:s/>Lisibilité 22</text:p>
      <text:p text:style-name="P1">#S<text:span text:style-name="T19">ó os joven</text:span>s lamantins#</text:p>
      <text:p text:style-name="P1"><text:soft-page-break/></text:p>
      <text:p text:style-name="P1"><text:span text:style-name="T1"><text:s/></text:span>294: 10:30:36.13 10:30:39.08 <text:s/>Durée 00:00:02.20 <text:s/>Lisibilité 42</text:p>
      <text:p text:style-name="P1">#p<text:span text:style-name="T19">odem atiçar a cobiça dos jacarés</text:span>.#</text:p>
      <text:p text:style-name="P1"/>
      <text:p text:style-name="P1"><text:span text:style-name="T1"><text:s/></text:span>295: 10:30:40.13 10:30:42.15 <text:s/>Durée 00:00:02.02 <text:s/>Lisibilité 31</text:p>
      <text:p text:style-name="P1">#Ma<text:span text:style-name="T20">s os ataques são raríssimo</text:span>s.#</text:p>
      <text:p text:style-name="P1"/>
      <text:p text:style-name="P1"><text:span text:style-name="T1"><text:s/></text:span>296: 10:30:51.23 10:30:54.07 <text:s/>Durée 00:00:02.09 <text:s/>Lisibilité 35</text:p>
      <text:p text:style-name="P21">#Dot<text:span text:style-name="T20">ado</text:span>s</text:p>
      <text:p text:style-name="P21">d<text:span text:style-name="T20">e poderosa nadadeira caudal</text:span>,#</text:p>
      <text:p text:style-name="P1"/>
      <text:p text:style-name="P1"><text:span text:style-name="T1"><text:s/></text:span>297: 10:30:54.11 10:30:58.21 <text:s/>Durée 00:00:04.10 <text:s/>Lisibilité 66</text:p>
      <text:p text:style-name="P21">#<text:span text:style-name="T20">ess</text:span>es sir<text:span text:style-name="T20">ênio</text:span>s indolent<text:span text:style-name="T20">e</text:span>s</text:p>
      <text:p text:style-name="P21">p<text:span text:style-name="T20">odem dar piques de</text:span> 25 km p<text:span text:style-name="T20">or hora</text:span>.#</text:p>
      <text:p text:style-name="P1"/>
      <text:p text:style-name="P1"><text:span text:style-name="T1"><text:s/></text:span>298: 10:31:00.09 10:31:02.03 <text:s/>Durée 00:00:01.19 <text:s/>Lisibilité 26</text:p>
      <text:p text:style-name="P21">#<text:span text:style-name="T20">Seus 2 pequenos</text:span></text:p>
      <text:p text:style-name="P21">membr<text:span text:style-name="T20">o</text:span>s ant<text:span text:style-name="T20">e</text:span>ri<text:span text:style-name="T20">ore</text:span>s#</text:p>
      <text:p text:style-name="P1"/>
      <text:p text:style-name="P1"><text:span text:style-name="T1"><text:s/></text:span>299: 10:31:02.07 10:31:05.15 <text:s/>Durée 00:00:03.08 <text:s/>Lisibilité 50</text:p>
      <text:p text:style-name="P1">#<text:span text:style-name="T20">servem de leme</text:span></text:p>
      <text:p text:style-name="P1"><text:span text:style-name="T20">nas pradarias aquática</text:span>s.#</text:p>
      <text:p text:style-name="P1"/>
      <text:p text:style-name="P1"><text:span text:style-name="T1"><text:s/></text:span>300: 10:31:17.21 10:31:19.05 <text:s/>Durée 00:00:01.09 <text:s/>Lisibilité 20</text:p>
      <text:p text:style-name="P1">#Gr<text:span text:style-name="T20">aças aos lábios preênsei</text:span>s#</text:p>
      <text:p text:style-name="P1"/>
      <text:p text:style-name="P1"><text:span text:style-name="T1"><text:s/></text:span>301: 10:31:19.09 10:31:21.24 <text:s/>Durée 00:00:02.15 <text:s/>Lisibilité 39</text:p>
      <text:p text:style-name="P21">#qu<text:span text:style-name="T20">e lhes permitem</text:span></text:p>
      <text:p text:style-name="P21"><text:span text:style-name="T20">colher alimentos</text:span>,#</text:p>
      <text:p text:style-name="P1"/>
      <text:p text:style-name="P1"><text:span text:style-name="T1"><text:s/></text:span>302: 10:31:22.03 10:31:26.04 <text:s/>Durée 00:00:04.01 <text:s/>Lisibilité 61</text:p>
      <text:p text:style-name="P1">#<text:span text:style-name="T20">esses imponentes herbívoros marinhos</text:span></text:p>
      <text:p text:style-name="P1">qu<text:span text:style-name="T20">e pesam</text:span> 500 kg e<text:span text:style-name="T20">m média</text:span>#</text:p>
      <text:p text:style-name="P1"/>
      <text:p text:style-name="P1"><text:span text:style-name="T1"><text:s/></text:span>303: 10:31:26.08 10:31:29.21 <text:s/>Durée 00:00:03.13 <text:s/>Lisibilité 53</text:p>
      <text:p text:style-name="P1">#p<text:span text:style-name="T20">odem</text:span> ingurgit<text:span text:style-name="T20">ar</text:span></text:p>
      <text:p text:style-name="P1"><text:span text:style-name="T20">quase</text:span> 10% de <text:span text:style-name="T20">do seu peso por dia</text:span>,#</text:p>
      <text:p text:style-name="P1"/>
      <text:p text:style-name="P1"><text:span text:style-name="T1"><text:s/></text:span>304: 10:31:30.00 10:31:33.12 <text:s/>Durée 00:00:03.12 <text:s/>Lisibilité 52</text:p>
      <text:p text:style-name="P1">#<text:span text:style-name="T20">ou seja, quase</text:span> 50 kg</text:p>
      <text:p text:style-name="P1"><text:span text:style-name="T20">de ervas aquática</text:span>s.#</text:p>
      <text:p text:style-name="P1"/>
      <text:p text:style-name="P1"><text:span text:style-name="T1"><text:s/></text:span>305: 10:31:43.01 10:31:46.15 <text:s/>Durée 00:00:03.14 <text:s/>Lisibilité 53</text:p>
      <text:p text:style-name="P1">#<text:span text:style-name="T21">O ceco e os</text:span> intestin<text:span text:style-name="T21">os deles</text:span></text:p>
      <text:p text:style-name="P1"><text:span text:style-name="T21">que têm</text:span> 45 m de <text:span text:style-name="T21">comprimento</text:span>#</text:p>
      <text:p text:style-name="P1"/>
      <text:p text:style-name="P1"><text:span text:style-name="T1"><text:s/></text:span>306: 10:31:46.19 10:31:50.06 <text:s/>Durée 00:00:03.12 <text:s/>Lisibilité 52</text:p>
      <text:p text:style-name="P1">#facilit<text:span text:style-name="T21">am </text:span>a fermenta<text:span text:style-name="T21">ção</text:span></text:p>
      <text:p text:style-name="P1"><text:span text:style-name="T21">e </text:span>a digest<text:span text:style-name="T21">ão</text:span> da celulose#</text:p>
      <text:p text:style-name="P1"/>
      <text:p text:style-name="P1"><text:span text:style-name="T1"><text:s/></text:span>307: 10:31:50.10 10:31:54.05 <text:s/>Durée 00:00:03.20 <text:s/>Lisibilité 57</text:p>
      <text:p text:style-name="P1">#produ<text:span text:style-name="T21">zindo assim</text:span></text:p>
      <text:p text:style-name="P1">grandes quanti<text:span text:style-name="T21">dade</text:span>s de g<text:span text:style-name="T21">ases</text:span>.#</text:p>
      <text:p text:style-name="P1"/>
      <text:p text:style-name="P1"><text:span text:style-name="T1"><text:s/></text:span>308: 10:31:55.13 10:31:58.11 <text:s/>Durée 00:00:02.23 <text:s/>Lisibilité 44</text:p>
      <text:p text:style-name="P30">#<text:span text:style-name="T21">Flatulências que possibilitam,</text:span></text:p>
      <text:p text:style-name="P30"><text:span text:style-name="T21">inclusive,</text:span>#</text:p>
      <text:p text:style-name="P1"/>
      <text:p text:style-name="P1"><text:span text:style-name="T1"><text:s/></text:span>309: 10:31:58.16 10:32:00.05 <text:s/>Durée 00:00:01.14 <text:s/>Lisibilité 23</text:p>
      <text:p text:style-name="P1">#<text:span text:style-name="T21">ajustar a</text:span> fl<text:span text:style-name="T21">utu</text:span>abili<text:span text:style-name="T21">dade</text:span>.#</text:p>
      <text:p text:style-name="P1"><text:soft-page-break/></text:p>
      <text:p text:style-name="P1"><text:span text:style-name="T1"><text:s/></text:span>310: 10:32:12.06 10:32:16.10 <text:s/>Durée 00:00:04.04 <text:s/>Lisibilité 62</text:p>
      <text:p text:style-name="P1">#<text:span text:style-name="T21">No inverno</text:span>, quand<text:span text:style-name="T21">o o frio noturno</text:span></text:p>
      <text:p text:style-name="P1"><text:span text:style-name="T21">cai nos curso</text:span>s d'água,#</text:p>
      <text:p text:style-name="P1"/>
      <text:p text:style-name="P1"><text:span text:style-name="T1"><text:s/></text:span>311: 10:32:16.14 10:32:20.05 <text:s/>Durée 00:00:03.16 <text:s/>Lisibilité 55</text:p>
      <text:p text:style-name="P1">#<text:span text:style-name="T21">ess</text:span>es fri<text:span text:style-name="T21">orentos juntam-se</text:span></text:p>
      <text:p text:style-name="P1">p<text:span text:style-name="T21">erto</text:span> d<text:span text:style-name="T21">e</text:span> nascentes d<text:span text:style-name="T21">e </text:span>água <text:span text:style-name="T21">quente</text:span>.#</text:p>
      <text:p text:style-name="P1"/>
      <text:p text:style-name="P1"><text:span text:style-name="T1"><text:s/></text:span>312: 10:32:26.05 10:32:27.20 <text:s/>Durée 00:00:01.15 <text:s/>Lisibilité 24</text:p>
      <text:p text:style-name="P1">#<text:span text:style-name="T21">Eles têm sono leve</text:span>,#</text:p>
      <text:p text:style-name="P1"/>
      <text:p text:style-name="P1"><text:span text:style-name="T1"><text:s/></text:span>313: 10:32:28.23 10:32:32.13 <text:s/>Durée 00:00:03.15 <text:s/>Lisibilité 54</text:p>
      <text:p text:style-name="P1">#<text:span text:style-name="T21">obrigados a acordar para respirar</text:span></text:p>
      <text:p text:style-name="P1"><text:span text:style-name="T21">a intervalos regulares</text:span>#</text:p>
      <text:p text:style-name="P1"/>
      <text:p text:style-name="P1"><text:span text:style-name="T1"><text:s/></text:span>314: 10:32:32.18 10:32:35.20 <text:s/>Durée 00:00:03.02 <text:s/>Lisibilité 46</text:p>
      <text:p text:style-name="P1">#<text:span text:style-name="T21">que vão</text:span> de 3 <text:span text:style-name="T21">a</text:span> 20 min<text:span text:style-name="T21">utos</text:span>.#</text:p>
      <text:p text:style-name="P1"/>
      <text:p text:style-name="P1"><text:span text:style-name="T1"><text:s/></text:span>315: 10:33:08.06 10:33:12.21 <text:s/>Durée 00:00:04.15 <text:s/>Lisibilité 69</text:p>
      <text:p text:style-name="P1">#E<text:span text:style-name="T21">m janeiro</text:span>, <text:span text:style-name="T21">a maioria dos</text:span> lamantins</text:p>
      <text:p text:style-name="P1"><text:span text:style-name="T21">fugiu do</text:span> Golf<text:span text:style-name="T21">o do México</text:span>.#</text:p>
      <text:p text:style-name="P1"/>
      <text:p text:style-name="P1"><text:span text:style-name="T1"><text:s/></text:span>316: 10:33:13.23 10:33:16.14 <text:s/>Durée 00:00:02.16 <text:s/>Lisibilité 40</text:p>
      <text:p text:style-name="P30">#As nascentes</text:p>
      <text:p text:style-name="P30"><text:span text:style-name="T21">têm recorde de afluência</text:span>.#</text:p>
      <text:p text:style-name="P1"/>
      <text:p text:style-name="P1"><text:span text:style-name="T1"><text:s/></text:span>317: 10:33:23.22 10:33:25.23 <text:s/>Durée 00:00:02.01 <text:s/>Lisibilité 31</text:p>
      <text:p text:style-name="P1">#<text:span text:style-name="T21">Até o começo da primavera</text:span>,#</text:p>
      <text:p text:style-name="P1"/>
      <text:p text:style-name="P1"><text:span text:style-name="T1"><text:s/></text:span>318: 10:33:26.03 10:33:30.07 <text:s/>Durée 00:00:04.04 <text:s/>Lisibilité 62</text:p>
      <text:p text:style-name="P1">#el<text:span text:style-name="T21">a</text:span>s <text:span text:style-name="T21">dão aos filhotes o sossego</text:span></text:p>
      <text:p text:style-name="P1"><text:span text:style-name="T21">e a segurança de que precisam</text:span>#</text:p>
      <text:p text:style-name="P1"/>
      <text:p text:style-name="P1"><text:span text:style-name="T1"><text:s/></text:span>319: 10:33:30.11 10:33:33.04 <text:s/>Durée 00:00:02.18 <text:s/>Lisibilité 41</text:p>
      <text:p text:style-name="P30">#p<text:span text:style-name="T21">ara crescer</text:span></text:p>
      <text:p text:style-name="P30"><text:span text:style-name="T21">antes de voltar para a costa</text:span>.#</text:p>
      <text:p text:style-name="P1"/>
      <text:p text:style-name="P1"><text:span text:style-name="T1"><text:s/></text:span>320: 10:33:43.08 10:33:46.20 <text:s/>Durée 00:00:03.12 <text:s/>Lisibilité 52</text:p>
      <text:p text:style-name="P1">#P<text:span text:style-name="T21">ara amamentar os filhotes,</text:span></text:p>
      <text:p text:style-name="P1"><text:span text:style-name="T21">que medem</text:span> 1,<text:span text:style-name="T21">2 </text:span>m <text:span text:style-name="T21">ao nascer</text:span>#</text:p>
      <text:p text:style-name="P1"/>
      <text:p text:style-name="P1"><text:span text:style-name="T1"><text:s/></text:span>321: 10:33:46.24 10:33:49.01 <text:s/>Durée 00:00:02.02 <text:s/>Lisibilité 31</text:p>
      <text:p text:style-name="P1">#e <text:span text:style-name="T21">pesam</text:span> 30 kg,#</text:p>
      <text:p text:style-name="P1"/>
      <text:p text:style-name="P1"><text:span text:style-name="T1"><text:s/></text:span>322: 10:33:49.05 10:33:52.23 <text:s/>Durée 00:00:03.18 <text:s/>Lisibilité 56</text:p>
      <text:p text:style-name="P1">#<text:span text:style-name="T21">as mães possuem uma mama peitoral</text:span></text:p>
      <text:p text:style-name="P1"><text:span text:style-name="T21">sob cada nadadeira</text:span>.#</text:p>
      <text:p text:style-name="P1"/>
      <text:p text:style-name="P1"><text:span text:style-name="T1"><text:s/></text:span>323: 10:34:06.13 10:34:08.04 <text:s/>Durée 00:00:01.16 <text:s/>Lisibilité 25</text:p>
      <text:p text:style-name="P1">#<text:span text:style-name="T21">Esse bebé ainda mama,</text:span>#</text:p>
      <text:p text:style-name="P1"/>
      <text:p text:style-name="P1"><text:span text:style-name="T1"><text:s/></text:span>324: 10:34:09.02 10:34:13.14 <text:s/>Durée 00:00:04.12 <text:s/>Lisibilité 67</text:p>
      <text:p text:style-name="P1">#e <text:span text:style-name="T21">já tem um séquito de pretendentes</text:span></text:p>
      <text:p text:style-name="P1"><text:span text:style-name="T21">perseguindo a mãe</text:span>.#</text:p>
      <text:p text:style-name="P1"/>
      <text:p text:style-name="P1"><text:span text:style-name="T1"><text:s/></text:span>325: 10:34:27.01 10:34:30.15 <text:s/>Durée 00:00:03.14 <text:s/>Lisibilité 53</text:p>
      <text:p text:style-name="P30">#<text:span text:style-name="T21">A</text:span> <text:span text:style-name="T21">N</text:span>ascente <text:span text:style-name="T21">Three Sisters</text:span>,</text:p>
      <text:p text:style-name="P30">qu<text:span text:style-name="T21">e origina o Rio</text:span> Cr<text:span text:style-name="T22">y</text:span>stal,#</text:p>
      <text:p text:style-name="P1"/>
      <text:p text:style-name="P1"><text:soft-page-break/><text:span text:style-name="T1"><text:s/></text:span>326: 10:34:30.20 10:34:34.06 <text:s/>Durée 00:00:03.11 <text:s/>Lisibilité 52</text:p>
      <text:p text:style-name="P1">#ac<text:span text:style-name="T22">olhe a maior reunião</text:span></text:p>
      <text:p text:style-name="P1">de lamantins da Flórida.#</text:p>
      <text:p text:style-name="P1"/>
      <text:p text:style-name="P1"><text:span text:style-name="T1"><text:s/></text:span>327: 10:34:35.07 10:34:38.13 <text:s/>Durée 00:00:03.06 <text:s/>Lisibilité 49</text:p>
      <text:p text:style-name="P31">#<text:span text:style-name="T22">Já foram observados</text:span></text:p>
      <text:p text:style-name="P31"><text:span text:style-name="T22">até</text:span> 400 indiv<text:span text:style-name="T22">íduo</text:span>s.#</text:p>
      <text:p text:style-name="P1"/>
      <text:p text:style-name="P1"><text:span text:style-name="T1"><text:s/></text:span>328: 10:34:44.00 10:34:47.20 <text:s/>Durée 00:00:03.20 <text:s/>Lisibilité 57</text:p>
      <text:p text:style-name="P31">#<text:span text:style-name="T22">Também é o sítio</text:span></text:p>
      <text:p text:style-name="P31"><text:span text:style-name="T22">que tem a maior pressão humana</text:span>.#</text:p>
      <text:p text:style-name="P1"/>
      <text:p text:style-name="P1"><text:span text:style-name="T1"><text:s/></text:span>329: 10:34:52.18 10:34:55.23 <text:s/>Durée 00:00:03.05 <text:s/>Lisibilité 48</text:p>
      <text:p text:style-name="P1">#S<text:span text:style-name="T22">eduzidos pelo cenário mágico</text:span></text:p>
      <text:p text:style-name="P1"><text:span text:style-name="T22">e </text:span>águas cristalin<text:span text:style-name="T22">a</text:span>s,#</text:p>
      <text:p text:style-name="P1"/>
      <text:p text:style-name="P1"><text:span text:style-name="T1"><text:s/></text:span>330: 10:34:56.02 10:34:58.10 <text:s/>Durée 00:00:02.08 <text:s/>Lisibilité 35</text:p>
      <text:p text:style-name="P31">#<text:span text:style-name="T22">o</text:span>s promot<text:span text:style-name="T22">ores</text:span></text:p>
      <text:p text:style-name="P31"><text:span text:style-name="T22">construíram sem controle</text:span>.#</text:p>
      <text:p text:style-name="P1"/>
      <text:p text:style-name="P1"><text:span text:style-name="T1"><text:s/></text:span>331: 10:35:02.20 10:35:06.17 <text:s/>Durée 00:00:03.22 <text:s/>Lisibilité 58</text:p>
      <text:p text:style-name="P31">#<text:span text:style-name="T22">Agora o</text:span>s lamantins <text:span text:style-name="T22">precisam</text:span></text:p>
      <text:p text:style-name="P31"><text:span text:style-name="T22">enfrentar as hélices dos barcos</text:span>,#</text:p>
      <text:p text:style-name="P1"/>
      <text:p text:style-name="P1"><text:span text:style-name="T1"><text:s/></text:span>332: 10:35:06.21 10:35:10.13 <text:s/>Durée 00:00:03.17 <text:s/>Lisibilité 55</text:p>
      <text:p text:style-name="P1">#<text:span text:style-name="T22">além da poluição</text:span> da água</text:p>
      <text:p text:style-name="P1">qu<text:span text:style-name="T22">e pode provocar doenças</text:span>.#</text:p>
      <text:p text:style-name="P1"/>
      <text:p text:style-name="P1"><text:span text:style-name="T1"><text:s/></text:span>333: 10:35:15.17 10:35:19.14 <text:s/>Durée 00:00:03.22 <text:s/>Lisibilité 58</text:p>
      <text:p text:style-name="P1"><text:span text:style-name="T22">Temos um</text:span> lamanti<text:span text:style-name="T22">m, um jovem</text:span>,</text:p>
      <text:p text:style-name="P1"><text:span text:style-name="T22">logo ali n</text:span>a superfície.</text:p>
      <text:p text:style-name="P1"/>
      <text:p text:style-name="P1"><text:span text:style-name="T1"><text:s/></text:span>334: 10:35:19.18 10:35:21.00 <text:s/>Durée 00:00:01.07 <text:s/>Lisibilité 19</text:p>
      <text:p text:style-name="P32">Ele é muito jovem.</text:p>
      <text:p text:style-name="P1"/>
      <text:p text:style-name="P1"><text:span text:style-name="T1"><text:s/></text:span>335: 10:35:25.04 10:35:28.20 <text:s/>Durée 00:00:03.16 <text:s/>Lisibilité 55</text:p>
      <text:p text:style-name="P1">#<text:span text:style-name="T22">O</text:span>s lamantins pr<text:span text:style-name="T22">eocupam</text:span></text:p>
      <text:p text:style-name="P1"><text:span text:style-name="T22">os</text:span># Springs Experts#,#</text:p>
      <text:p text:style-name="P1"/>
      <text:p text:style-name="P1"><text:span text:style-name="T1"><text:s/></text:span>336: 10:35:28.24 10:35:30.08 <text:s/>Durée 00:00:01.09 <text:s/>Lisibilité 20</text:p>
      <text:p text:style-name="P1">#<text:span text:style-name="T22">o</text:span>s experts <text:span text:style-name="T22">em</text:span> nascentes,#</text:p>
      <text:p text:style-name="P1"/>
      <text:p text:style-name="P1"><text:span text:style-name="T1"><text:s/></text:span>337: 10:35:30.13 10:35:33.11 <text:s/>Durée 00:00:02.23 <text:s/>Lisibilité 44</text:p>
      <text:p text:style-name="P1">#<text:span text:style-name="T22">pois eles são sensíveis</text:span></text:p>
      <text:p text:style-name="P1"><text:span text:style-name="T22">às mudanças e à poluição</text:span>.#</text:p>
      <text:p text:style-name="P1"/>
      <text:p text:style-name="P1"><text:span text:style-name="T1"><text:s/></text:span>338: 10:35:37.06 10:35:41.08 <text:s/>Durée 00:00:04.02 <text:s/>Lisibilité 61</text:p>
      <text:p text:style-name="P1">#<text:span text:style-name="T22">Essa</text:span> espécie fo<text:span text:style-name="T22">rnece informações</text:span></text:p>
      <text:p text:style-name="P1"><text:span text:style-name="T22">sobre o estado do seu</text:span> habitat.#</text:p>
      <text:p text:style-name="P1"/>
      <text:p text:style-name="P1"><text:span text:style-name="T1"><text:s/></text:span>339: 10:35:42.05 10:35:45.06 <text:s/>Durée 00:00:03.01 <text:s/>Lisibilité 46</text:p>
      <text:p text:style-name="P33">#<text:span text:style-name="T23">Trata-se de uma</text:span> espécie</text:p>
      <text:p text:style-name="P33">bioindica<text:span text:style-name="T23">dora</text:span>.#</text:p>
      <text:p text:style-name="P1"/>
      <text:p text:style-name="P1"><text:span text:style-name="T1"><text:s/></text:span>340: 10:35:49.06 10:35:52.00 <text:s/>Durée 00:00:02.19 <text:s/>Lisibilité 41</text:p>
      <text:p text:style-name="P1">#Robert Bond <text:span text:style-name="T23">é veterinário</text:span></text:p>
      <text:p text:style-name="P1">e profess<text:span text:style-name="T23">o</text:span>r#</text:p>
      <text:p text:style-name="P1"/>
      <text:p text:style-name="P1"><text:span text:style-name="T1"><text:s/></text:span>341: 10:35:52.05 10:35:53.16 <text:s/>Durée 00:00:01.11 <text:s/>Lisibilité 22</text:p>
      <text:p text:style-name="P1">#<text:span text:style-name="T23">na U</text:span>niv. da Flórida.#</text:p>
      <text:p text:style-name="P1"><text:soft-page-break/></text:p>
      <text:p text:style-name="P1"><text:span text:style-name="T1"><text:s/></text:span>342: 10:35:54.11 10:35:58.04 <text:s/>Durée 00:00:03.18 <text:s/>Lisibilité 56</text:p>
      <text:p text:style-name="P33">#<text:span text:style-name="T23">Há</text:span> 37 anos <text:span text:style-name="T23">ele monta</text:span></text:p>
      <text:p text:style-name="P33"><text:span text:style-name="T23">um banco de imagens gigantesco</text:span>.#</text:p>
      <text:p text:style-name="P1"/>
      <text:p text:style-name="P1"><text:span text:style-name="T1"><text:s/></text:span>343: 10:36:08.02 10:36:10.01 <text:s/>Durée 00:00:01.24 <text:s/>Lisibilité 29</text:p>
      <text:p text:style-name="P33"><text:span text:style-name="T23">Subir</text:span> à superfície</text:p>
      <text:p text:style-name="P33">p<text:span text:style-name="T23">ara</text:span> respir<text:span text:style-name="T23">a</text:span>r</text:p>
      <text:p text:style-name="P1"/>
      <text:p text:style-name="P1"><text:span text:style-name="T1"><text:s/></text:span>344: 10:36:10.06 10:36:12.12 <text:s/>Durée 00:00:02.06 <text:s/>Lisibilité 34</text:p>
      <text:p text:style-name="P33"><text:span text:style-name="T23">os põe em risco</text:span></text:p>
      <text:p text:style-name="P33"><text:span text:style-name="T23">por causa dos barcos</text:span>.</text:p>
      <text:p text:style-name="P1"/>
      <text:p text:style-name="P1"><text:span text:style-name="T1"><text:s/></text:span>345: 10:36:16.01 10:36:19.01 <text:s/>Durée 00:00:03.00 <text:s/>Lisibilité 45</text:p>
      <text:p text:style-name="P1">#<text:span text:style-name="T23">Comparando suas fotos</text:span></text:p>
      <text:p text:style-name="P1"><text:span text:style-name="T23">de um ano para outro</text:span>,#</text:p>
      <text:p text:style-name="P1"/>
      <text:p text:style-name="P1"><text:span text:style-name="T1"><text:s/></text:span>346: 10:36:19.06 10:36:21.11 <text:s/>Durée 00:00:02.05 <text:s/>Lisibilité 33</text:p>
      <text:p text:style-name="P33">#<text:span text:style-name="T23">sabe quase tudo</text:span></text:p>
      <text:p text:style-name="P33"><text:span text:style-name="T23">sobre os</text:span> lamantins.#</text:p>
      <text:p text:style-name="P1"/>
      <text:p text:style-name="P1"><text:span text:style-name="T1"><text:s/></text:span>347: 10:36:36.23 10:36:39.19 <text:s/>Durée 00:00:02.21 <text:s/>Lisibilité 43</text:p>
      <text:p text:style-name="P34">Na aparência,</text:p>
      <text:p text:style-name="P1"><text:span text:style-name="T23">ess</text:span>es lamantins são<text:span text:style-name="T23"> idênticos,</text:span></text:p>
      <text:p text:style-name="P1"/>
      <text:p text:style-name="P1"><text:span text:style-name="T1"><text:s/></text:span>348: 10:36:39.24 10:36:41.08 <text:s/>Durée 00:00:01.09 <text:s/>Lisibilité 20</text:p>
      <text:p text:style-name="P34">mas na verdade</text:p>
      <text:p text:style-name="P1"/>
      <text:p text:style-name="P1"><text:span text:style-name="T1"><text:s/></text:span>349: 10:36:41.13 10:36:44.23 <text:s/>Durée 00:00:03.10 <text:s/>Lisibilité 51</text:p>
      <text:p text:style-name="P1">c<text:span text:style-name="T23">ada um possui</text:span> cicatri<text:span text:style-name="T23">z</text:span>es <text:span text:style-name="T23">únicas</text:span></text:p>
      <text:p text:style-name="P1"><text:span text:style-name="T23">com suas próprias</text:span> form<text:span text:style-name="T23">a</text:span>s,</text:p>
      <text:p text:style-name="P1"/>
      <text:p text:style-name="P1"><text:span text:style-name="T1"><text:s/></text:span>350: 10:36:45.03 10:36:46.21 <text:s/>Durée 00:00:01.18 <text:s/>Lisibilité 26</text:p>
      <text:p text:style-name="P1">perm<text:span text:style-name="T23">itindo reconhecê-los.</text:span></text:p>
      <text:p text:style-name="P1"/>
      <text:p text:style-name="P1"><text:span text:style-name="T1"><text:s/></text:span>351: 10:36:47.00 10:36:48.15 <text:s/>Durée 00:00:01.15 <text:s/>Lisibilité 24</text:p>
      <text:p text:style-name="P33">N<text:span text:style-name="T23">ós podemos, assim, saber</text:span></text:p>
      <text:p text:style-name="P1"/>
      <text:p text:style-name="P1"><text:span text:style-name="T1"><text:s/></text:span>352: 10:36:48.20 10:36:51.04 <text:s/>Durée 00:00:02.09 <text:s/>Lisibilité 35</text:p>
      <text:p text:style-name="P1"><text:span text:style-name="T23">quem sobreviveu </text:span>e <text:span text:style-name="T23">quem não voltou</text:span>.</text:p>
      <text:p text:style-name="P1"/>
      <text:p text:style-name="P1"><text:span text:style-name="T1"><text:s/></text:span>353: 10:36:55.01 10:36:57.02 <text:s/>Durée 00:00:02.01 <text:s/>Lisibilité 31</text:p>
      <text:p text:style-name="P1">N<text:span text:style-name="T23">ós coletamos sangue e tecidos</text:span>.</text:p>
      <text:p text:style-name="P1"/>
      <text:p text:style-name="P1"><text:span text:style-name="T1"><text:s/></text:span>354: 10:36:57.06 10:36:59.22 <text:s/>Durée 00:00:02.16 <text:s/>Lisibilité 40</text:p>
      <text:p text:style-name="P33"><text:span text:style-name="T23">Fazemos</text:span></text:p>
      <text:p text:style-name="P33"><text:span text:style-name="T23">análises de isótopos estáveis.</text:span></text:p>
      <text:p text:style-name="P1"/>
      <text:p text:style-name="P1"><text:span text:style-name="T1"><text:s/></text:span>355: 10:37:00.02 10:37:04.17 <text:s/>Durée 00:00:04.15 <text:s/>Lisibilité 69</text:p>
      <text:p text:style-name="P33"><text:span text:style-name="T23">Assim podemos saber</text:span></text:p>
      <text:p text:style-name="P33"><text:span text:style-name="T23">o que ele comeu no café da manhã</text:span>.</text:p>
      <text:p text:style-name="P1"/>
      <text:p text:style-name="P1"><text:span text:style-name="T1"><text:s/></text:span>356: 10:37:04.21 10:37:07.00 <text:s/>Durée 00:00:02.04 <text:s/>Lisibilité 32</text:p>
      <text:p text:style-name="P1"><text:span text:style-name="T23">Ess</text:span>es bio<text:span text:style-name="T23">marcadores</text:span></text:p>
      <text:p text:style-name="P34">são interessantes</text:p>
      <text:p text:style-name="P1"/>
      <text:p text:style-name="P1"><text:span text:style-name="T1"><text:s/></text:span>357: 10:37:07.05 10:37:10.20 <text:s/>Durée 00:00:03.15 <text:s/>Lisibilité 54</text:p>
      <text:p text:style-name="P33"><text:span text:style-name="T23">pois nos mostram como o sistema</text:span></text:p>
      <text:p text:style-name="P33"><text:span text:style-name="T23">reage perante as toxinas</text:span>,</text:p>
      <text:p text:style-name="P1"/>
      <text:p text:style-name="P1"><text:soft-page-break/><text:span text:style-name="T1"><text:s/></text:span>358: 10:37:10.24 10:37:12.16 <text:s/>Durée 00:00:01.17 <text:s/>Lisibilité 25</text:p>
      <text:p text:style-name="P1"><text:span text:style-name="T23">como podem</text:span> contamin<text:span text:style-name="T23">á-los</text:span>.</text:p>
      <text:p text:style-name="P1"/>
      <text:p text:style-name="P1"><text:span text:style-name="T1"><text:s/></text:span>359: 10:37:22.03 10:37:25.16 <text:s/>Durée 00:00:03.13 <text:s/>Lisibilité 53</text:p>
      <text:p text:style-name="P33"><text:span text:style-name="T23">O</text:span>s lamantins não<text:span text:style-name="T23"> são só</text:span></text:p>
      <text:p text:style-name="P33"><text:span text:style-name="T23">um orgulho e uma alegria</text:span>,</text:p>
      <text:p text:style-name="P1"/>
      <text:p text:style-name="P1"><text:span text:style-name="T1"><text:s/></text:span>360: 10:37:25.20 10:37:28.17 <text:s/>Durée 00:00:02.22 <text:s/>Lisibilité 43</text:p>
      <text:p text:style-name="P33"><text:span text:style-name="T23">também é uma </text:span>espécie sentinel<text:span text:style-name="T23">a</text:span>.</text:p>
      <text:p text:style-name="P1"/>
      <text:p text:style-name="P1"><text:span text:style-name="T1"><text:s/></text:span>361: 10:37:28.21 10:37:31.16 <text:s/>Durée 00:00:02.20 <text:s/>Lisibilité 42</text:p>
      <text:p text:style-name="P33"><text:span text:style-name="T23">Podemos saber</text:span></text:p>
      <text:p text:style-name="P33"><text:span text:style-name="T23">todos os seus hábitos</text:span> alimentares</text:p>
      <text:p text:style-name="P1"/>
      <text:p text:style-name="P1"><text:span text:style-name="T1"><text:s/></text:span>362: 10:37:31.20 10:37:33.03 <text:s/>Durée 00:00:01.08 <text:s/>Lisibilité 20</text:p>
      <text:p text:style-name="P1">e <text:span text:style-name="T23">sua evolução</text:span>.</text:p>
      <text:p text:style-name="P1"/>
      <text:p text:style-name="P1"><text:span text:style-name="T1"><text:s/></text:span>363: 10:37:33.07 10:37:36.19 <text:s/>Durée 00:00:03.12 <text:s/>Lisibilité 52</text:p>
      <text:p text:style-name="P1">N<text:span text:style-name="T23">ós sabemos que sua alimentação</text:span></text:p>
      <text:p text:style-name="P1">e <text:span text:style-name="T23">seu meio mudaram,</text:span></text:p>
      <text:p text:style-name="P1"/>
      <text:p text:style-name="P1"><text:span text:style-name="T1"><text:s/></text:span>364: 10:37:36.23 10:37:39.22 <text:s/>Durée 00:00:02.24 <text:s/>Lisibilité 44</text:p>
      <text:p text:style-name="P34">assim como a vegetação</text:p>
      <text:p text:style-name="P1"><text:span text:style-name="T23">em</text:span> Kings Bay e Cr<text:span text:style-name="T23">y</text:span>stal River</text:p>
      <text:p text:style-name="P1"/>
      <text:p text:style-name="P1"><text:span text:style-name="T1"><text:s/></text:span>365: 10:37:40.01 10:37:41.24 <text:s/>Durée 00:00:01.23 <text:s/>Lisibilité 29</text:p>
      <text:p text:style-name="P1"><text:span text:style-name="T23">ness</text:span>es 10 <text:span text:style-name="T23">a</text:span> 20 <text:span text:style-name="T23">últimos</text:span> anos.</text:p>
      <text:p text:style-name="P1"/>
      <text:p text:style-name="P1"><text:span text:style-name="T1"><text:s/></text:span>366: 10:37:42.03 10:37:45.24 <text:s/>Durée 00:00:03.21 <text:s/>Lisibilité 58</text:p>
      <text:p text:style-name="P1"><text:span text:style-name="T23">É preciso enfrentar a </text:span>introdu<text:span text:style-name="T23">ção</text:span></text:p>
      <text:p text:style-name="P1">de no<text:span text:style-name="T23">va</text:span>s espécies d<text:span text:style-name="T23">e </text:span>alg<text:span text:style-name="T23">a</text:span>s,</text:p>
      <text:p text:style-name="P1"/>
      <text:p text:style-name="P1"><text:span text:style-name="T1"><text:s/></text:span>367: 10:37:46.03 10:37:49.18 <text:s/>Durée 00:00:03.15 <text:s/>Lisibilité 54</text:p>
      <text:p text:style-name="P1">com<text:span text:style-name="T23">o </text:span>a<text:span text:style-name="T24">#</text:span> Lyngbya<text:span text:style-name="T24">#</text:span> que <text:span text:style-name="T24">os</text:span> lamantins</text:p>
      <text:p text:style-name="P35">podem ingerir por acidente,</text:p>
      <text:p text:style-name="P1"/>
      <text:p text:style-name="P1"><text:span text:style-name="T1"><text:s/></text:span>368: 10:37:49.22 10:37:53.03 <text:s/>Durée 00:00:03.06 <text:s/>Lisibilité 49</text:p>
      <text:p text:style-name="P36">e estim<text:span text:style-name="T24">a</text:span>r qu<text:span text:style-name="T24">ais serão</text:span></text:p>
      <text:p text:style-name="P36"><text:span text:style-name="T24">as repercussões</text:span>.</text:p>
      <text:p text:style-name="P1"/>
      <text:p text:style-name="P1"><text:span text:style-name="T1"><text:s/></text:span>369: 10:37:55.05 10:37:58.19 <text:s/>Durée 00:00:03.14 <text:s/>Lisibilité 53</text:p>
      <text:p text:style-name="P1">#<text:span text:style-name="T24">A#</text:span> Lyngbya<text:span text:style-name="T24">#</text:span></text:p>
      <text:p text:style-name="P1"><text:span text:style-name="T24">é uma</text:span> alg<text:span text:style-name="T24">a</text:span> invasiv<text:span text:style-name="T24">a e</text:span> nociv<text:span text:style-name="T24">a</text:span>#</text:p>
      <text:p text:style-name="P1"/>
      <text:p text:style-name="P1"><text:span text:style-name="T1"><text:s/></text:span>370: 10:37:58.23 10:38:00.20 <text:s/>Durée 00:00:01.22 <text:s/>Lisibilité 28</text:p>
      <text:p text:style-name="P1">#qu<text:span text:style-name="T24">e</text:span>, <text:span text:style-name="T24">há alguns</text:span> anos,#</text:p>
      <text:p text:style-name="P1"/>
      <text:p text:style-name="P1"><text:span text:style-name="T1"><text:s/></text:span>371: 10:38:01.00 10:38:03.11 <text:s/>Durée 00:00:02.11 <text:s/>Lisibilité 37</text:p>
      <text:p text:style-name="P36">#coloni<text:span text:style-name="T24">za a</text:span>s águas l<text:span text:style-name="T24">ímpidas</text:span></text:p>
      <text:p text:style-name="P36"><text:span text:style-name="T24">dos rios</text:span>.#</text:p>
      <text:p text:style-name="P1"/>
      <text:p text:style-name="P1"><text:span text:style-name="T1"><text:s/></text:span>372: 10:38:09.03 10:38:11.07 <text:s/>Durée 00:00:02.04 <text:s/>Lisibilité 32</text:p>
      <text:p text:style-name="P1">#El<text:span text:style-name="T24">a aproveita a poluição</text:span></text:p>
      <text:p text:style-name="P1"><text:span text:style-name="T24">do</text:span>s nitrat<text:span text:style-name="T24">o</text:span>s#</text:p>
      <text:p text:style-name="P1"/>
      <text:p text:style-name="P1"><text:span text:style-name="T1"><text:s/></text:span>373: 10:38:11.11 10:38:14.03 <text:s/>Durée 00:00:02.17 <text:s/>Lisibilité 40</text:p>
      <text:p text:style-name="P1">#qu<text:span text:style-name="T24">e</text:span> se propag<text:span text:style-name="T24">am</text:span></text:p>
      <text:p text:style-name="P1"><text:span text:style-name="T24">na região</text:span> das nascentes.#</text:p>
      <text:p text:style-name="P1"/>
      <text:p text:style-name="P1"><text:span text:style-name="T1"><text:s/></text:span>374: 10:38:18.04 10:38:21.06 <text:s/>Durée 00:00:03.02 <text:s/>Lisibilité 46</text:p>
      <text:p text:style-name="P36"><text:soft-page-break/>#El<text:span text:style-name="T24">a prolifera</text:span></text:p>
      <text:p text:style-name="P36">quand<text:span text:style-name="T24">o a vazão</text:span> das nascentes <text:span text:style-name="T24">diminui</text:span>,#</text:p>
      <text:p text:style-name="P1"/>
      <text:p text:style-name="P1"><text:span text:style-name="T1"><text:s/></text:span>375: 10:38:21.20 10:38:24.16 <text:s/>Durée 00:00:02.21 <text:s/>Lisibilité 43</text:p>
      <text:p text:style-name="P36">#af<text:span text:style-name="T24">etando a força das correntes</text:span></text:p>
      <text:p text:style-name="P36"><text:span text:style-name="T24">nos</text:span> rios.#</text:p>
      <text:p text:style-name="P1"/>
      <text:p text:style-name="P1"><text:span text:style-name="T1"><text:s/></text:span>376: 10:38:27.03 10:38:31.13 <text:s/>Durée 00:00:04.10 <text:s/>Lisibilité 66</text:p>
      <text:p text:style-name="P1">#<text:span text:style-name="T24">A#</text:span> Lyngbya<text:span text:style-name="T24">#</text:span> <text:span text:style-name="T24">cobre então o</text:span> sol<text:span text:style-name="T24">o</text:span>,</text:p>
      <text:p text:style-name="P1"><text:span text:style-name="T24">sobe aos poucos à</text:span> superfície,#</text:p>
      <text:p text:style-name="P1"/>
      <text:p text:style-name="P1"><text:span text:style-name="T1"><text:s/></text:span>377: 10:38:32.00 10:38:33.21 <text:s/>Durée 00:00:01.21 <text:s/>Lisibilité 28</text:p>
      <text:p text:style-name="P1">#<text:span text:style-name="T24">contém as lentilhas</text:span> d'água.#</text:p>
      <text:p text:style-name="P1"/>
      <text:p text:style-name="P1"><text:span text:style-name="T1"><text:s/></text:span>378: 10:38:35.22 10:38:40.04 <text:s/>Durée 00:00:04.07 <text:s/>Lisibilité 64</text:p>
      <text:p text:style-name="P1">#El<text:span text:style-name="T24">a</text:span> priv<text:span text:style-name="T24">a</text:span> de lu<text:span text:style-name="T24">z os ecossistemas</text:span></text:p>
      <text:p text:style-name="P1">subaqu<text:span text:style-name="T24">áticos e os sufoca</text:span>.#</text:p>
      <text:p text:style-name="P1"/>
      <text:p text:style-name="P1"><text:span text:style-name="T1"><text:s/></text:span>379: 10:38:43.19 10:38:47.13 <text:s/>Durée 00:00:03.19 <text:s/>Lisibilité 56</text:p>
      <text:p text:style-name="P36">#S<text:span text:style-name="T24">em</text:span> <text:span text:style-name="T24">fotossíntese, a matéria orgânica</text:span></text:p>
      <text:p text:style-name="P36"><text:span text:style-name="T24">não pode se regenerar</text:span>.#</text:p>
      <text:p text:style-name="P1"/>
      <text:p text:style-name="P1"><text:span text:style-name="T1"><text:s/></text:span>380: 10:38:48.16 10:38:50.07 <text:s/>Durée 00:00:01.16 <text:s/>Lisibilité 25</text:p>
      <text:p text:style-name="P1">#<text:span text:style-name="T24">A vida se extingue</text:span>.#</text:p>
      <text:p text:style-name="P1"/>
      <text:p text:style-name="P1"><text:span text:style-name="T1"><text:s/></text:span>381: 10:38:57.23 10:39:01.20 <text:s/>Durée 00:00:03.22 <text:s/>Lisibilité 58</text:p>
      <text:p text:style-name="P36">#<text:span text:style-name="T24">Esse caos não parece afetar</text:span></text:p>
      <text:p text:style-name="P36"><text:span text:style-name="T24">um peixe </text:span>primiti<text:span text:style-name="T24">vo</text:span>,#</text:p>
      <text:p text:style-name="P1"/>
      <text:p text:style-name="P1"><text:span text:style-name="T1"><text:s/></text:span>382: 10:39:02.00 10:39:04.00 <text:s/>Durée 00:00:02.00 <text:s/>Lisibilité 30</text:p>
      <text:p text:style-name="P1">#<text:span text:style-name="T24">o peixe-jacaré</text:span>.#</text:p>
      <text:p text:style-name="P1"/>
      <text:p text:style-name="P1"><text:span text:style-name="T1"><text:s/></text:span>383: 10:39:06.19 10:39:09.12 <text:s/>Durée 00:00:02.18 <text:s/>Lisibilité 41</text:p>
      <text:p text:style-name="P1">#<text:span text:style-name="T24">O longo peixe ossoso</text:span></text:p>
      <text:p text:style-name="P1"><text:span text:style-name="T24">é bizarramente</text:span> adapt<text:span text:style-name="T24">ado</text:span>#</text:p>
      <text:p text:style-name="P1"/>
      <text:p text:style-name="P1"><text:span text:style-name="T1"><text:s/></text:span>384: 10:39:09.17 10:39:13.01 <text:s/>Durée 00:00:03.09 <text:s/>Lisibilité 50</text:p>
      <text:p text:style-name="P1">#<text:span text:style-name="T24">às fortes variações</text:span></text:p>
      <text:p text:style-name="P1"><text:span text:style-name="T24">do índice de oxigênio n</text:span>a água.#</text:p>
      <text:p text:style-name="P1"/>
      <text:p text:style-name="P1"><text:span text:style-name="T1"><text:s/></text:span>385: 10:39:13.05 10:39:14.21 <text:s/>Durée 00:00:01.16 <text:s/>Lisibilité 25</text:p>
      <text:p text:style-name="P1">#<text:span text:style-name="T24">Pois em caso de penúria</text:span>,#</text:p>
      <text:p text:style-name="P1"/>
      <text:p text:style-name="P1"><text:span text:style-name="T1"><text:s/></text:span>386: 10:39:15.01 10:39:17.20 <text:s/>Durée 00:00:02.19 <text:s/>Lisibilité 41</text:p>
      <text:p text:style-name="P36">#<text:span text:style-name="T24">ele é</text:span> capa<text:span text:style-name="T24">z de ir buscá-lo</text:span></text:p>
      <text:p text:style-name="P36"><text:span text:style-name="T24">na</text:span> superfície.#</text:p>
      <text:p text:style-name="P1"/>
      <text:p text:style-name="P1"><text:span text:style-name="T1"><text:s/></text:span>387: 10:39:22.14 10:39:26.15 <text:s/>Durée 00:00:04.01 <text:s/>Lisibilité 61</text:p>
      <text:p text:style-name="P1">#<text:span text:style-name="T24">Os peixes-jacaré também são feitos</text:span></text:p>
      <text:p text:style-name="P1"><text:span text:style-name="T24">para a vida sem gravidade</text:span>.#</text:p>
      <text:p text:style-name="P1"/>
      <text:p text:style-name="P1"><text:span text:style-name="T1"><text:s/></text:span>388: 10:39:28.17 10:39:32.06 <text:s/>Durée 00:00:03.14 <text:s/>Lisibilité 53</text:p>
      <text:p text:style-name="P1">#<text:span text:style-name="T24">Sua bexiga natatória,</text:span></text:p>
      <text:p text:style-name="P1"><text:span text:style-name="T24">ultra</text:span>vasculari<text:span text:style-name="T24">zada</text:span> e <text:span text:style-name="T24">gasosa</text:span>,#</text:p>
      <text:p text:style-name="P1"/>
      <text:p text:style-name="P1"><text:span text:style-name="T1"><text:s/></text:span>389: 10:39:32.11 10:39:34.13 <text:s/>Durée 00:00:02.02 <text:s/>Lisibilité 31</text:p>
      <text:p text:style-name="P1">#f<text:span text:style-name="T24">unciona como um pulmão</text:span>.#</text:p>
      <text:p text:style-name="P1"/>
      <text:p text:style-name="P1"><text:span text:style-name="T1"><text:s/></text:span>390: 10:39:38.07 10:39:41.05 <text:s/>Durée 00:00:02.23 <text:s/>Lisibilité 44</text:p>
      <text:p text:style-name="P1">#Quand<text:span text:style-name="T24">o eles decidem </text:span>aventur<text:span text:style-name="T24">a</text:span>r-<text:span text:style-name="T24">se</text:span></text:p>
      <text:p text:style-name="P1"><text:soft-page-break/><text:span text:style-name="T24">nas</text:span> profund<text:span text:style-name="T24">eza</text:span>s,#</text:p>
      <text:p text:style-name="P1"/>
      <text:p text:style-name="P1"><text:span text:style-name="T1"><text:s/></text:span>391: 10:39:41.09 10:39:43.10 <text:s/>Durée 00:00:02.01 <text:s/>Lisibilité 31</text:p>
      <text:p text:style-name="P1">#<text:span text:style-name="T24">basta esvaziar sua bexiga</text:span>#</text:p>
      <text:p text:style-name="P1"/>
      <text:p text:style-name="P1"><text:span text:style-name="T1"><text:s/></text:span>392: 10:39:43.14 10:39:45.14 <text:s/>Durée 00:00:02.00 <text:s/>Lisibilité 30</text:p>
      <text:p text:style-name="P1">#p<text:span text:style-name="T24">ara sua flutuabilidade variar</text:span>,#</text:p>
      <text:p text:style-name="P1"/>
      <text:p text:style-name="P1"><text:span text:style-name="T1"><text:s/></text:span>393: 10:39:45.18 10:39:48.16 <text:s/>Durée 00:00:02.23 <text:s/>Lisibilité 44</text:p>
      <text:p text:style-name="P36">#com<text:span text:style-name="T24">o o colete estabilizador</text:span></text:p>
      <text:p text:style-name="P36"><text:span text:style-name="T24">dos </text:span>mergulhadores.#</text:p>
      <text:p text:style-name="P1"/>
      <text:p text:style-name="P1"><text:span text:style-name="T1"><text:s/></text:span>394: 10:39:54.21 10:39:58.21 <text:s/>Durée 00:00:04.00 <text:s/>Lisibilité 60</text:p>
      <text:p text:style-name="P1">#<text:span text:style-name="T24">Essa adaptação peculiar possibilita</text:span></text:p>
      <text:p text:style-name="P1"><text:span text:style-name="T24">a eles, nos meses de inverno</text:span>,#</text:p>
      <text:p text:style-name="P1"/>
      <text:p text:style-name="P1"><text:span text:style-name="T1"><text:s/></text:span>395: 10:39:59.00 10:40:02.03 <text:s/>Durée 00:00:03.03 <text:s/>Lisibilité 47</text:p>
      <text:p text:style-name="P36">#<text:span text:style-name="T24">ficar totalmente imóveis</text:span></text:p>
      <text:p text:style-name="P36"><text:span text:style-name="T24">no fundo </text:span>da água,#</text:p>
      <text:p text:style-name="P1"/>
      <text:p text:style-name="P1"><text:span text:style-name="T1"><text:s/></text:span>396: 10:40:02.07 10:40:06.09 <text:s/>Durée 00:00:04.02 <text:s/>Lisibilité 61</text:p>
      <text:p text:style-name="P1">#n<text:span text:style-name="T24">ão subindo nem para</text:span> respir<text:span text:style-name="T24">a</text:span>r</text:p>
      <text:p text:style-name="P1"><text:span text:style-name="T24">nem para se alimenta</text:span>r.#</text:p>
      <text:p text:style-name="P1"/>
      <text:p text:style-name="P1"><text:span text:style-name="T1"><text:s/></text:span>397: 10:40:24.09 10:40:26.07 <text:s/>Durée 00:00:01.23 <text:s/>Lisibilité 29</text:p>
      <text:p text:style-name="P37">#P<text:span text:style-name="T25">oucas </text:span>espécies</text:p>
      <text:p text:style-name="P37"><text:span text:style-name="T25">conseguem</text:span> viv<text:span text:style-name="T25">er</text:span>#</text:p>
      <text:p text:style-name="P1"/>
      <text:p text:style-name="P1"><text:span text:style-name="T1"><text:s/></text:span>398: 10:40:26.11 10:40:29.01 <text:s/>Durée 00:00:02.15 <text:s/>Lisibilité 39</text:p>
      <text:p text:style-name="P37">#<text:span text:style-name="T25">nas</text:span> profund<text:span text:style-name="T25">ezas escuras</text:span></text:p>
      <text:p text:style-name="P37"><text:span text:style-name="T25">do </text:span>aquífero.#</text:p>
      <text:p text:style-name="P1"/>
      <text:p text:style-name="P1"><text:span text:style-name="T1"><text:s/></text:span>399: 10:40:44.21 10:40:47.09 <text:s/>Durée 00:00:02.13 <text:s/>Lisibilité 38</text:p>
      <text:p text:style-name="P1">#Tom Morris e <text:span text:style-name="T25">seu colega</text:span> Marc Long#</text:p>
      <text:p text:style-name="P1"/>
      <text:p text:style-name="P1"><text:span text:style-name="T1"><text:s/></text:span>400: 10:40:47.13 10:40:50.05 <text:s/>Durée 00:00:02.17 <text:s/>Lisibilité 40</text:p>
      <text:p text:style-name="P37">#<text:span text:style-name="T25">estudam essa</text:span> fascinante</text:p>
      <text:p text:style-name="P37">faun<text:span text:style-name="T25">a</text:span> aqu<text:span text:style-name="T25">ática</text:span>.#</text:p>
      <text:p text:style-name="P1"/>
      <text:p text:style-name="P1"><text:span text:style-name="T1"><text:s/></text:span>401: 10:41:00.16 10:41:02.14 <text:s/>Durée 00:00:01.23 <text:s/>Lisibilité 29</text:p>
      <text:p text:style-name="P1">#<text:span text:style-name="T25">Fazer seu inventário</text:span>#</text:p>
      <text:p text:style-name="P1"/>
      <text:p text:style-name="P1"><text:span text:style-name="T1"><text:s/></text:span>402: 10:41:02.18 10:41:04.19 <text:s/>Durée 00:00:02.01 <text:s/>Lisibilité 31</text:p>
      <text:p text:style-name="P1">#<text:span text:style-name="T25">e </text:span>identifi<text:span text:style-name="T25">ca</text:span>r <text:span text:style-name="T25">nova</text:span>s espécies#</text:p>
      <text:p text:style-name="P1"/>
      <text:p text:style-name="P1"><text:span text:style-name="T1"><text:s/></text:span>403: 10:41:04.23 10:41:08.21 <text:s/>Durée 00:00:03.23 <text:s/>Lisibilité 59</text:p>
      <text:p text:style-name="P1">#perm<text:span text:style-name="T25">ite a ess</text:span>es experts <text:span text:style-name="T25">avaliar</text:span></text:p>
      <text:p text:style-name="P1"><text:span text:style-name="T25">o estado dessa</text:span>s nascentes.#</text:p>
      <text:p text:style-name="P1"/>
      <text:p text:style-name="P1"><text:span text:style-name="T1"><text:s/></text:span>404: 10:41:15.04 10:41:18.24 <text:s/>Durée 00:00:03.20 <text:s/>Lisibilité 57</text:p>
      <text:p text:style-name="P1">#<text:span text:style-name="T25">A</text:span> gruta d<text:span text:style-name="T25">o</text:span> Diab<text:span text:style-name="T25">o</text:span> <text:span text:style-name="T25">em</text:span> Ginnie Springs,</text:p>
      <text:p text:style-name="P1"><text:span text:style-name="T25">no</text:span> nor<text:span text:style-name="T25">te</text:span> da península,#</text:p>
      <text:p text:style-name="P1"/>
      <text:p text:style-name="P1"><text:span text:style-name="T1"><text:s/></text:span>405: 10:41:19.03 10:41:21.20 <text:s/>Durée 00:00:02.17 <text:s/>Lisibilité 40</text:p>
      <text:p text:style-name="P1">#<text:span text:style-name="T25">é um sítio de </text:span>explora<text:span text:style-name="T25">ção único</text:span>.#</text:p>
      <text:p text:style-name="P1"/>
      <text:p text:style-name="P1"><text:span text:style-name="T1"><text:s/></text:span>406: 10:41:23.13 10:41:27.03 <text:s/>Durée 00:00:03.15 <text:s/>Lisibilité 54</text:p>
      <text:p text:style-name="P1">#<text:span text:style-name="T25">A vida abriu caminha lá</text:span></text:p>
      <text:p text:style-name="P1"><text:span text:style-name="T25">até os abismos</text:span>.#</text:p>
      <text:p text:style-name="P1"/>
      <text:p text:style-name="P1"><text:soft-page-break/><text:span text:style-name="T1"><text:s/></text:span>407: 10:41:32.11 10:41:35.23 <text:s/>Durée 00:00:03.12 <text:s/>Lisibilité 52</text:p>
      <text:p text:style-name="P37">#<text:span text:style-name="T25">Peixes, algumas</text:span> tartarugas</text:p>
      <text:p text:style-name="P37">e crust<text:span text:style-name="T25">áceo</text:span>s#</text:p>
      <text:p text:style-name="P1"/>
      <text:p text:style-name="P1"><text:span text:style-name="T1"><text:s/></text:span>408: 10:41:36.03 10:41:38.06 <text:s/>Durée 00:00:02.03 <text:s/>Lisibilité 32</text:p>
      <text:p text:style-name="P37">#<text:span text:style-name="T25">às vezes se aventuram</text:span></text:p>
      <text:p text:style-name="P37"><text:span text:style-name="T25">nesses túneis</text:span>.#</text:p>
      <text:p text:style-name="P1"/>
      <text:p text:style-name="P1"><text:span text:style-name="T1"><text:s/></text:span>409: 10:41:40.01 10:41:42.01 <text:s/>Durée 00:00:02.00 <text:s/>Lisibilité 30</text:p>
      <text:p text:style-name="P1">#Ma<text:span text:style-name="T25">s não se demoram por lá</text:span>.#</text:p>
      <text:p text:style-name="P1"/>
      <text:p text:style-name="P1"><text:span text:style-name="T1"><text:s/></text:span>410: 10:41:42.05 10:41:45.06 <text:s/>Durée 00:00:03.01 <text:s/>Lisibilité 46</text:p>
      <text:p text:style-name="P1">#<text:span text:style-name="T25">Ao contrário do bagre</text:span></text:p>
      <text:p text:style-name="P1">ou <text:span text:style-name="T25">do lagostim</text:span> albino#</text:p>
      <text:p text:style-name="P1"/>
      <text:p text:style-name="P1"><text:span text:style-name="T1"><text:s/></text:span>411: 10:41:45.10 10:41:47.14 <text:s/>Durée 00:00:02.04 <text:s/>Lisibilité 32</text:p>
      <text:p text:style-name="P1">#m<text:span text:style-name="T25">ais bem adaptados às treva</text:span>s.#</text:p>
      <text:p text:style-name="P1"/>
      <text:p text:style-name="P1"><text:span text:style-name="T1"><text:s/></text:span>412: 10:41:57.24 10:42:00.15 <text:s/>Durée 00:00:02.16 <text:s/>Lisibilité 40</text:p>
      <text:p text:style-name="P37">#<text:span text:style-name="T25">Esse lagostim,</text:span></text:p>
      <text:p text:style-name="P37"><text:span text:style-name="T25">morador de uma gruta esquecida</text:span>,#</text:p>
      <text:p text:style-name="P1"/>
      <text:p text:style-name="P1"><text:span text:style-name="T1"><text:s/></text:span>413: 10:42:00.20 10:42:04.04 <text:s/>Durée 00:00:03.09 <text:s/>Lisibilité 50</text:p>
      <text:p text:style-name="P37">#<text:span text:style-name="T25">parece chamar particularmente</text:span></text:p>
      <text:p text:style-name="P37"><text:span text:style-name="T25">atenção dos pesquisadores</text:span>.#</text:p>
      <text:p text:style-name="P1"/>
      <text:p text:style-name="P1"><text:span text:style-name="T1"><text:s/></text:span>414: 10:42:13.12 10:42:14.24 <text:s/>Durée 00:00:01.12 <text:s/>Lisibilité 22</text:p>
      <text:p text:style-name="P1">#<text:span text:style-name="T25">Nesse meio</text:span> complex<text:span text:style-name="T25">o</text:span>,#</text:p>
      <text:p text:style-name="P1"/>
      <text:p text:style-name="P1"><text:span text:style-name="T1"><text:s/></text:span>415: 10:42:15.03 10:42:18.04 <text:s/>Durée 00:00:03.01 <text:s/>Lisibilité 46</text:p>
      <text:p text:style-name="P37">#lo<text:span text:style-name="T25">nge de qualquer forma de luz</text:span></text:p>
      <text:p text:style-name="P37"><text:span text:style-name="T25">ou de vegetação</text:span>,#</text:p>
      <text:p text:style-name="P1"/>
      <text:p text:style-name="P1"><text:span text:style-name="T1"><text:s/></text:span>416: 10:42:18.08 10:42:21.03 <text:s/>Durée 00:00:02.20 <text:s/>Lisibilité 42</text:p>
      <text:p text:style-name="P1">#<text:span text:style-name="T25">nada impede a força da</text:span> vi<text:span text:style-name="T25">da</text:span>.#</text:p>
      <text:p text:style-name="P1"/>
      <text:p text:style-name="P1"><text:span text:style-name="T1"><text:s/></text:span>417: 10:42:34.10 10:42:37.01 <text:s/>Durée 00:00:02.16 <text:s/>Lisibilité 40</text:p>
      <text:p text:style-name="P1">#<text:span text:style-name="T25">Os lagostins se regeneram</text:span></text:p>
      <text:p text:style-name="P1"><text:span text:style-name="T25">na altura dos</text:span> membr<text:span text:style-name="T25">o</text:span>s#</text:p>
      <text:p text:style-name="P1"/>
      <text:p text:style-name="P1"><text:span text:style-name="T1"><text:s/></text:span>418: 10:42:37.06 10:42:38.18 <text:s/>Durée 00:00:01.12 <text:s/>Lisibilité 22</text:p>
      <text:p text:style-name="P1">#<text:span text:style-name="T25">na época da muda</text:span>.#</text:p>
      <text:p text:style-name="P1"/>
      <text:p text:style-name="P1"><text:span text:style-name="T1"><text:s/></text:span>419: 10:42:38.22 10:42:43.05 <text:s/>Durée 00:00:04.08 <text:s/>Lisibilité 65</text:p>
      <text:p text:style-name="P1">#<text:span text:style-name="T25">Isso</text:span> perm<text:span text:style-name="T25">ite aos </text:span>biólogos</text:p>
      <text:p text:style-name="P1">content<text:span text:style-name="T25">ar-se em coletar uma</text:span> pat<text:span text:style-name="T25">a,</text:span>#</text:p>
      <text:p text:style-name="P1"/>
      <text:p text:style-name="P1"><text:span text:style-name="T1"><text:s/></text:span>420: 10:42:43.09 10:42:45.12 <text:s/>Durée 00:00:02.03 <text:s/>Lisibilité 32</text:p>
      <text:p text:style-name="P1">#<text:span text:style-name="T26">pois eles pretendem soltá-lo</text:span>#</text:p>
      <text:p text:style-name="P1"/>
      <text:p text:style-name="P1"><text:span text:style-name="T1"><text:s/></text:span>421: 10:42:45.16 10:42:48.11 <text:s/>Durée 00:00:02.20 <text:s/>Lisibilité 42</text:p>
      <text:p text:style-name="P1">#ap<text:span text:style-name="T26">ó</text:span>s observ<text:span text:style-name="T26">á-lo </text:span>à <text:span text:style-name="T26">luz do dia</text:span>.#</text:p>
      <text:p text:style-name="P1"/>
      <text:p text:style-name="P1"><text:span text:style-name="T1"><text:s/></text:span>422: 10:42:52.24 10:42:54.23 <text:s/>Durée 00:00:01.24 <text:s/>Lisibilité 29</text:p>
      <text:p text:style-name="P1">#<text:span text:style-name="T26">O estudo do seu </text:span>DN<text:span text:style-name="T26">A</text:span>#</text:p>
      <text:p text:style-name="P1"/>
      <text:p text:style-name="P1"><text:span text:style-name="T1"><text:s/></text:span>423: 10:42:55.03 10:42:59.07 <text:s/>Durée 00:00:04.04 <text:s/>Lisibilité 62</text:p>
      <text:p text:style-name="P38">#<text:span text:style-name="T26">ajudará a conhecer essas</text:span> espécies</text:p>
      <text:p text:style-name="P38"><text:span text:style-name="T26">em geral desconhecida</text:span>s.#</text:p>
      <text:p text:style-name="P1"/>
      <text:p text:style-name="P1"><text:soft-page-break/><text:span text:style-name="T1"><text:s/></text:span>424: 10:43:13.21 10:43:15.20 <text:s/>Durée 00:00:01.24 <text:s/>Lisibilité 29</text:p>
      <text:p text:style-name="P1">- <text:span text:style-name="T26">Pegamos um</text:span>.</text:p>
      <text:p text:style-name="P1">- <text:span text:style-name="T26">Maravilha</text:span>!</text:p>
      <text:p text:style-name="P1"/>
      <text:p text:style-name="P1"><text:span text:style-name="T1"><text:s/></text:span>425: 10:43:15.24 10:43:17.03 <text:s/>Durée 00:00:01.04 <text:s/>Lisibilité 17</text:p>
      <text:p text:style-name="P1">Ap<text:span text:style-name="T26">ós</text:span> anos,</text:p>
      <text:p text:style-name="P1"/>
      <text:p text:style-name="P1"><text:span text:style-name="T1"><text:s/></text:span>426: 10:43:17.07 10:43:20.00 <text:s/>Durée 00:00:02.18 <text:s/>Lisibilité 41</text:p>
      <text:p text:style-name="P38"><text:span text:style-name="T26">conseguimos achar lagostins</text:span></text:p>
      <text:p text:style-name="P38"><text:span text:style-name="T26">na área</text:span>.</text:p>
      <text:p text:style-name="P1"/>
      <text:p text:style-name="P1"><text:span text:style-name="T1"><text:s/></text:span>427: 10:43:21.04 10:43:24.08 <text:s/>Durée 00:00:03.04 <text:s/>Lisibilité 47</text:p>
      <text:p text:style-name="P38"><text:span text:style-name="T26">Os dados que coletamos sobre eles</text:span></text:p>
      <text:p text:style-name="P38"><text:span text:style-name="T26">são essenciais</text:span></text:p>
      <text:p text:style-name="P1"/>
      <text:p text:style-name="P1"><text:span text:style-name="T1"><text:s/></text:span>428: 10:43:24.12 10:43:27.07 <text:s/>Durée 00:00:02.20 <text:s/>Lisibilité 42</text:p>
      <text:p text:style-name="P38">e <text:span text:style-name="T26">nos ajudam</text:span></text:p>
      <text:p text:style-name="P38"><text:span text:style-name="T26">a</text:span> reconstitu<text:span text:style-name="T26">i</text:span>r <text:span text:style-name="T26">sua história.</text:span></text:p>
      <text:p text:style-name="P1"/>
      <text:p text:style-name="P1"><text:span text:style-name="T1"><text:s/></text:span>429: 10:43:28.07 10:43:32.04 <text:s/>Durée 00:00:03.22 <text:s/>Lisibilité 58</text:p>
      <text:p text:style-name="P1"><text:span text:style-name="T26">O lugar onde</text:span> vive<text:span text:style-name="T26">m</text:span>, <text:span text:style-name="T26">seu número,</text:span></text:p>
      <text:p text:style-name="P1"><text:span text:style-name="T26">a especificidade do seu</text:span> habitat,</text:p>
      <text:p text:style-name="P1"/>
      <text:p text:style-name="P1"><text:span text:style-name="T1"><text:s/></text:span>430: 10:43:32.08 10:43:35.03 <text:s/>Durée 00:00:02.20 <text:s/>Lisibilité 42</text:p>
      <text:p text:style-name="P38"><text:span text:style-name="T26">precisamos desses detalhes</text:span></text:p>
      <text:p text:style-name="P38"><text:span text:style-name="T26">para protegê-los</text:span></text:p>
      <text:p text:style-name="P1"/>
      <text:p text:style-name="P1"><text:span text:style-name="T1"><text:s/></text:span>431: 10:43:35.07 10:43:36.22 <text:s/>Durée 00:00:01.15 <text:s/>Lisibilité 24</text:p>
      <text:p text:style-name="P1">e <text:span text:style-name="T26">garantir seu futuro</text:span>.</text:p>
      <text:p text:style-name="P1"/>
      <text:p text:style-name="P1"><text:span text:style-name="T1"><text:s/></text:span>432: 10:43:37.01 10:43:39.12 <text:s/>Durée 00:00:02.11 <text:s/>Lisibilité 37</text:p>
      <text:p text:style-name="P1">S<text:span text:style-name="T26">e</text:span> <text:span text:style-name="T26">for</text:span> u<text:span text:style-name="T26">ma nova</text:span> espécie <text:span text:style-name="T26">de lagostim</text:span>,</text:p>
      <text:p text:style-name="P1"/>
      <text:p text:style-name="P1"><text:span text:style-name="T1"><text:s/></text:span>433: 10:43:39.16 10:43:43.16 <text:s/>Durée 00:00:04.00 <text:s/>Lisibilité 60</text:p>
      <text:p text:style-name="P39">vamos escrever um novo capítulo</text:p>
      <text:p text:style-name="P39">graças a essa descoberta.</text:p>
      <text:p text:style-name="P1"/>
      <text:p text:style-name="P1"><text:span text:style-name="T1"><text:s/></text:span>434: 10:43:43.20 10:43:46.00 <text:s/>Durée 00:00:02.05 <text:s/>Lisibilité 33</text:p>
      <text:p text:style-name="P1">E <text:span text:style-name="T26">essa</text:span> é <text:span text:style-name="T26">só a primeira etapa</text:span>.</text:p>
      <text:p text:style-name="P1"/>
      <text:p text:style-name="P1"><text:span text:style-name="T1"><text:s/></text:span>435: 10:43:48.02 10:43:51.18 <text:s/>Durée 00:00:03.16 <text:s/>Lisibilité 55</text:p>
      <text:p text:style-name="P1">To<text:span text:style-name="T26">das</text:span> <text:span text:style-name="T27">essas maravilhosas criaturas</text:span></text:p>
      <text:p text:style-name="P1"><text:span text:style-name="T27">são numerosas</text:span> na Flórida.</text:p>
      <text:p text:style-name="P1"/>
      <text:p text:style-name="P1"><text:span text:style-name="T1"><text:s/></text:span>436: 10:43:51.22 10:43:56.02 <text:s/>Durée 00:00:04.05 <text:s/>Lisibilité 63</text:p>
      <text:p text:style-name="P40">E <text:span text:style-name="T27">nós supomos</text:span></text:p>
      <text:p text:style-name="P40"><text:span text:style-name="T27">que resta muito a descobrir</text:span>.</text:p>
      <text:p text:style-name="P1"/>
      <text:p text:style-name="P1"><text:span text:style-name="T1"><text:s/></text:span>437: 10:43:56.06 10:43:58.16 <text:s/>Durée 00:00:02.10 <text:s/>Lisibilité 36</text:p>
      <text:p text:style-name="P41"><text:span text:style-name="T28">Talvez se trate de uma delas</text:span>.</text:p>
      <text:p text:style-name="P1"/>
      <text:p text:style-name="P1"><text:span text:style-name="T1"><text:s/></text:span>438: 10:44:01.14 10:44:03.21 <text:s/>Durée 00:00:02.07 <text:s/>Lisibilité 34</text:p>
      <text:p text:style-name="P1">#<text:span text:style-name="T28">A</text:span> circula<text:span text:style-name="T28">ção d</text:span>a água <text:span text:style-name="T28">no </text:span>aquífero#</text:p>
      <text:p text:style-name="P1"/>
      <text:p text:style-name="P1"><text:span text:style-name="T1"><text:s/></text:span>439: 10:44:04.01 10:44:07.03 <text:s/>Durée 00:00:03.02 <text:s/>Lisibilité 46</text:p>
      <text:p text:style-name="P41">#<text:span text:style-name="T28">é crucial para os ecossistemas</text:span></text:p>
      <text:p text:style-name="P41">subterrâne<text:span text:style-name="T28">o</text:span>s <text:span text:style-name="T28">sobreviverem</text:span>.#</text:p>
      <text:p text:style-name="P1"/>
      <text:p text:style-name="P1"><text:span text:style-name="T1"><text:s/></text:span>440: 10:44:09.09 10:44:13.08 <text:s/>Durée 00:00:03.24 <text:s/>Lisibilité 59</text:p>
      <text:p text:style-name="P1">#<text:span text:style-name="T28">As correntes garantem o</text:span> transport<text:span text:style-name="T28">e</text:span></text:p>
      <text:p text:style-name="P1"><text:soft-page-break/>de micro-organism<text:span text:style-name="T28">o</text:span>s, bactéri<text:span text:style-name="T28">a</text:span>s,#</text:p>
      <text:p text:style-name="P1"/>
      <text:p text:style-name="P1"><text:span text:style-name="T1"><text:s/></text:span>441: 10:44:13.13 10:44:17.05 <text:s/>Durée 00:00:03.17 <text:s/>Lisibilité 55</text:p>
      <text:p text:style-name="P1">#e <text:span text:style-name="T28">permitem aos</text:span> crust<text:span text:style-name="T28">áceos</text:span></text:p>
      <text:p text:style-name="P1"><text:span text:style-name="T28">e a certos peixes se alimentar</text:span>.#</text:p>
      <text:p text:style-name="P1"/>
      <text:p text:style-name="P1"><text:span text:style-name="T1"><text:s/></text:span>442: 10:44:21.22 10:44:23.15 <text:s/>Durée 00:00:01.18 <text:s/>Lisibilité 26</text:p>
      <text:p text:style-name="P1">#Ma<text:span text:style-name="T28">s após alguns</text:span> anos,#</text:p>
      <text:p text:style-name="P1"/>
      <text:p text:style-name="P1"><text:span text:style-name="T1"><text:s/></text:span>443: 10:44:23.19 10:44:25.20 <text:s/>Durée 00:00:02.01 <text:s/>Lisibilité 31</text:p>
      <text:p text:style-name="P41">#<text:span text:style-name="T28">a atenuação da atividade hídrica</text:span>#</text:p>
      <text:p text:style-name="P1"/>
      <text:p text:style-name="P1"><text:span text:style-name="T1"><text:s/></text:span>444: 10:44:25.24 10:44:28.09 <text:s/>Durée 00:00:02.10 <text:s/>Lisibilité 36</text:p>
      <text:p text:style-name="P1">#compromet<text:span text:style-name="T28">e</text:span> <text:span text:style-name="T28">esse equilíbrio frágil</text:span>.#</text:p>
      <text:p text:style-name="P1"/>
      <text:p text:style-name="P1"><text:span text:style-name="T1"><text:s/></text:span>445: 10:44:41.09 10:44:44.04 <text:s/>Durée 00:00:02.20 <text:s/>Lisibilité 42</text:p>
      <text:p text:style-name="P1">#Obte<text:span text:style-name="T28">r uma</text:span> quali<text:span text:style-name="T28">dade melhor</text:span></text:p>
      <text:p text:style-name="P1"><text:span text:style-name="T28">da</text:span> água subterrânea#</text:p>
      <text:p text:style-name="P1"/>
      <text:p text:style-name="P1"><text:span text:style-name="T1"><text:s/></text:span>446: 10:44:44.08 10:44:48.07 <text:s/>Durée 00:00:03.24 <text:s/>Lisibilité 59</text:p>
      <text:p text:style-name="P1">#imp<text:span text:style-name="T28">õe um monitoramento constante</text:span></text:p>
      <text:p text:style-name="P1"><text:span text:style-name="T28">da atividade</text:span> das nascentes.#</text:p>
      <text:p text:style-name="P1"/>
      <text:p text:style-name="P1"><text:span text:style-name="T1"><text:s/></text:span>447: 10:44:54.06 10:44:56.03 <text:s/>Durée 00:00:01.22 <text:s/>Lisibilité 28</text:p>
      <text:p text:style-name="P1">#<text:span text:style-name="T28">O</text:span> <text:span text:style-name="T29">p</text:span>r<text:span text:style-name="T28">of.</text:span> Chris Anastasiou#</text:p>
      <text:p text:style-name="P1"/>
      <text:p text:style-name="P1"><text:span text:style-name="T1"><text:s/></text:span>448: 10:44:56.08 10:44:59.01 <text:s/>Durée 00:00:02.18 <text:s/>Lisibilité 41</text:p>
      <text:p text:style-name="P1">#dirige <text:span text:style-name="T29">o I</text:span>nstitut<text:span text:style-name="T29">o</text:span></text:p>
      <text:p text:style-name="P1">d<text:span text:style-name="T29">o</text:span>s Springs Experts.#</text:p>
      <text:p text:style-name="P1"/>
      <text:p text:style-name="P1"><text:span text:style-name="T1"><text:s/></text:span>449: 10:45:03.22 10:45:05.08 <text:s/>Durée 00:00:01.11 <text:s/>Lisibilité 22</text:p>
      <text:p text:style-name="P1">#<text:span text:style-name="T29">Uma de suas missõe</text:span>s#</text:p>
      <text:p text:style-name="P1"/>
      <text:p text:style-name="P1"><text:span text:style-name="T1"><text:s/></text:span>450: 10:45:05.13 10:45:07.22 <text:s/>Durée 00:00:02.09 <text:s/>Lisibilité 35</text:p>
      <text:p text:style-name="P1">#<text:span text:style-name="T29">é controlar a transparência </text:span>da água#</text:p>
      <text:p text:style-name="P1"/>
      <text:p text:style-name="P1"><text:span text:style-name="T1"><text:s/></text:span>451: 10:45:08.02 10:45:10.20 <text:s/>Durée 00:00:02.18 <text:s/>Lisibilité 41</text:p>
      <text:p text:style-name="P1">#a <text:span text:style-name="T29">fim de</text:span> restaur<text:span text:style-name="T29">a</text:span>r</text:p>
      <text:p text:style-name="P1"><text:span text:style-name="T29">os ecossistemas enfermos</text:span>#</text:p>
      <text:p text:style-name="P1"/>
      <text:p text:style-name="P1"><text:span text:style-name="T1"><text:s/></text:span>452: 10:45:11.00 10:45:12.05 <text:s/>Durée 00:00:01.05 <text:s/>Lisibilité 18</text:p>
      <text:p text:style-name="P1">#ou contamin<text:span text:style-name="T29">ado</text:span>s.#</text:p>
      <text:p text:style-name="P1"/>
      <text:p text:style-name="P1"><text:span text:style-name="T1"><text:s/></text:span>453: 10:45:14.00 10:45:16.07 <text:s/>Durée 00:00:02.07 <text:s/>Lisibilité 34</text:p>
      <text:p text:style-name="P1">#<text:span text:style-name="T29">Com su</text:span>a co<text:span text:style-name="T29">lega </text:span>Susanna Martinez,#</text:p>
      <text:p text:style-name="P1"/>
      <text:p text:style-name="P1"><text:span text:style-name="T1"><text:s/></text:span>454: 10:45:16.12 10:45:19.08 <text:s/>Durée 00:00:02.21 <text:s/>Lisibilité 43</text:p>
      <text:p text:style-name="P1">#<text:span text:style-name="T29">eles medem a distância</text:span></text:p>
      <text:p text:style-name="P1">de visibili<text:span text:style-name="T29">dade n</text:span>a água.#</text:p>
      <text:p text:style-name="P1"/>
      <text:p text:style-name="P1"><text:span text:style-name="T1"><text:s/></text:span>455: 10:45:19.12 10:45:20.10 <text:s/>Durée 00:00:00.23 <text:s/>Lisibilité 14</text:p>
      <text:p text:style-name="P1">43 metros.</text:p>
      <text:p text:style-name="P1"/>
      <text:p text:style-name="P1"><text:span text:style-name="T1"><text:s/></text:span>456: 10:45:21.03 10:45:22.16 <text:s/>Durée 00:00:01.13 <text:s/>Lisibilité 23</text:p>
      <text:p text:style-name="P1">43?</text:p>
      <text:p text:style-name="P1"/>
      <text:p text:style-name="P1"><text:span text:style-name="T1"><text:s/></text:span>457: 10:45:24.00 10:45:25.22 <text:s/>Durée 00:00:01.22 <text:s/>Lisibilité 28</text:p>
      <text:p text:style-name="P1"><text:span text:style-name="T30">Nada mau</text:span>.</text:p>
      <text:p text:style-name="P1"/>
      <text:p text:style-name="P1"><text:span text:style-name="T1"><text:s/></text:span>458: 10:45:26.13 10:45:29.16 <text:s/>Durée 00:00:03.03 <text:s/>Lisibilité 47</text:p>
      <text:p text:style-name="P1"><text:soft-page-break/>#<text:span text:style-name="T31">Essa</text:span>s águas transl<text:span text:style-name="T31">úcidas</text:span></text:p>
      <text:p text:style-name="P1"><text:span text:style-name="T31">parecem em boa saúde</text:span>.#</text:p>
      <text:p text:style-name="P1"/>
      <text:p text:style-name="P1"><text:span text:style-name="T1"><text:s/></text:span>459: 10:45:29.20 10:45:34.00 <text:s/>Durée 00:00:04.05 <text:s/>Lisibilité 63</text:p>
      <text:p text:style-name="P1">#ma<text:span text:style-name="T31">s elas podem</text:span> dissimul<text:span text:style-name="T31">ar</text:span></text:p>
      <text:p text:style-name="P1"><text:span text:style-name="T31">uma poluição</text:span> invis<text:span text:style-name="T31">ível a olho</text:span> nu.#</text:p>
      <text:p text:style-name="P1"/>
      <text:p text:style-name="P1"><text:span text:style-name="T1"><text:s/></text:span>460: 10:45:34.05 10:45:37.06 <text:s/>Durée 00:00:03.01 <text:s/>Lisibilité 46</text:p>
      <text:p text:style-name="P1"><text:span text:style-name="T31">O</text:span> Rainbow River, <text:span text:style-name="T31">onde estamos</text:span>,</text:p>
      <text:p text:style-name="P42">é muito peculiar,</text:p>
      <text:p text:style-name="P1"/>
      <text:p text:style-name="P1"><text:span text:style-name="T1"><text:s/></text:span>461: 10:45:38.00 10:45:40.11 <text:s/>Durée 00:00:02.11 <text:s/>Lisibilité 37</text:p>
      <text:p text:style-name="P43"><text:span text:style-name="T31">pois contém</text:span></text:p>
      <text:p text:style-name="P43"><text:span text:style-name="T31">índice altíssimo de </text:span>nitrat<text:span text:style-name="T31">o</text:span>.</text:p>
      <text:p text:style-name="P1"/>
      <text:p text:style-name="P1"><text:span text:style-name="T1"><text:s/></text:span>462: 10:45:40.15 10:45:42.23 <text:s/>Durée 00:00:02.08 <text:s/>Lisibilité 35</text:p>
      <text:p text:style-name="P43"><text:span text:style-name="T31">O</text:span> nitrat<text:span text:style-name="T31">o</text:span></text:p>
      <text:p text:style-name="P43"><text:span text:style-name="T31">é uma espécie de nutriente</text:span>,</text:p>
      <text:p text:style-name="P1"/>
      <text:p text:style-name="P1"><text:span text:style-name="T1"><text:s/></text:span>463: 10:45:43.03 10:45:46.05 <text:s/>Durée 00:00:03.02 <text:s/>Lisibilité 46</text:p>
      <text:p text:style-name="P42">uma matéria não orgânica</text:p>
      <text:p text:style-name="P1"><text:span text:style-name="T31">contida em fertilizantes</text:span>.</text:p>
      <text:p text:style-name="P1"/>
      <text:p text:style-name="P1"><text:span text:style-name="T1"><text:s/></text:span>464: 10:45:46.09 10:45:50.10 <text:s/>Durée 00:00:04.01 <text:s/>Lisibilité 61</text:p>
      <text:p text:style-name="P1"><text:span text:style-name="T31">Ele também vem das</text:span> águas <text:span text:style-name="T31">residuais</text:span> </text:p>
      <text:p text:style-name="P1">e d<text:span text:style-name="T31">a</text:span>s foss<text:span text:style-name="T31">as sépticas</text:span>.</text:p>
      <text:p text:style-name="P1"/>
      <text:p text:style-name="P1"><text:span text:style-name="T1"><text:s/></text:span>465: 10:45:50.14 10:45:54.09 <text:s/>Durée 00:00:03.20 <text:s/>Lisibilité 57</text:p>
      <text:p text:style-name="P1"><text:span text:style-name="T31">Apesar de tudo, se</text:span> observ<text:span text:style-name="T31">ar</text:span></text:p>
      <text:p text:style-name="P1"><text:span text:style-name="T31">o</text:span> rio <text:span text:style-name="T31">na</text:span> parte superior,</text:p>
      <text:p text:style-name="P1"/>
      <text:p text:style-name="P1"><text:span text:style-name="T1"><text:s/></text:span>466: 10:45:54.13 10:45:57.10 <text:s/>Durée 00:00:02.22 <text:s/>Lisibilité 43</text:p>
      <text:p text:style-name="P1">é <text:span text:style-name="T31">uma das</text:span> águas</text:p>
      <text:p text:style-name="P42">mais claras do mundo.</text:p>
      <text:p text:style-name="P1"/>
      <text:p text:style-name="P1"><text:span text:style-name="T1"><text:s/></text:span>467: 10:45:57.14 10:45:58.18 <text:s/>Durée 00:00:01.04 <text:s/>Lisibilité 17</text:p>
      <text:p text:style-name="P42">Isso contradiz</text:p>
      <text:p text:style-name="P1"/>
      <text:p text:style-name="P1"><text:span text:style-name="T1"><text:s/></text:span>468: 10:45:58.23 10:46:02.10 <text:s/>Durée 00:00:03.12 <text:s/>Lisibilité 52</text:p>
      <text:p text:style-name="P1"><text:span text:style-name="T31">a ideia que teor de</text:span> nitrat<text:span text:style-name="T31">o</text:span></text:p>
      <text:p text:style-name="P1"><text:span text:style-name="T31">significa</text:span> água m<text:span text:style-name="T31">enos límpida.</text:span></text:p>
      <text:p text:style-name="P1"/>
      <text:p text:style-name="P1"><text:span text:style-name="T1"><text:s/></text:span>469: 10:46:02.14 10:46:05.21 <text:s/>Durée 00:00:03.07 <text:s/>Lisibilité 49</text:p>
      <text:p text:style-name="P42">O índice de nutrientes é alto,</text:p>
      <text:p text:style-name="P1"><text:span text:style-name="T31">mas</text:span> a água <text:span text:style-name="T31">é clara.</text:span></text:p>
      <text:p text:style-name="P1"/>
      <text:p text:style-name="P1"><text:span text:style-name="T1"><text:s/></text:span>470: 10:46:06.00 10:46:08.08 <text:s/>Durée 00:00:02.08 <text:s/>Lisibilité 35</text:p>
      <text:p text:style-name="P1"><text:span text:style-name="T31">A questão é</text:span>: "Po<text:span text:style-name="T31">r quê</text:span>?"</text:p>
      <text:p text:style-name="P1"/>
      <text:p text:style-name="P1"><text:span text:style-name="T1"><text:s/></text:span>471: 10:46:11.14 10:46:12.21 <text:s/>Durée 00:00:01.07 <text:s/>Lisibilité 19</text:p>
      <text:p text:style-name="P1"><text:span text:style-name="T31">Há 2 motivos</text:span>.</text:p>
      <text:p text:style-name="P1"/>
      <text:p text:style-name="P1"><text:span text:style-name="T1"><text:s/></text:span>472: 10:46:13.00 10:46:13.22 <text:s/>Durée 00:00:00.22 <text:s/>Lisibilité 13</text:p>
      <text:p text:style-name="P42">Primeiro deve-se</text:p>
      <text:p text:style-name="P1"/>
      <text:p text:style-name="P1"><text:span text:style-name="T1"><text:s/></text:span>473: 10:46:14.02 10:46:17.03 <text:s/>Durée 00:00:03.01 <text:s/>Lisibilité 46</text:p>
      <text:p text:style-name="P1"><text:span text:style-name="T31">à forte vazão</text:span> das nascentes</text:p>
      <text:p text:style-name="P1">qu<text:span text:style-name="T31">e torna o</text:span> rio a<text:span text:style-name="T31">tivo.</text:span></text:p>
      <text:p text:style-name="P1"/>
      <text:p text:style-name="P1"><text:span text:style-name="T1"><text:s/></text:span>474: 10:46:17.07 10:46:19.13 <text:s/>Durée 00:00:02.06 <text:s/>Lisibilité 34</text:p>
      <text:p text:style-name="P42"><text:soft-page-break/>Assim, a corrente é rápida.</text:p>
      <text:p text:style-name="P1"/>
      <text:p text:style-name="P1"><text:span text:style-name="T1"><text:s/></text:span>475: 10:46:25.11 10:46:28.09 <text:s/>Durée 00:00:02.23 <text:s/>Lisibilité 44</text:p>
      <text:p text:style-name="P42">A limpidez também está ligada</text:p>
      <text:p text:style-name="P1"><text:span text:style-name="T31">às</text:span> plant<text:span text:style-name="T31">as aquáticas.</text:span></text:p>
      <text:p text:style-name="P1"/>
      <text:p text:style-name="P1"><text:span text:style-name="T1"><text:s/></text:span>476: 10:46:28.22 10:46:32.14 <text:s/>Durée 00:00:03.17 <text:s/>Lisibilité 55</text:p>
      <text:p text:style-name="P42">Essa vegetação é essencial</text:p>
      <text:p text:style-name="P1"><text:span text:style-name="T31">para manter uma</text:span> bo<text:span text:style-name="T31">a</text:span> limpid<text:span text:style-name="T31">ez</text:span>.</text:p>
      <text:p text:style-name="P1"/>
      <text:p text:style-name="P1"><text:span text:style-name="T1"><text:s/></text:span>477: 10:46:33.14 10:46:36.00 <text:s/>Durée 00:00:02.11 <text:s/>Lisibilité 37</text:p>
      <text:p text:style-name="P1">M<text:span text:style-name="T31">esmo no caso</text:span></text:p>
      <text:p text:style-name="P1"><text:span text:style-name="T31">de uma taxa alta</text:span> de nitrat<text:span text:style-name="T31">o</text:span>.</text:p>
      <text:p text:style-name="P1"/>
      <text:p text:style-name="P1"><text:span text:style-name="T1"><text:s/></text:span>478: 10:46:36.04 10:46:39.01 <text:s/>Durée 00:00:02.22 <text:s/>Lisibilité 43</text:p>
      <text:p text:style-name="P1">Ma<text:span text:style-name="T31">s isso não</text:span> signifi<text:span text:style-name="T31">ca</text:span></text:p>
      <text:p text:style-name="P1"><text:span text:style-name="T31">que não há</text:span> probl<text:span text:style-name="T31">ema</text:span>.</text:p>
      <text:p text:style-name="P1"/>
      <text:p text:style-name="P1"><text:span text:style-name="T1"><text:s/></text:span>479: 10:46:43.08 10:46:44.21 <text:s/>Durée 00:00:01.13 <text:s/>Lisibilité 23</text:p>
      <text:p text:style-name="P1">#<text:span text:style-name="T32">A poluição de</text:span> nitrat<text:span text:style-name="T32">o</text:span>#</text:p>
      <text:p text:style-name="P1"/>
      <text:p text:style-name="P1"><text:span text:style-name="T1"><text:s/></text:span>480: 10:46:45.01 10:46:47.21 <text:s/>Durée 00:00:02.20 <text:s/>Lisibilité 42</text:p>
      <text:p text:style-name="P1">#e <text:span text:style-name="T32">a asfixia dos ecossistemas</text:span></text:p>
      <text:p text:style-name="P1"><text:span text:style-name="T32">por</text:span> alg<text:span text:style-name="T32">a</text:span>s invasiv<text:span text:style-name="T32">a</text:span>s#</text:p>
      <text:p text:style-name="P1"/>
      <text:p text:style-name="P1"><text:span text:style-name="T1"><text:s/></text:span>481: 10:46:48.00 10:46:51.10 <text:s/>Durée 00:00:03.10 <text:s/>Lisibilité 51</text:p>
      <text:p text:style-name="P1">#n<text:span text:style-name="T32">ão são os únicos males</text:span></text:p>
      <text:p text:style-name="P1"><text:span text:style-name="T32">de que sofre a região</text:span> de nascentes.#</text:p>
      <text:p text:style-name="P1"/>
      <text:p text:style-name="P1"><text:span text:style-name="T1"><text:s/></text:span>482: 10:46:56.22 10:46:58.03 <text:s/>Durée 00:00:01.06 <text:s/>Lisibilité 19</text:p>
      <text:p text:style-name="P1">#<text:span text:style-name="T32">A pressão demográfica</text:span>#</text:p>
      <text:p text:style-name="P1"/>
      <text:p text:style-name="P1"><text:span text:style-name="T1"><text:s/></text:span>483: 10:46:58.07 10:47:01.13 <text:s/>Durée 00:00:03.06 <text:s/>Lisibilité 49</text:p>
      <text:p text:style-name="P1">#e <text:span text:style-name="T32">o consumo excessivo de </text:span>água</text:p>
      <text:p text:style-name="P1"><text:span text:style-name="T32">para lazer</text:span> e agricultur<text:span text:style-name="T32">a</text:span>#</text:p>
      <text:p text:style-name="P1"/>
      <text:p text:style-name="P1"><text:span text:style-name="T1"><text:s/></text:span>484: 10:47:01.17 10:47:05.08 <text:s/>Durée 00:00:03.16 <text:s/>Lisibilité 55</text:p>
      <text:p text:style-name="P1">#provo<text:span text:style-name="T32">cam uma baixa</text:span> alarmante</text:p>
      <text:p text:style-name="P1"><text:span text:style-name="T32">do nível</text:span> da água <text:span text:style-name="T32">no </text:span>aquífero.#</text:p>
      <text:p text:style-name="P1"/>
      <text:p text:style-name="P1"><text:span text:style-name="T1"><text:s/></text:span>485: 10:47:17.24 10:47:19.00 <text:s/>Durée 00:00:01.01 <text:s/>Lisibilité 16</text:p>
      <text:p text:style-name="P1">#<text:span text:style-name="T32">Há alguns</text:span> anos,#</text:p>
      <text:p text:style-name="P1"/>
      <text:p text:style-name="P1"><text:span text:style-name="T1"><text:s/></text:span>486: 10:47:19.05 10:47:23.12 <text:s/>Durée 00:00:04.07 <text:s/>Lisibilité 64</text:p>
      <text:p text:style-name="P1">#<text:span text:style-name="T32">outro fator agravante afeta</text:span></text:p>
      <text:p text:style-name="P1"><text:span text:style-name="T32">a</text:span> rede h<text:span text:style-name="T32">idrológica</text:span> da Flórida.#</text:p>
      <text:p text:style-name="P1"/>
      <text:p text:style-name="P1"><text:span text:style-name="T1"><text:s/></text:span>487: 10:47:25.15 10:47:28.06 <text:s/>Durée 00:00:02.16 <text:s/>Lisibilité 40</text:p>
      <text:p text:style-name="P1">#<text:span text:style-name="T32">Em certos pontos,</text:span></text:p>
      <text:p text:style-name="P1"><text:span text:style-name="T32">a queda da vazão</text:span> das nascentes#</text:p>
      <text:p text:style-name="P1"/>
      <text:p text:style-name="P1"><text:span text:style-name="T1"><text:s/></text:span>488: 10:47:28.11 10:47:31.24 <text:s/>Durée 00:00:03.13 <text:s/>Lisibilité 53</text:p>
      <text:p text:style-name="P44">#n<text:span text:style-name="T32">ão permite mais empurrar</text:span></text:p>
      <text:p text:style-name="P44"><text:span text:style-name="T32">as marés que entram nos </text:span>rios.#</text:p>
      <text:p text:style-name="P1"/>
      <text:p text:style-name="P1"><text:span text:style-name="T1"><text:s/></text:span>489: 10:47:39.20 10:47:43.03 <text:s/>Durée 00:00:03.08 <text:s/>Lisibilité 50</text:p>
      <text:p text:style-name="P1">#R<text:span text:style-name="T32">esultado</text:span>: a salini<text:span text:style-name="T32">zação</text:span></text:p>
      <text:p text:style-name="P1">d<text:span text:style-name="T32">os curso</text:span>s d'água s<text:span text:style-name="T32">e acelera</text:span>#</text:p>
      <text:p text:style-name="P1"/>
      <text:p text:style-name="P1"><text:span text:style-name="T1"><text:s/></text:span>490: 10:47:43.07 10:47:45.18 <text:s/>Durée 00:00:02.11 <text:s/>Lisibilité 37</text:p>
      <text:p text:style-name="P1"><text:soft-page-break/>#e <text:span text:style-name="T32">ameaça </text:span>a flor<text:span text:style-name="T32">a</text:span> e a faun<text:span text:style-name="T32">a</text:span>.#</text:p>
      <text:p text:style-name="P1"/>
      <text:p text:style-name="P1"><text:span text:style-name="T1"><text:s/></text:span>491: 10:47:47.16 10:47:49.02 <text:s/>Durée 00:00:01.11 <text:s/>Lisibilité 22</text:p>
      <text:p text:style-name="P1">#<text:span text:style-name="T32">Para piorar</text:span>,#</text:p>
      <text:p text:style-name="P1"/>
      <text:p text:style-name="P1"><text:span text:style-name="T1"><text:s/></text:span>492: 10:47:49.06 10:47:52.20 <text:s/>Durée 00:00:03.14 <text:s/>Lisibilité 53</text:p>
      <text:p text:style-name="P1">#<text:span text:style-name="T32">o fenômeno é</text:span> amplifi<text:span text:style-name="T32">cado</text:span></text:p>
      <text:p text:style-name="P1"><text:span text:style-name="T32">pela elevação do nível do mar</text:span>.#</text:p>
      <text:p text:style-name="P1"/>
      <text:p text:style-name="P1"><text:span text:style-name="T1"><text:s/></text:span>493: 10:47:56.11 10:48:00.03 <text:s/>Durée 00:00:03.17 <text:s/>Lisibilité 55</text:p>
      <text:p text:style-name="P1">#<text:span text:style-name="T32">o</text:span>s Springs Expert<text:span text:style-name="T32">s</text:span> constat<text:span text:style-name="T32">aram</text:span></text:p>
      <text:p text:style-name="P1">qu<text:span text:style-name="T32">e em certos ponto</text:span>s#</text:p>
      <text:p text:style-name="P1"/>
      <text:p text:style-name="P1"><text:span text:style-name="T1"><text:s/></text:span>494: 10:48:00.08 10:48:03.12 <text:s/>Durée 00:00:03.04 <text:s/>Lisibilité 47</text:p>
      <text:p text:style-name="P1">#a água <text:span text:style-name="T32">está</text:span> 30% <text:span text:style-name="T32">mais salgada</text:span></text:p>
      <text:p text:style-name="P1"><text:span text:style-name="T32">que há</text:span> 30 anos.#</text:p>
      <text:p text:style-name="P1"/>
      <text:p text:style-name="P1"><text:span text:style-name="T1"><text:s/></text:span>495: 10:48:14.18 10:48:17.03 <text:s/>Durée 00:00:02.10 <text:s/>Lisibilité 36</text:p>
      <text:p text:style-name="P44">#<text:span text:style-name="T32">Para </text:span>inver<text:span text:style-name="T32">ter</text:span></text:p>
      <text:p text:style-name="P44"><text:span text:style-name="T32">essa situação </text:span>alarmante,#</text:p>
      <text:p text:style-name="P1"/>
      <text:p text:style-name="P1"><text:span text:style-name="T1"><text:s/></text:span>496: 10:48:17.08 10:48:20.21 <text:s/>Durée 00:00:03.13 <text:s/>Lisibilité 53</text:p>
      <text:p text:style-name="P1">#<text:span text:style-name="T32">os</text:span> biólogos e <text:span text:style-name="T32">o</text:span>s experts</text:p>
      <text:p text:style-name="P1"><text:span text:style-name="T32">elaboraram medidas</text:span> fortes.#</text:p>
      <text:p text:style-name="P1"/>
      <text:p text:style-name="P1"><text:span text:style-name="T1"><text:s/></text:span>497: 10:48:23.22 10:48:25.21 <text:s/>Durée 00:00:01.24 <text:s/>Lisibilité 29</text:p>
      <text:p text:style-name="P45">Isso me parece bem correto,</text:p>
      <text:p text:style-name="P1"/>
      <text:p text:style-name="P1"><text:span text:style-name="T1"><text:s/></text:span>498: 10:48:26.00 10:48:27.13 <text:s/>Durée 00:00:01.13 <text:s/>Lisibilité 23</text:p>
      <text:p text:style-name="P45">as raízes também.</text:p>
      <text:p text:style-name="P1"/>
      <text:p text:style-name="P1"><text:span text:style-name="T1"><text:s/></text:span>499: 10:48:27.17 10:48:28.12 <text:s/>Durée 00:00:00.20 <text:s/>Lisibilité 12</text:p>
      <text:p text:style-name="P1">P<text:span text:style-name="T32">erfeito</text:span>!</text:p>
      <text:p text:style-name="P1"/>
      <text:p text:style-name="P1"><text:span text:style-name="T1"><text:s/></text:span>500: 10:48:29.10 10:48:33.08 <text:s/>Durée 00:00:03.23 <text:s/>Lisibilité 59</text:p>
      <text:p text:style-name="P1">#Chris Anastasiou <text:span text:style-name="T32">tem um</text:span> vast<text:span text:style-name="T32">o</text:span></text:p>
      <text:p text:style-name="P1">projet<text:span text:style-name="T32">o de cultivo de prado</text:span>s.#</text:p>
      <text:p text:style-name="P1"/>
      <text:p text:style-name="P1"><text:span text:style-name="T1"><text:s/></text:span>501: 10:48:34.05 10:48:36.12 <text:s/>Durée 00:00:02.07 <text:s/>Lisibilité 34</text:p>
      <text:p text:style-name="P1">#<text:span text:style-name="T32">Eles permitirão substituir</text:span></text:p>
      <text:p text:style-name="P1"><text:span text:style-name="T32">os originais</text:span>#</text:p>
      <text:p text:style-name="P1"/>
      <text:p text:style-name="P1"><text:span text:style-name="T1"><text:s/></text:span>502: 10:48:36.16 10:48:39.03 <text:s/>Durée 00:00:02.12 <text:s/>Lisibilité 37</text:p>
      <text:p text:style-name="P1">#v<text:span text:style-name="T32">ítima</text:span>s da salini<text:span text:style-name="T32">zação</text:span> da água.#</text:p>
      <text:p text:style-name="P1"/>
      <text:p text:style-name="P1"><text:span text:style-name="T1"><text:s/></text:span>503: 10:48:40.17 10:48:41.12 <text:s/>Durée 00:00:00.20 <text:s/>Lisibilité 12</text:p>
      <text:p text:style-name="P1">#P<text:span text:style-name="T33">ara isso</text:span>,#</text:p>
      <text:p text:style-name="P1"/>
      <text:p text:style-name="P1"><text:span text:style-name="T1"><text:s/></text:span>504: 10:48:41.16 10:48:44.17 <text:s/>Durée 00:00:03.01 <text:s/>Lisibilité 46</text:p>
      <text:p text:style-name="P46">#<text:span text:style-name="T33">ele criou redes</text:span></text:p>
      <text:p text:style-name="P46"><text:span text:style-name="T33">à base de fibras de coco</text:span>#</text:p>
      <text:p text:style-name="P1"/>
      <text:p text:style-name="P1"><text:span text:style-name="T1"><text:s/></text:span>505: 10:48:44.21 10:48:49.14 <text:s/>Durée 00:00:04.18 <text:s/>Lisibilité 71</text:p>
      <text:p text:style-name="P1">#qu<text:span text:style-name="T33">e servem de suporte a uma</text:span> espécie</text:p>
      <text:p text:style-name="P1">particul<text:span text:style-name="T33">armente resistente ao sa</text:span>l,#</text:p>
      <text:p text:style-name="P1"/>
      <text:p text:style-name="P1"><text:span text:style-name="T1"><text:s/></text:span>506: 10:48:49.19 10:48:52.06 <text:s/>Durée 00:00:02.12 <text:s/>Lisibilité 37</text:p>
      <text:p text:style-name="P1">#<text:span text:style-name="T33">a#</text:span> Vallisneria <text:span text:style-name="T33">a</text:span>mericana.</text:p>
      <text:p text:style-name="P1"/>
      <text:p text:style-name="P1"><text:span text:style-name="T1"><text:s/></text:span>507: 10:48:54.05 10:48:57.13 <text:s/>Durée 00:00:03.08 <text:s/>Lisibilité 50</text:p>
      <text:p text:style-name="P1"><text:soft-page-break/><text:span text:style-name="T33">Essa</text:span>s alg<text:span text:style-name="T33">a</text:span>s são<text:span text:style-name="T33"> muito úteis</text:span></text:p>
      <text:p text:style-name="P47">do ponto de vista ecológico</text:p>
      <text:p text:style-name="P1"/>
      <text:p text:style-name="P1"><text:span text:style-name="T1"><text:s/></text:span>508: 10:48:57.17 10:49:00.16 <text:s/>Durée 00:00:02.24 <text:s/>Lisibilité 44</text:p>
      <text:p text:style-name="P47">porque fornecem</text:p>
      <text:p text:style-name="P1">u<text:span text:style-name="T33">m</text:span> habitat e <text:span text:style-name="T33">alimento</text:span></text:p>
      <text:p text:style-name="P1"/>
      <text:p text:style-name="P1"><text:span text:style-name="T1"><text:s/></text:span>509: 10:49:00.20 10:49:04.08 <text:s/>Durée 00:00:03.13 <text:s/>Lisibilité 53</text:p>
      <text:p text:style-name="P1">p<text:span text:style-name="T33">ara</text:span> espécies embl<text:span text:style-name="T33">emáticas</text:span></text:p>
      <text:p text:style-name="P1">com<text:span text:style-name="T33">o o</text:span>s lamantins.</text:p>
      <text:p text:style-name="P1"/>
      <text:p text:style-name="P1"><text:span text:style-name="T1"><text:s/></text:span>510: 10:49:04.13 10:49:06.20 <text:s/>Durée 00:00:02.07 <text:s/>Lisibilité 34</text:p>
      <text:p text:style-name="P1">El<text:span text:style-name="T33">a</text:span>s <text:span text:style-name="T33">também dao</text:span> primordia<text:span text:style-name="T33">is</text:span></text:p>
      <text:p text:style-name="P1"/>
      <text:p text:style-name="P1"><text:span text:style-name="T1"><text:s/></text:span>511: 10:49:07.00 10:49:09.01 <text:s/>Durée 00:00:02.01 <text:s/>Lisibilité 31</text:p>
      <text:p text:style-name="P46"><text:span text:style-name="T33">porque ajudam a filtrar a </text:span>água.</text:p>
      <text:p text:style-name="P1"/>
      <text:p text:style-name="P1"><text:span text:style-name="T1"><text:s/></text:span>512: 10:49:09.05 10:49:12.06 <text:s/>Durée 00:00:03.01 <text:s/>Lisibilité 46</text:p>
      <text:p text:style-name="P1"><text:span text:style-name="T33">A</text:span> limpid<text:span text:style-name="T33">ez ao redor</text:span> de Kings Bay</text:p>
      <text:p text:style-name="P1">e das nascentes <text:span text:style-name="T33">vizinhas</text:span></text:p>
      <text:p text:style-name="P1"/>
      <text:p text:style-name="P1"><text:span text:style-name="T1"><text:s/></text:span>513: 10:49:12.10 10:49:14.22 <text:s/>Durée 00:00:02.12 <text:s/>Lisibilité 37</text:p>
      <text:p text:style-name="P47">reduziu-se fortemente</text:p>
      <text:p text:style-name="P1"><text:span text:style-name="T33">nos últimos</text:span> anos.</text:p>
      <text:p text:style-name="P1"/>
      <text:p text:style-name="P1"><text:span text:style-name="T1"><text:s/></text:span>514: 10:49:15.19 10:49:19.23 <text:s/>Durée 00:00:04.04 <text:s/>Lisibilité 62</text:p>
      <text:p text:style-name="P47">Esses sistemas não estão mais</text:p>
      <text:p text:style-name="P47">tão limpos quanto antes,</text:p>
      <text:p text:style-name="P1"/>
      <text:p text:style-name="P1"><text:span text:style-name="T1"><text:s/></text:span>515: 10:49:20.03 10:49:23.07 <text:s/>Durée 00:00:03.04 <text:s/>Lisibilité 47</text:p>
      <text:p text:style-name="P1"><text:span text:style-name="T33">pois</text:span> grande part<text:span text:style-name="T33">e</text:span></text:p>
      <text:p text:style-name="P1">d<text:span text:style-name="T33">a vegetação aquática despareceu.</text:span></text:p>
      <text:p text:style-name="P1"/>
      <text:p text:style-name="P1"><text:span text:style-name="T1"><text:s/></text:span>516: 10:49:24.06 10:49:27.02 <text:s/>Durée 00:00:02.21 <text:s/>Lisibilité 43</text:p>
      <text:p text:style-name="P47">Esse é um meio de reintroduzi-la.</text:p>
      <text:p text:style-name="P1"/>
      <text:p text:style-name="P1"><text:span text:style-name="T1"><text:s/></text:span>517: 10:49:27.06 10:49:30.16 <text:s/>Durée 00:00:03.10 <text:s/>Lisibilité 51</text:p>
      <text:p text:style-name="P47">Diante de uma situação</text:p>
      <text:p text:style-name="P47">como a elevação do nível do mar,</text:p>
      <text:p text:style-name="P1"/>
      <text:p text:style-name="P1"><text:span text:style-name="T1"><text:s/></text:span>518: 10:49:30.20 10:49:33.14 <text:s/>Durée 00:00:02.19 <text:s/>Lisibilité 41</text:p>
      <text:p text:style-name="P1"><text:span text:style-name="T33">a#</text:span> Vallisneria<text:span text:style-name="T33"># adapta-se melhor</text:span></text:p>
      <text:p text:style-name="P1"><text:span text:style-name="T33">que outras</text:span> alg<text:span text:style-name="T33">a</text:span>s</text:p>
      <text:p text:style-name="P1"/>
      <text:p text:style-name="P1"><text:span text:style-name="T1"><text:s/></text:span>519: 10:49:33.18 10:49:36.22 <text:s/>Durée 00:00:03.04 <text:s/>Lisibilité 47</text:p>
      <text:p text:style-name="P46"><text:span text:style-name="T33">a um meio</text:span></text:p>
      <text:p text:style-name="P46"><text:span text:style-name="T33">onde a salinidade é mais alta.</text:span></text:p>
      <text:p text:style-name="P1"/>
      <text:p text:style-name="P1"><text:span text:style-name="T1"><text:s/></text:span>520: 10:49:37.01 10:49:41.02 <text:s/>Durée 00:00:04.01 <text:s/>Lisibilité 61</text:p>
      <text:p text:style-name="P46"><text:span text:style-name="T33">Pensamos que no futuro </text:span>a água</text:p>
      <text:p text:style-name="P46">ser<text:span text:style-name="T33">á mais salgada que atualmente.</text:span></text:p>
      <text:p text:style-name="P1"/>
      <text:p text:style-name="P1"><text:span text:style-name="T1"><text:s/></text:span>521: 10:49:41.06 10:49:43.07 <text:s/>Durée 00:00:02.01 <text:s/>Lisibilité 31</text:p>
      <text:p text:style-name="P1">E<text:span text:style-name="T33">ntão ela resistirá melhor</text:span>.</text:p>
      <text:p text:style-name="P1"/>
      <text:p text:style-name="P1"><text:span text:style-name="T1"><text:s/></text:span>522: 10:49:50.12 10:49:54.17 <text:s/>Durée 00:00:04.05 <text:s/>Lisibilité 63</text:p>
      <text:p text:style-name="P1">#<text:span text:style-name="T33">Nenhuma outra região do mundo pode</text:span></text:p>
      <text:p text:style-name="P1"><text:span text:style-name="T33">reivindicar tantas</text:span> nascentes.#</text:p>
      <text:p text:style-name="P1"/>
      <text:p text:style-name="P1"><text:span text:style-name="T1"><text:s/></text:span>523: 10:49:57.23 10:50:00.23 <text:s/>Durée 00:00:03.00 <text:s/>Lisibilité 45</text:p>
      <text:p text:style-name="P46"><text:soft-page-break/>#<text:span text:style-name="T33">Longe de imaginar</text:span></text:p>
      <text:p text:style-name="P46"><text:span text:style-name="T33">o que os</text:span> experts <text:span text:style-name="T33">fazem</text:span>#</text:p>
      <text:p text:style-name="P1"/>
      <text:p text:style-name="P1"><text:span text:style-name="T1"><text:s/></text:span>524: 10:50:01.02 10:50:03.11 <text:s/>Durée 00:00:02.09 <text:s/>Lisibilité 35</text:p>
      <text:p text:style-name="P1">#<text:span text:style-name="T33">para proteger seu meio,</text:span>#</text:p>
      <text:p text:style-name="P1"/>
      <text:p text:style-name="P1"><text:span text:style-name="T1"><text:s/></text:span>525: 10:50:03.16 10:50:05.19 <text:s/>Durée 00:00:02.03 <text:s/>Lisibilité 32</text:p>
      <text:p text:style-name="P1">#cert<text:span text:style-name="T33">o</text:span>s lamantins</text:p>
      <text:p text:style-name="P1"><text:span text:style-name="T33">devem se </text:span>aventur<text:span text:style-name="T33">a</text:span>r#</text:p>
      <text:p text:style-name="P1"/>
      <text:p text:style-name="P1"><text:span text:style-name="T1"><text:s/></text:span>526: 10:50:05.23 10:50:08.11 <text:s/>Durée 00:00:02.13 <text:s/>Lisibilité 38</text:p>
      <text:p text:style-name="P46">#<text:span text:style-name="T33">cada vez mais profundamente</text:span></text:p>
      <text:p text:style-name="P46"><text:span text:style-name="T33">no interior</text:span>.#</text:p>
      <text:p text:style-name="P1"/>
      <text:p text:style-name="P1"><text:span text:style-name="T1"><text:s/></text:span>527: 10:50:13.00 10:50:14.20 <text:s/>Durée 00:00:01.20 <text:s/>Lisibilité 27</text:p>
      <text:p text:style-name="P1">#<text:span text:style-name="T33">Ess</text:span>es bioindica<text:span text:style-name="T33">dores</text:span>#</text:p>
      <text:p text:style-name="P1"/>
      <text:p text:style-name="P1"><text:span text:style-name="T1"><text:s/></text:span>528: 10:50:15.00 10:50:17.21 <text:s/>Durée 00:00:02.21 <text:s/>Lisibilité 43</text:p>
      <text:p text:style-name="P1">#d<text:span text:style-name="T33">evem percorrer</text:span></text:p>
      <text:p text:style-name="P1"><text:span text:style-name="T33">cada vez mais</text:span> quilômetros#</text:p>
      <text:p text:style-name="P1"/>
      <text:p text:style-name="P1"><text:span text:style-name="T1"><text:s/></text:span>529: 10:50:18.01 10:50:20.14 <text:s/>Durée 00:00:02.13 <text:s/>Lisibilité 38</text:p>
      <text:p text:style-name="P1">#p<text:span text:style-name="T33">ara achar</text:span> nascentes</text:p>
      <text:p text:style-name="P1">pur<text:span text:style-name="T33">as e</text:span> cristalin<text:span text:style-name="T33">a</text:span>s.#</text:p>
      <text:p text:style-name="P1"/>
      <text:p text:style-name="P1"><text:span text:style-name="T1"><text:s/></text:span>530: 10:50:31.05 10:50:32.22 <text:s/>Durée 00:00:01.17 <text:s/>Lisibilité 25</text:p>
      <text:p text:style-name="P1">#Ap<text:span text:style-name="T33">ós vários</text:span> anos s<text:span text:style-name="T33">em chuva</text:span>,#</text:p>
      <text:p text:style-name="P1"/>
      <text:p text:style-name="P1"><text:span text:style-name="T1"><text:s/></text:span>531: 10:50:33.13 10:50:37.00 <text:s/>Durée 00:00:03.12 <text:s/>Lisibilité 52</text:p>
      <text:p text:style-name="P1">#<text:span text:style-name="T33">o</text:span>s Springs Experts co<text:span text:style-name="T33">ntam</text:span></text:p>
      <text:p text:style-name="P1"><text:span text:style-name="T33">com a volta de chuvas</text:span> ab<text:span text:style-name="T33">u</text:span>ndantes#</text:p>
      <text:p text:style-name="P1"/>
      <text:p text:style-name="P1"><text:span text:style-name="T1"><text:s/></text:span>532: 10:50:37.05 10:50:40.06 <text:s/>Durée 00:00:03.01 <text:s/>Lisibilité 46</text:p>
      <text:p text:style-name="P1">#p<text:span text:style-name="T33">ara regenerar a</text:span> rede</text:p>
      <text:p text:style-name="P1">das nascentes da Flórida.#</text:p>
      <text:p text:style-name="P1"/>
      <text:p text:style-name="P1"><text:span text:style-name="T1"><text:s/></text:span>533: 10:50:41.20 10:50:43.20 <text:s/>Durée 00:00:02.00 <text:s/>Lisibilité 30</text:p>
      <text:p text:style-name="P1">#Durant<text:span text:style-name="T33">e o verão</text:span> subtropical,#</text:p>
      <text:p text:style-name="P1"/>
      <text:p text:style-name="P1"><text:span text:style-name="T1"><text:s/></text:span>534: 10:50:43.24 10:50:47.12 <text:s/>Durée 00:00:03.13 <text:s/>Lisibilité 53</text:p>
      <text:p text:style-name="P1">#quanti<text:span text:style-name="T33">dade</text:span>s d<text:span text:style-name="T33">e </text:span>águas diluvi<text:span text:style-name="T33">anas</text:span></text:p>
      <text:p text:style-name="P1"><text:span text:style-name="T33">devem cair na região</text:span>.#</text:p>
      <text:p text:style-name="P1"/>
      <text:p text:style-name="P1"><text:span text:style-name="T1"><text:s/></text:span>535: 10:50:49.15 10:50:51.10 <text:s/>Durée 00:00:01.20 <text:s/>Lisibilité 27</text:p>
      <text:p text:style-name="P1">#S<text:span text:style-name="T33">em essas precipitações</text:span>,#</text:p>
      <text:p text:style-name="P1"/>
      <text:p text:style-name="P1"><text:span text:style-name="T1"><text:s/></text:span>536: 10:50:51.14 10:50:54.20 <text:s/>Durée 00:00:03.06 <text:s/>Lisibilité 49</text:p>
      <text:p text:style-name="P1">#<text:span text:style-name="T33">a atividade</text:span> d<text:span text:style-name="T33">a</text:span> rede <text:span text:style-name="T33">hidrológica</text:span></text:p>
      <text:p text:style-name="P1"><text:span text:style-name="T33">pode minguar</text:span>#</text:p>
      <text:p text:style-name="P1"/>
      <text:p text:style-name="P1"><text:span text:style-name="T1"><text:s/></text:span>537: 10:50:55.00 10:50:56.24 <text:s/>Durée 00:00:01.24 <text:s/>Lisibilité 29</text:p>
      <text:p text:style-name="P1">#e <text:span text:style-name="T33">a</text:span>s nascentes, se <text:span text:style-name="T33">esgotar</text:span>,#</text:p>
      <text:p text:style-name="P1"/>
      <text:p text:style-name="P1"><text:span text:style-name="T1"><text:s/></text:span>538: 10:50:57.03 10:51:00.19 <text:s/>Durée 00:00:03.16 <text:s/>Lisibilité 55</text:p>
      <text:p text:style-name="P1">#<text:span text:style-name="T33">pondo em risco uma</text:span> faun<text:span text:style-name="T33">a</text:span></text:p>
      <text:p text:style-name="P1">e <text:span text:style-name="T33">uma</text:span> flor<text:span text:style-name="T33">a</text:span> <text:span text:style-name="T33">única</text:span>s.#</text:p>
      <text:p text:style-name="P1"/>
      <text:p text:style-name="P1"><text:span text:style-name="T1"><text:s/></text:span>539: 10:51:03.22 10:51:06.12 <text:s/>Durée 00:00:02.15 <text:s/>Lisibilité 39</text:p>
      <text:p text:style-name="P1">#As nascentes da Flórida</text:p>
      <text:p text:style-name="P1"><text:span text:style-name="T33">estão vulneráveis</text:span>.#</text:p>
      <text:p text:style-name="P1"><text:soft-page-break/></text:p>
      <text:p text:style-name="P1"><text:span text:style-name="T1"><text:s/></text:span>540: 10:51:08.01 10:51:10.22 <text:s/>Durée 00:00:02.21 <text:s/>Lisibilité 43</text:p>
      <text:p text:style-name="P46">#El<text:span text:style-name="T33">as ainda sustentam</text:span></text:p>
      <text:p text:style-name="P46"><text:span text:style-name="T33">uma natureza única</text:span>,#</text:p>
      <text:p text:style-name="P1"/>
      <text:p text:style-name="P1"><text:span text:style-name="T1"><text:s/></text:span>541: 10:51:11.01 10:51:13.08 <text:s/>Durée 00:00:02.07 <text:s/>Lisibilité 34</text:p>
      <text:p text:style-name="P1">#com<text:span text:style-name="T33">o essas florestas de ciprestes</text:span>#</text:p>
      <text:p text:style-name="P1"/>
      <text:p text:style-name="P1"><text:span text:style-name="T1"><text:s/></text:span>542: 10:51:13.13 10:51:16.05 <text:s/>Durée 00:00:02.17 <text:s/>Lisibilité 40</text:p>
      <text:p text:style-name="P1">#o<text:span text:style-name="T33">nde </text:span>a faun<text:span text:style-name="T33">a selvagem</text:span></text:p>
      <text:p text:style-name="P1"><text:span text:style-name="T33">tem um último refúgio</text:span>.#</text:p>
      <text:p text:style-name="P1"/>
      <text:p text:style-name="P1"><text:span text:style-name="T1"><text:s/></text:span>543: 10:51:46.06 10:51:48.08 <text:s/>Durée 00:00:02.02 <text:s/>Lisibilité 31</text:p>
      <text:p text:style-name="P46"><text:span text:style-name="T33">Adaptação</text:span>: <text:span text:style-name="T33">A. Gasparoni</text:span></text:p>
      <text:p text:style-name="P46"><text:span text:style-name="T33">Legendagem: </text:span>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styles>
    <draw:fill-image draw:name="Grade_25_20azul" draw:display-name="Grade%20azul" xlink:href="Pictures/100000000000011A000003C793B76448E6F2636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2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Texte_20_brut" style:display-name="Texte bru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032cm" fo:margin-right="2.03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Grade_25_20azul" draw:fill-image-width="7.5cm" draw:fill-image-height="1cm" style:repeat="repeat" draw:fill-image-ref-point-x="0%" draw:fill-image-ref-point-y="0%" draw:fill-image-ref-point="left" draw:tile-repeat-offset="0% vertical" style:footnote-max-height="0cm">
        <style:background-image xlink:href="Pictures/100000000000011A000003C793B76448E6F26366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</meta:initial-creator>
    <meta:creation-date>2018-11-27T13:37:00</meta:creation-date>
    <dc:date>2019-01-18T11:54:27.762000000</dc:date>
    <meta:editing-cycles>17</meta:editing-cycles>
    <meta:generator>LibreOffice/6.1.3.2$Windows_X86_64 LibreOffice_project/86daf60bf00efa86ad547e59e09d6bb77c699acb</meta:generator>
    <meta:editing-duration>PT1H40M36S</meta:editing-duration>
    <meta:document-statistic meta:table-count="0" meta:image-count="0" meta:object-count="0" meta:page-count="34" meta:paragraph-count="1452" meta:word-count="7452" meta:character-count="56451" meta:non-whitespace-character-count="48712"/>
  </office:meta>
</office:document-meta>
</file>